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0000001BF0000015688AC982191811C13.png" manifest:media-type="image/png"/>
  <manifest:file-entry manifest:full-path="Pictures/10000200000000B80000007221C355FF63B92F96.png" manifest:media-type="image/png"/>
  <manifest:file-entry manifest:full-path="Pictures/200000280000130E00000BD3CA657BAEDF9B9D0D.svm" manifest:media-type="image/x-svm"/>
  <manifest:file-entry manifest:full-path="Pictures/100002000000011000000055E97EE23F284372E9.png" manifest:media-type="image/png"/>
  <manifest:file-entry manifest:full-path="Pictures/2000002800001C18000008C421294F4615EBA7B4.svm" manifest:media-type="image/x-svm"/>
  <manifest:file-entry manifest:full-path="Pictures/10002E0A0000477D0000170D93C56517D5CCE6A8.wmf" manifest:media-type="image/x-wmf"/>
  <manifest:file-entry manifest:full-path="Pictures/2000008C00002E3A00002358129FA26E2FD7712C.svm" manifest:media-type="image/x-svm"/>
  <manifest:file-entry manifest:full-path="Pictures/1000000000000020000000204B249CA79A42C6D7.png" manifest:media-type="image/png"/>
  <manifest:file-entry manifest:full-path="Pictures/2000002900001A46000014CA2E6D2C93148024CC.svm" manifest:media-type="image/x-svm"/>
  <manifest:file-entry manifest:full-path="Pictures/10000201000002B4000000DF86D71581B4D1C90B.png" manifest:media-type="image/png"/>
  <manifest:file-entry manifest:full-path="Pictures/1000267000002A4300001FCEBCCEA3057A2D418D.wmf" manifest:media-type="image/x-wmf"/>
  <manifest:file-entry manifest:full-path="Pictures/100002000000013000000061C8C85B9E0FA208D2.png" manifest:media-type="image/png"/>
  <manifest:file-entry manifest:full-path="Pictures/2000007B000041590000243B9395FD30D1226A18.svm" manifest:media-type="image/x-svm"/>
  <manifest:file-entry manifest:full-path="Pictures/10000200000002780000015F42236D9D9024328E.png" manifest:media-type="image/png"/>
  <manifest:file-entry manifest:full-path="Pictures/2000003300001F67000009FC378202C847946528.svm" manifest:media-type="image/x-svm"/>
  <manifest:file-entry manifest:full-path="Pictures/200001A30000271300000BB7CD63F0DCCDA5FDCF.svm" manifest:media-type="image/x-svm"/>
  <manifest:file-entry manifest:full-path="Pictures/2000007900004125000039CDADF6439E5A45D7FF.svm" manifest:media-type="image/x-svm"/>
  <manifest:file-entry manifest:full-path="Pictures/10000201000001990000013482555C061F7371B7.png" manifest:media-type="image/png"/>
  <manifest:file-entry manifest:full-path="Pictures/100002010000019F000000E1FC0CAF076AA46AF3.png" manifest:media-type="image/png"/>
  <manifest:file-entry manifest:full-path="Pictures/100002010000019F000000E1807A79B0B2EBC47A.png" manifest:media-type="image/png"/>
  <manifest:file-entry manifest:full-path="Pictures/10000200000000FE000000C9B39BC8FD4C0E2495.png" manifest:media-type="image/png"/>
  <manifest:file-entry manifest:full-path="Pictures/100002000000017A0000007121739D6B4FEFA5C4.png" manifest:media-type="image/png"/>
  <manifest:file-entry manifest:full-path="Pictures/10000200000002760000022F6188B0C6C287EF55.png" manifest:media-type="image/png"/>
  <manifest:file-entry manifest:full-path="Pictures/2000003400003A82000029F603E0E4041804D2A8.svm" manifest:media-type="image/x-svm"/>
  <manifest:file-entry manifest:full-path="Pictures/10000200000002360000019619DC8005C0FFC3AF.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Arial2" svg:font-family="Arial"/>
    <style:font-face style:name="Courier1" svg:font-family="Courier"/>
    <style:font-face style:name="GillSans1" svg:font-family="GillSans"/>
    <style:font-face style:name="Helvetica1" svg:font-family="Helvetica"/>
    <style:font-face style:name="Arial4" svg:font-family="Arial" style:font-family-generic="swiss"/>
    <style:font-face style:name="Courier 10 Pitch1" svg:font-family="'Courier 10 Pitch'" style:font-pitch="fixed"/>
    <style:font-face style:name="MS PGothic1" svg:font-family="'MS PGothic'" style:font-family-generic="modern" style:font-pitch="fixed"/>
    <style:font-face style:name="+mn-cs" svg:font-family="+mn-cs" style:font-pitch="variable"/>
    <style:font-face style:name="Arial1" svg:font-family="Arial" style:font-pitch="variable"/>
    <style:font-face style:name="Courier" svg:font-family="Courier" style:font-pitch="variable"/>
    <style:font-face style:name="Courier 10 Pitch" svg:font-family="'Courier 10 Pitch'" style:font-pitch="variable"/>
    <style:font-face style:name="FreeSans1" svg:font-family="FreeSans" style:font-pitch="variable"/>
    <style:font-face style:name="GillSans" svg:font-family="GillSans" style:font-pitch="variable"/>
    <style:font-face style:name="Helvetica" svg:font-family="Helvetica" style:font-pitch="variable"/>
    <style:font-face style:name="Liberation Sans2" svg:font-family="'Liberation Sans'" style:font-pitch="variable"/>
    <style:font-face style:name="Wingdings" svg:font-family="Wingdings" style:font-pitch="variable"/>
    <style:font-face style:name="DejaVu Sans1" svg:font-family="'DejaVu Sans'" style:font-family-generic="modern" style:font-pitch="variable"/>
    <style:font-face style:name="Droid Sans Fallback1" svg:font-family="'Droid Sans Fallback'" style:font-family-generic="modern" style:font-pitch="variable"/>
    <style:font-face style:name="MS PGothic" svg:font-family="'MS PGothic'" style:font-family-generic="modern" style:font-pitch="variable"/>
    <style:font-face style:name="Arial3"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2" svg:font-family="Free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PGothic2" svg:font-family="'MS PGothic'"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transition-speed="fast" presentation:background-visible="true" presentation:background-objects-visible="true" presentation:display-footer="false" presentation:display-page-number="false" presentation:display-date-time="false" smil:subtype="fromRight" smil:direction="reverse"/>
    </style:style>
    <style:style style:name="dp6" style:family="drawing-page">
      <style:drawing-page-properties presentation:transition-speed="slow"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no-wrap"/>
    </style:style>
    <style:style style:name="gr2" style:family="graphic" style:parent-style-name="standard">
      <style:graphic-properties draw:stroke="none" svg:stroke-width="0.026cm" draw:stroke-linejoin="miter" draw:fill="none" draw:textarea-horizontal-align="center" draw:textarea-vertical-align="middle" draw:auto-grow-height="false" draw:fit-to-size="false" style:shrink-to-fit="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no-wrap"/>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056cm" fo:padding-right="0.056cm" fo:wrap-option="wrap"/>
    </style:style>
    <style:style style:name="gr5" style:family="graphic">
      <style:graphic-properties style:protect="size"/>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8" style:family="graphic" style:parent-style-name="standard">
      <style:graphic-properties draw:stroke="none" svg:stroke-width="0cm" draw:fill="none" draw:textarea-vertical-align="middle" draw:auto-grow-height="false" draw:fit-to-size="false" style:shrink-to-fit="false" fo:min-height="0cm" fo:min-width="0cm" fo:padding-top="0.131cm" fo:padding-bottom="0.131cm" fo:padding-left="0.263cm" fo:padding-right="0.263cm" fo:wrap-option="no-wrap"/>
    </style:style>
    <style:style style:name="gr9"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no-wrap"/>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2"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style>
    <style:style style:name="gr13"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232cm" fo:min-width="2.778cm" fo:padding-top="0.125cm" fo:padding-bottom="0.125cm" fo:padding-left="0.25cm" fo:padding-right="0.25cm" fo:wrap-option="no-wrap"/>
    </style:style>
    <style:style style:name="gr14"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867cm" fo:min-width="2.778cm" fo:padding-top="0.125cm" fo:padding-bottom="0.125cm" fo:padding-left="0.25cm" fo:padding-right="0.25cm" fo:wrap-option="no-wrap"/>
    </style:style>
    <style:style style:name="gr15" style:family="graphic" style:parent-style-name="standard">
      <style:graphic-properties draw:stroke="solid" svg:stroke-width="0.026cm" svg:stroke-color="#000000" draw:stroke-linejoin="miter" draw:fill="solid" draw:fill-color="#ccffff" draw:textarea-vertical-align="middle" draw:auto-grow-height="false" draw:fit-to-size="false" style:shrink-to-fit="false" fo:min-height="0cm" fo:min-width="0cm" fo:padding-top="0.125cm" fo:padding-bottom="0.125cm" fo:padding-left="0.25cm" fo:padding-right="0.25cm" fo:wrap-option="no-wrap"/>
    </style:style>
    <style:style style:name="gr16"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17"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867cm" fo:min-width="3.388cm" fo:padding-top="0.125cm" fo:padding-bottom="0.125cm" fo:padding-left="0.25cm" fo:padding-right="0.25cm" fo:wrap-option="no-wrap"/>
    </style:style>
    <style:style style:name="gr1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9" style:family="graphic" style:parent-style-name="standard">
      <style:graphic-properties draw:stroke="none" draw:fill="none" draw:fill-color="#ffffff" draw:textarea-horizontal-align="left" draw:textarea-vertical-align="top" draw:auto-grow-height="true" draw:auto-grow-width="false" fo:min-height="10.944cm" fo:padding-top="0.128cm" fo:padding-bottom="0.128cm" fo:padding-left="0.256cm" fo:padding-right="0.256cm"/>
    </style:style>
    <style:style style:name="gr20" style:family="graphic" style:parent-style-name="standard">
      <style:graphic-properties draw:stroke="solid" svg:stroke-width="0.026cm" svg:stroke-color="#000000" draw:fill="solid" draw:fill-color="#cccccc" draw:textarea-horizontal-align="center" draw:textarea-vertical-align="middle" fo:padding-top="0.013cm" fo:padding-bottom="0.013cm" fo:padding-left="0.013cm" fo:padding-right="0.013cm"/>
    </style:style>
    <style:style style:name="gr21" style:family="graphic" style:parent-style-name="standard">
      <style:graphic-properties draw:stroke="none" draw:fill="none" draw:fill-color="#ffffff" draw:textarea-horizontal-align="left" draw:textarea-vertical-align="top" draw:auto-grow-height="true" draw:auto-grow-width="false" fo:min-height="1.415cm" fo:padding-top="0.128cm" fo:padding-bottom="0.128cm" fo:padding-left="0.256cm" fo:padding-right="0.256cm"/>
    </style:style>
    <style:style style:name="gr22" style:family="graphic" style:parent-style-name="standard">
      <style:graphic-properties draw:stroke="none" draw:fill="none" draw:fill-color="#ffffff" draw:textarea-horizontal-align="left" draw:textarea-vertical-align="top" draw:auto-grow-height="true" draw:auto-grow-width="false" fo:min-height="0.708cm" fo:padding-top="0.128cm" fo:padding-bottom="0.128cm" fo:padding-left="0.256cm" fo:padding-right="0.256cm"/>
    </style:style>
    <style:style style:name="gr23" style:family="graphic" style:parent-style-name="standard">
      <style:graphic-properties draw:stroke="none" draw:fill="none" draw:fill-color="#ffffff" draw:textarea-horizontal-align="left" draw:textarea-vertical-align="top" draw:auto-grow-height="true" draw:auto-grow-width="false" fo:min-height="4.061cm" fo:padding-top="0.128cm" fo:padding-bottom="0.128cm" fo:padding-left="0.256cm" fo:padding-right="0.256cm"/>
    </style:style>
    <style:style style:name="gr24" style:family="graphic" style:parent-style-name="standard">
      <style:graphic-properties draw:stroke="none" draw:fill="none" draw:fill-color="#ffffff" draw:textarea-horizontal-align="left" draw:textarea-vertical-align="top" draw:auto-grow-height="true" draw:auto-grow-width="false" fo:min-height="4.02cm" fo:padding-top="0.128cm" fo:padding-bottom="0.128cm" fo:padding-left="0.256cm" fo:padding-right="0.256cm"/>
    </style:style>
    <style:style style:name="gr25" style:family="graphic" style:parent-style-name="standard">
      <style:graphic-properties draw:stroke="solid" svg:stroke-width="0.026cm" svg:stroke-color="#000000" draw:fill="solid" draw:fill-color="#ffffff" draw:textarea-horizontal-align="center" draw:textarea-vertical-align="middle" fo:padding-top="0.013cm" fo:padding-bottom="0.013cm" fo:padding-left="0.013cm" fo:padding-right="0.013cm"/>
    </style:style>
    <style:style style:name="gr26" style:family="graphic" style:parent-style-name="standard">
      <style:graphic-properties draw:stroke="none" draw:fill="none" draw:fill-color="#ffffff" draw:textarea-horizontal-align="center" draw:textarea-vertical-align="middle" draw:auto-grow-height="true" draw:auto-grow-width="false" fo:min-height="6.195cm" fo:padding-top="0cm" fo:padding-bottom="0cm" fo:padding-left="0cm" fo:padding-right="0cm"/>
    </style:style>
    <style:style style:name="gr27" style:family="graphic" style:parent-style-name="standard">
      <style:graphic-properties draw:stroke="none" draw:fill="none" draw:fill-color="#ffffff" draw:textarea-horizontal-align="left" draw:textarea-vertical-align="top" draw:auto-grow-height="true" draw:auto-grow-width="false" fo:min-height="0.927cm" fo:padding-top="0cm" fo:padding-bottom="0cm" fo:padding-left="0cm" fo:padding-right="0cm"/>
    </style:style>
    <style:style style:name="gr28" style:family="graphic" style:parent-style-name="standard">
      <style:graphic-properties draw:stroke="none" draw:fill="none" draw:fill-color="#ffffff" draw:textarea-horizontal-align="center" draw:textarea-vertical-align="middle" draw:auto-grow-height="true" draw:auto-grow-width="false" fo:min-height="4.127cm" fo:padding-top="0cm" fo:padding-bottom="0cm" fo:padding-left="0cm" fo:padding-right="0cm"/>
    </style:style>
    <style:style style:name="gr29" style:family="graphic" style:parent-style-name="standard">
      <style:graphic-properties draw:stroke="none" draw:fill="none" draw:fill-color="#ffffff" draw:textarea-horizontal-align="left" draw:textarea-vertical-align="top" draw:auto-grow-height="true" draw:auto-grow-width="false" fo:min-height="1.655cm" fo:padding-top="0cm" fo:padding-bottom="0cm" fo:padding-left="0cm" fo:padding-right="0cm"/>
    </style:style>
    <style:style style:name="gr30" style:family="graphic" style:parent-style-name="standard">
      <style:graphic-properties draw:stroke="none" draw:fill="none" draw:fill-color="#ffffff" draw:textarea-horizontal-align="center" draw:textarea-vertical-align="middle" draw:auto-grow-height="true" draw:auto-grow-width="false" fo:min-height="1.897cm" fo:padding-top="0cm" fo:padding-bottom="0cm" fo:padding-left="0cm" fo:padding-right="0cm"/>
    </style:style>
    <style:style style:name="gr31" style:family="graphic" style:parent-style-name="standard">
      <style:graphic-properties draw:stroke="none" draw:fill="none" draw:fill-color="#ffffff" draw:textarea-horizontal-align="left" draw:textarea-vertical-align="top" draw:auto-grow-height="true" draw:auto-grow-width="false" fo:min-height="1.161cm" fo:padding-top="0cm" fo:padding-bottom="0cm" fo:padding-left="0cm" fo:padding-right="0cm"/>
    </style:style>
    <style:style style:name="gr32" style:family="graphic" style:parent-style-name="standard">
      <style:graphic-properties draw:stroke="none" draw:fill="none" draw:fill-color="#ffffff" draw:textarea-horizontal-align="left" draw:textarea-vertical-align="top" draw:auto-grow-height="true" draw:auto-grow-width="false" fo:min-height="0.708cm" fo:padding-top="0cm" fo:padding-bottom="0cm" fo:padding-left="0cm" fo:padding-right="0cm"/>
    </style:style>
    <style:style style:name="gr33" style:family="graphic" style:parent-style-name="standard">
      <style:graphic-properties draw:stroke="none" draw:fill="none" draw:fill-color="#ffffff" draw:textarea-horizontal-align="left" draw:textarea-vertical-align="top" draw:auto-grow-height="true" draw:auto-grow-width="true" fo:min-height="0.949cm" fo:min-width="0.637cm" fo:padding-top="0cm" fo:padding-bottom="0cm" fo:padding-left="0cm" fo:padding-right="0cm"/>
    </style:style>
    <style:style style:name="gr34" style:family="graphic" style:parent-style-name="standard">
      <style:graphic-properties draw:stroke="none" draw:fill="none" draw:fill-color="#ffffff" draw:textarea-horizontal-align="left" draw:textarea-vertical-align="top" draw:auto-grow-height="true" draw:auto-grow-width="false" fo:min-height="1.267cm" fo:padding-top="0cm" fo:padding-bottom="0cm" fo:padding-left="0cm" fo:padding-right="0cm"/>
    </style:style>
    <style:style style:name="gr35" style:family="graphic" style:parent-style-name="standard">
      <style:graphic-properties draw:stroke="solid" svg:stroke-width="0.026cm" svg:stroke-color="#000000" draw:marker-end="Arrow" draw:marker-end-width="0.3cm" draw:marker-end-center="false" draw:fill="none" draw:fill-color="#ffffff" draw:textarea-horizontal-align="center" draw:textarea-vertical-align="middle" fo:padding-top="0.013cm" fo:padding-bottom="0.013cm" fo:padding-left="0.013cm" fo:padding-right="0.013cm"/>
    </style:style>
    <style:style style:name="gr36" style:family="graphic" style:parent-style-name="standard">
      <style:graphic-properties draw:stroke="none" draw:fill="none" draw:fill-color="#ffffff" draw:textarea-horizontal-align="left" draw:textarea-vertical-align="top" draw:auto-grow-height="true" draw:auto-grow-width="false" fo:min-height="3.536cm" fo:padding-top="0.128cm" fo:padding-bottom="0.128cm" fo:padding-left="0.256cm" fo:padding-right="0.256cm"/>
    </style:style>
    <style:style style:name="gr37" style:family="graphic" style:parent-style-name="standard">
      <style:graphic-properties draw:stroke="solid" svg:stroke-width="0.026cm" svg:stroke-color="#000000" draw:stroke-linejoin="miter" draw:fill="solid" draw:fill-color="#ffffff" draw:textarea-vertical-align="top" draw:auto-grow-height="false" draw:fit-to-size="false" style:shrink-to-fit="false" fo:min-height="0cm" fo:min-width="0cm" fo:padding-top="0.125cm" fo:padding-bottom="0.125cm" fo:padding-left="0.25cm" fo:padding-right="0.25cm" fo:wrap-option="no-wrap"/>
    </style:style>
    <style:style style:name="gr38"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39" style:family="graphic" style:parent-style-name="standard">
      <style:graphic-properties draw:stroke="solid" svg:stroke-width="0.026cm" svg:stroke-color="#000000" draw:marker-end="msArrowEnd_20_5"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40" style:family="graphic" style:parent-style-name="standard">
      <style:graphic-properties draw:stroke="solid" svg:stroke-width="0.026cm" svg:stroke-color="#000000" draw:stroke-linejoin="miter" draw:fill="solid" draw:fill-color="#1c1c1c" draw:textarea-vertical-align="top" draw:auto-grow-height="false" draw:fit-to-size="false" style:shrink-to-fit="false" fo:min-height="0cm" fo:min-width="0cm" fo:padding-top="0.125cm" fo:padding-bottom="0.125cm" fo:padding-left="0.25cm" fo:padding-right="0.25cm" fo:wrap-option="no-wrap"/>
    </style:style>
    <style:style style:name="gr41" style:family="graphic" style:parent-style-name="standard">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42" style:family="graphic" style:parent-style-name="standard">
      <style:graphic-properties draw:stroke="solid" svg:stroke-width="0.035cm" svg:stroke-color="#000000" draw:fill="solid" draw:fill-color="#ffffff" draw:textarea-vertical-align="middle" draw:auto-grow-height="false" draw:fit-to-size="false" style:shrink-to-fit="false" fo:min-height="0.739cm" fo:min-width="1.865cm" fo:padding-top="0.125cm" fo:padding-bottom="0.125cm" fo:padding-left="0.25cm" fo:padding-right="0.25cm" fo:wrap-option="wrap"/>
    </style:style>
    <style:style style:name="gr43" style:family="graphic" style:parent-style-name="standard">
      <style:graphic-properties draw:stroke="solid" svg:stroke-width="0.035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4"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5" style:family="graphic" style:parent-style-name="standard">
      <style:graphic-properties draw:stroke="solid" svg:stroke-width="0.035cm" svg:stroke-color="#000000" draw:marker-end="msArrowOpenEnd_20_5" draw:marker-end-width="0.315cm" draw:marker-end-center="false" draw:fill="none" draw:textarea-vertical-align="middle" draw:auto-grow-height="false" draw:fit-to-size="false" style:shrink-to-fit="false" fo:min-height="0.141cm" fo:min-width="2.333cm" fo:padding-top="0.125cm" fo:padding-bottom="0.125cm" fo:padding-left="0.25cm" fo:padding-right="0.25cm" fo:wrap-option="wrap"/>
    </style:style>
    <style:style style:name="gr46" style:family="graphic" style:parent-style-name="standard">
      <style:graphic-properties draw:stroke="solid" svg:stroke-width="0.026cm" svg:stroke-color="#000000" draw:fill="none" draw:textarea-horizontal-align="center" draw:textarea-vertical-align="top" draw:auto-grow-height="false" fo:padding-top="0.125cm" fo:padding-bottom="0.125cm" fo:padding-left="0.25cm" fo:padding-right="0.25cm" fo:wrap-option="wrap"/>
    </style:style>
    <style:style style:name="gr47" style:family="graphic" style:parent-style-name="standard">
      <style:graphic-properties draw:stroke="solid" svg:stroke-width="0.026cm" svg:stroke-color="#000000" draw:marker-start="msArrowEnd_20_5" draw:marker-start-width="0.21cm" draw:marker-start-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8"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1.478cm" fo:min-width="2.296cm" fo:padding-top="0.125cm" fo:padding-bottom="0.125cm" fo:padding-left="0.25cm" fo:padding-right="0.25cm" fo:wrap-option="no-wrap"/>
    </style:style>
    <style:style style:name="gr49"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1.168cm" fo:min-width="2.324cm" fo:padding-top="0.125cm" fo:padding-bottom="0.125cm" fo:padding-left="0.25cm" fo:padding-right="0.25cm" fo:wrap-option="no-wrap"/>
    </style:style>
    <style:style style:name="gr50"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1.172cm" fo:min-width="2.324cm" fo:padding-top="0.125cm" fo:padding-bottom="0.125cm" fo:padding-left="0.25cm" fo:padding-right="0.25cm" fo:wrap-option="no-wrap"/>
    </style:style>
    <style:style style:name="gr51" style:family="graphic" style:parent-style-name="standard">
      <style:graphic-properties draw:stroke="solid"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52" style:family="graphic" style:parent-style-name="standard">
      <style:graphic-properties draw:stroke="dash" draw:stroke-dash="Dashed_20__28_var_29__20_4"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53"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2.078cm" fo:min-width="16.01cm" fo:padding-top="0.125cm" fo:padding-bottom="0.125cm" fo:padding-left="0.25cm" fo:padding-right="0.25cm" fo:wrap-option="no-wrap"/>
    </style:style>
    <style:style style:name="gr54"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7.158cm" fo:min-width="16.01cm" fo:padding-top="0.125cm" fo:padding-bottom="0.125cm" fo:padding-left="0.25cm" fo:padding-right="0.25cm" fo:wrap-option="no-wrap"/>
    </style:style>
    <style:style style:name="gr55" style:family="graphic" style:parent-style-name="standard">
      <style:graphic-properties draw:stroke="solid" svg:stroke-width="0.026cm" svg:stroke-color="#000000" draw:stroke-linejoin="miter" draw:fill="solid" draw:fill-color="#b2b2b2" draw:textarea-vertical-align="middle" draw:auto-grow-height="false" draw:fit-to-size="false" style:shrink-to-fit="false" fo:min-height="3.493cm" fo:min-width="5.039cm" fo:padding-top="0.125cm" fo:padding-bottom="0.125cm" fo:padding-left="0.25cm" fo:padding-right="0.25cm" fo:wrap-option="no-wrap"/>
    </style:style>
    <style:style style:name="gr56" style:family="graphic" style:parent-style-name="standard">
      <style:graphic-properties draw:stroke="solid" svg:stroke-width="0.026cm" svg:stroke-color="#000000" draw:stroke-linejoin="miter" draw:fill="solid" draw:fill-color="#33cccc" draw:textarea-vertical-align="middle" draw:auto-grow-height="false" draw:fit-to-size="false" style:shrink-to-fit="false" fo:min-height="0.173cm" fo:min-width="0.135cm" fo:padding-top="0.125cm" fo:padding-bottom="0.125cm" fo:padding-left="0.25cm" fo:padding-right="0.25cm" fo:wrap-option="no-wrap"/>
    </style:style>
    <style:style style:name="gr57" style:family="graphic" style:parent-style-name="standard">
      <style:graphic-properties draw:stroke="solid" svg:stroke-width="0.026cm" svg:stroke-color="#000000" draw:stroke-linejoin="miter" draw:fill="solid" draw:fill-color="#33cccc" draw:textarea-vertical-align="middle" draw:auto-grow-height="false" draw:fit-to-size="false" style:shrink-to-fit="false" fo:min-height="0.385cm" fo:min-width="0.135cm" fo:padding-top="0.125cm" fo:padding-bottom="0.125cm" fo:padding-left="0.25cm" fo:padding-right="0.25cm" fo:wrap-option="no-wrap"/>
    </style:style>
    <style:style style:name="gr5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9" style:family="graphic" style:parent-style-name="standard">
      <style:graphic-properties draw:stroke="solid" svg:stroke-width="0.026cm" svg:stroke-color="#003366"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60" style:family="graphic" style:parent-style-name="standard">
      <style:graphic-properties draw:stroke="solid" svg:stroke-width="0.026cm" svg:stroke-color="#000000" draw:marker-end="msArrowOpenEnd_20_5" draw:marker-end-width="0.315cm" draw:marker-end-center="false" draw:stroke-linejoin="miter" draw:fill="none" draw:textarea-vertical-align="top" draw:auto-grow-height="false" fo:min-height="0cm" fo:min-width="0cm" fo:padding-top="0.125cm" fo:padding-bottom="0.125cm" fo:padding-left="0.25cm" fo:padding-right="0.25cm" fo:wrap-option="wrap"/>
    </style:style>
    <style:style style:name="gr61" style:family="graphic" style:parent-style-name="standard">
      <style:graphic-properties draw:stroke="none" svg:stroke-width="0.026cm" draw:stroke-linejoin="miter" draw:fill="solid" draw:fill-color="#99ccff" draw:textarea-vertical-align="middle" draw:auto-grow-height="false" draw:fit-to-size="false" style:shrink-to-fit="false" fo:min-height="0cm" fo:min-width="0cm" fo:padding-top="0.125cm" fo:padding-bottom="0.125cm" fo:padding-left="0.25cm" fo:padding-right="0.25cm" fo:wrap-option="no-wrap"/>
    </style:style>
    <style:style style:name="gr62" style:family="graphic" style:parent-style-name="standard">
      <style:graphic-properties draw:stroke="solid" svg:stroke-width="0.035cm" svg:stroke-color="#000000" draw:stroke-linejoin="round" draw:fill="solid" draw:fill-color="#99ccff" draw:textarea-vertical-align="top" draw:auto-grow-height="false" draw:fit-to-size="false" style:shrink-to-fit="false" fo:min-height="0cm" fo:min-width="0cm" fo:padding-top="0.125cm" fo:padding-bottom="0.125cm" fo:padding-left="0.25cm" fo:padding-right="0.25cm" fo:wrap-option="wrap"/>
    </style:style>
    <style:style style:name="gr63" style:family="graphic" style:parent-style-name="standard">
      <style:graphic-properties draw:stroke="solid" svg:stroke-width="0.035cm" svg:stroke-color="#000000" draw:stroke-linejoin="round" draw:fill="solid" draw:fill-color="#99ccff" draw:textarea-vertical-align="middle" draw:auto-grow-height="false" draw:fit-to-size="false" style:shrink-to-fit="false" fo:min-height="0cm" fo:min-width="0cm" fo:padding-top="0.125cm" fo:padding-bottom="0.125cm" fo:padding-left="0.25cm" fo:padding-right="0.25cm" fo:wrap-option="no-wrap"/>
    </style:style>
    <style:style style:name="gr64" style:family="graphic" style:parent-style-name="standard">
      <style:graphic-properties draw:stroke="none" svg:stroke-width="0.026cm"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style>
    <style:style style:name="gr65" style:family="graphic" style:parent-style-name="standard">
      <style:graphic-properties draw:stroke="solid" svg:stroke-width="0.035cm" svg:stroke-color="#000000" draw:stroke-linejoin="round" draw:fill="solid" draw:fill-color="#c0c0c0" draw:textarea-vertical-align="top" draw:auto-grow-height="false" draw:fit-to-size="false" style:shrink-to-fit="false" fo:min-height="0cm" fo:min-width="0cm" fo:padding-top="0.125cm" fo:padding-bottom="0.125cm" fo:padding-left="0.25cm" fo:padding-right="0.25cm" fo:wrap-option="wrap"/>
    </style:style>
    <style:style style:name="gr66" style:family="graphic" style:parent-style-name="standard">
      <style:graphic-properties draw:stroke="solid" svg:stroke-width="0.035cm" svg:stroke-color="#000000" draw:stroke-linejoin="miter" draw:fill="solid" draw:fill-color="#c0c0c0" draw:textarea-vertical-align="middle" draw:auto-grow-height="false" draw:fit-to-size="false" style:shrink-to-fit="false" fo:min-height="0cm" fo:min-width="0cm" fo:padding-top="0.125cm" fo:padding-bottom="0.125cm" fo:padding-left="0.25cm" fo:padding-right="0.25cm" fo:wrap-option="no-wrap"/>
    </style:style>
    <style:style style:name="gr67" style:family="graphic" style:parent-style-name="standard">
      <style:graphic-properties draw:stroke="solid" svg:stroke-width="0.035cm" svg:stroke-color="#000000" draw:stroke-linejoin="round" draw:fill="none" draw:textarea-vertical-align="top" draw:auto-grow-height="false" draw:fit-to-size="false" style:shrink-to-fit="false" fo:min-height="0cm" fo:min-width="0cm" fo:padding-top="0.125cm" fo:padding-bottom="0.125cm" fo:padding-left="0.25cm" fo:padding-right="0.25cm" fo:wrap-option="wrap"/>
    </style:style>
    <style:style style:name="gr68" style:family="graphic" style:parent-style-name="standard">
      <style:graphic-properties draw:stroke="solid" svg:stroke-width="0.035cm" svg:stroke-color="#000000" draw:stroke-linejoin="round" draw:fill="solid" draw:fill-color="#808080" draw:textarea-vertical-align="top" draw:auto-grow-height="false" draw:fit-to-size="false" style:shrink-to-fit="false" fo:min-height="0cm" fo:min-width="0cm" fo:padding-top="0.125cm" fo:padding-bottom="0.125cm" fo:padding-left="0.25cm" fo:padding-right="0.25cm" fo:wrap-option="wrap"/>
    </style:style>
    <style:style style:name="gr69" style:family="graphic" style:parent-style-name="standard">
      <style:graphic-properties draw:stroke="solid" svg:stroke-width="0.035cm" svg:stroke-color="#000000"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70" style:family="graphic" style:parent-style-name="standard">
      <style:graphic-properties draw:stroke="solid" svg:stroke-width="0.035cm" svg:stroke-color="#000000" draw:stroke-linejoin="round" draw:fill="solid" draw:fill-color="#c0c0c0" draw:textarea-vertical-align="middle" draw:auto-grow-height="false" draw:fit-to-size="false" style:shrink-to-fit="false" fo:min-height="0cm" fo:min-width="0cm" fo:padding-top="0.125cm" fo:padding-bottom="0.125cm" fo:padding-left="0.25cm" fo:padding-right="0.25cm" fo:wrap-option="no-wrap"/>
    </style:style>
    <style:style style:name="gr71" style:family="graphic" style:parent-style-name="standard">
      <style:graphic-properties draw:stroke="solid" svg:stroke-width="0.035cm" svg:stroke-color="#000000" draw:stroke-linejoin="round" draw:fill="solid" draw:fill-color="#808080" draw:textarea-vertical-align="middle" draw:auto-grow-height="false" draw:fit-to-size="false" style:shrink-to-fit="false" fo:min-height="0cm" fo:min-width="0cm" fo:padding-top="0.125cm" fo:padding-bottom="0.125cm" fo:padding-left="0.25cm" fo:padding-right="0.25cm" fo:wrap-option="no-wrap"/>
    </style:style>
    <style:style style:name="gr72" style:family="graphic" style:parent-style-name="standard">
      <style:graphic-properties draw:stroke="solid" svg:stroke-width="0.035cm" svg:stroke-color="#000000" draw:stroke-linejoin="round"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73" style:family="graphic" style:parent-style-name="standard">
      <style:graphic-properties draw:stroke="solid" svg:stroke-width="0.035cm" svg:stroke-color="#000000" draw:stroke-linejoin="miter" draw:fill="solid" draw:fill-color="#008000" draw:textarea-vertical-align="middle" draw:auto-grow-height="false" draw:fit-to-size="false" style:shrink-to-fit="false" fo:min-height="0cm" fo:min-width="0cm" fo:padding-top="0.125cm" fo:padding-bottom="0.125cm" fo:padding-left="0.25cm" fo:padding-right="0.25cm" fo:wrap-option="no-wrap"/>
    </style:style>
    <style:style style:name="gr74" style:family="graphic" style:parent-style-name="standard">
      <style:graphic-properties draw:stroke="solid" svg:stroke-width="0.071cm" svg:stroke-color="#000000" draw:marker-start="msArrowEnd_20_5" draw:marker-start-width="0.213cm" draw:marker-start-center="false" draw:stroke-linejoin="round" draw:fill="none" draw:textarea-horizontal-align="center" draw:textarea-vertical-align="top" draw:auto-grow-height="false" draw:fit-to-size="false" style:shrink-to-fit="false" fo:padding-top="0.125cm" fo:padding-bottom="0.125cm" fo:padding-left="0.25cm" fo:padding-right="0.25cm" fo:wrap-option="wrap"/>
    </style:style>
    <style:style style:name="gr75" style:family="graphic" style:parent-style-name="standard">
      <style:graphic-properties draw:stroke="none" svg:stroke-width="0cm" draw:fill="none" draw:textarea-vertical-align="top" draw:auto-grow-height="true" draw:fit-to-size="false" style:shrink-to-fit="false" fo:min-height="0cm" fo:min-width="0cm" fo:padding-top="0.13cm" fo:padding-bottom="0.13cm" fo:padding-left="0.25cm" fo:padding-right="0.25cm" fo:wrap-option="no-wrap"/>
    </style:style>
    <style:style style:name="gr76" style:family="graphic" style:parent-style-name="standard">
      <style:graphic-properties draw:stroke="none" svg:stroke-width="0cm" draw:fill="solid" draw:fill-color="#99ccff" draw:textarea-vertical-align="top" draw:auto-grow-height="true" draw:fit-to-size="false" style:shrink-to-fit="false" fo:min-height="0cm" fo:min-width="0cm" fo:padding-top="0.13cm" fo:padding-bottom="0.13cm" fo:padding-left="0.25cm" fo:padding-right="0.25cm" fo:wrap-option="no-wrap"/>
    </style:style>
    <style:style style:name="gr77" style:family="graphic" style:parent-style-name="standard">
      <style:graphic-properties draw:stroke="solid" svg:stroke-width="0.026cm" svg:stroke-color="#000000" draw:stroke-linejoin="miter" draw:fill="solid" draw:fill-color="#99ccff" draw:textarea-vertical-align="middle" draw:auto-grow-height="false" draw:fit-to-size="false" style:shrink-to-fit="false" fo:min-height="0cm" fo:min-width="0cm" fo:padding-top="0.125cm" fo:padding-bottom="0.125cm" fo:padding-left="0.25cm" fo:padding-right="0.25cm" fo:wrap-option="no-wrap"/>
    </style:style>
    <style:style style:name="gr78" style:family="graphic" style:parent-style-name="standard">
      <style:graphic-properties draw:stroke="solid" svg:stroke-width="0.026cm" svg:stroke-color="#000000" draw:stroke-linejoin="miter" draw:fill="solid" draw:fill-color="#99ccff" draw:textarea-vertical-align="middle" draw:auto-grow-height="false" draw:fit-to-size="false" style:shrink-to-fit="false" fo:min-height="0cm" fo:min-width="0cm" fo:padding-top="0.125cm" fo:padding-bottom="0.125cm" fo:padding-left="0.25cm" fo:padding-right="0.25cm" fo:wrap-option="no-wrap"/>
    </style:style>
    <style:style style:name="gr79" style:family="graphic" style:parent-style-name="standard">
      <style:graphic-properties draw:stroke="dash" draw:stroke-dash="Dashed_20__28_var_29__20_5" svg:stroke-width="0.053cm" svg:stroke-color="#000000" draw:marker-end="msArrowEnd_20_9" draw:marker-end-width="0.35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80" style:family="graphic" style:parent-style-name="standard">
      <style:graphic-properties draw:stroke="solid" svg:stroke-width="0.053cm" svg:stroke-color="#000000" draw:marker-end="msArrowEnd_20_9" draw:marker-end-width="0.35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81" style:family="graphic" style:parent-style-name="standard">
      <style:graphic-properties draw:stroke="solid" svg:stroke-width="0.035cm" svg:stroke-color="#ffffff" draw:stroke-linejoin="miter" draw:fill="none" draw:textarea-vertical-align="top" draw:auto-grow-height="false" draw:fit-to-size="false" style:shrink-to-fit="false" fo:min-height="12.656cm" fo:min-width="18.537cm" fo:padding-top="0.128cm" fo:padding-bottom="0.128cm" fo:padding-left="0.256cm" fo:padding-right="0.256cm" fo:wrap-option="wrap"/>
    </style:style>
    <style:style style:name="gr82" style:family="graphic" style:parent-style-name="standard">
      <style:graphic-properties draw:stroke="solid" svg:stroke-width="0.035cm" svg:stroke-color="#ffffff" draw:stroke-linejoin="miter" draw:fill="none" draw:textarea-vertical-align="top" draw:auto-grow-height="false" draw:fit-to-size="false" style:shrink-to-fit="false" fo:min-height="0cm" fo:min-width="0cm" fo:padding-top="0.128cm" fo:padding-bottom="0.128cm" fo:padding-left="0.256cm" fo:padding-right="0.256cm" fo:wrap-option="wrap"/>
    </style:style>
    <style:style style:name="gr83" style:family="graphic" style:parent-style-name="standard">
      <style:graphic-properties draw:stroke="solid" svg:stroke-width="0.035cm" svg:stroke-color="#000000" draw:stroke-linejoin="miter" draw:fill="solid" draw:fill-color="#cbcbcb" draw:textarea-vertical-align="middle" draw:auto-grow-height="false" draw:fit-to-size="false" style:shrink-to-fit="false" fo:min-height="0cm" fo:min-width="0cm" fo:padding-top="0.125cm" fo:padding-bottom="0.125cm" fo:padding-left="0.25cm" fo:padding-right="0.25cm" fo:wrap-option="no-wrap"/>
    </style:style>
    <style:style style:name="gr84" style:family="graphic" style:parent-style-name="standard">
      <style:graphic-properties draw:stroke="solid" svg:stroke-width="0.035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style>
    <style:style style:name="gr85" style:family="graphic" style:parent-style-name="standard">
      <style:graphic-properties draw:stroke="solid" svg:stroke-width="0.035cm" svg:stroke-color="#000000" draw:stroke-linejoin="miter" draw:fill="solid" draw:fill-color="#00e4a8" draw:textarea-vertical-align="middle" draw:auto-grow-height="false" draw:fit-to-size="false" style:shrink-to-fit="false" fo:min-height="0cm" fo:min-width="0cm" fo:padding-top="0.125cm" fo:padding-bottom="0.125cm" fo:padding-left="0.25cm" fo:padding-right="0.25cm" fo:wrap-option="no-wrap"/>
    </style:style>
    <style:style style:name="pr1" style:family="presentation" style:parent-style-name="Nur_20_Titel-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style:style>
    <style:style style:name="pr2" style:family="presentation" style:parent-style-name="Nur_20_Titel-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style:style>
    <style:style style:name="pr3" style:family="presentation" style:parent-style-name="Nur_20_Titel-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style>
    <style:style style:name="pr4" style:family="presentation" style:parent-style-name="Titel_20_und_20_Inhal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5" style:family="presentation" style:parent-style-name="Titel_20_und_20_Inhalt-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style:style>
    <style:style style:name="pr6" style:family="presentation" style:parent-style-name="Titel_20_und_20_Inhalt-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style:style>
    <style:style style:name="pr7" style:family="presentation" style:parent-style-name="Titel_20_und_20_Inhalt-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style>
    <style:style style:name="pr8" style:family="presentation" style:parent-style-name="Titel_20_und_20_Inhal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9" style:family="presentation" style:parent-style-name="Titel_20_und_20_Inhalt-notes">
      <style:graphic-properties draw:fill-color="#ffffff" fo:min-height="13.364cm"/>
    </style:style>
    <style:style style:name="pr10" style:family="presentation" style:parent-style-name="Titel_20_und_20_Inhalt-notes">
      <style:graphic-properties draw:fill-color="#ffffff" fo:min-height="12.792cm"/>
    </style:style>
    <style:style style:name="pr11" style:family="presentation" style:parent-style-name="Titel_20_und_20_Inhalt-title">
      <style:graphic-properties draw:stroke="none" svg:stroke-width="0cm" draw:fill="none" draw:textarea-vertical-align="middle" draw:auto-grow-height="false" draw:fit-to-size="false" style:shrink-to-fit="false" fo:min-height="3.181cm" fo:padding-top="0.128cm" fo:padding-bottom="0.128cm" fo:padding-left="0.256cm" fo:padding-right="0.256cm" fo:wrap-option="wrap"/>
    </style:style>
    <style:style style:name="pr12" style:family="presentation" style:parent-style-name="Titel_20_und_20_Inhalt-notes">
      <style:graphic-properties draw:stroke="none" svg:stroke-width="0cm" draw:stroke-linejoin="miter" draw:fill="none" draw:fill-color="#ffffff" draw:textarea-vertical-align="top" draw:auto-grow-height="false" draw:fit-to-size="false" style:shrink-to-fit="false" fo:min-height="12.793cm" fo:padding-top="0.127cm" fo:padding-bottom="0.127cm" fo:padding-left="0.254cm" fo:padding-right="0.254cm" fo:wrap-option="wrap"/>
    </style:style>
    <style:style style:name="P1" style:family="paragraph">
      <loext:graphic-properties draw:fill="none"/>
      <style:paragraph-properties fo:text-align="start" style:font-independent-line-spacing="true"/>
      <style:text-properties fo:font-size="24pt"/>
    </style:style>
    <style:style style:name="P2" style:family="paragraph">
      <style:paragraph-properties fo:margin-top="0.254cm" fo:margin-bottom="0cm" fo:line-height="90%" fo:text-align="center" style:punctuation-wrap="simple" style:writing-mode="lr-tb"/>
    </style:style>
    <style:style style:name="P3" style:family="paragraph">
      <style:paragraph-properties fo:margin-top="0.226cm" fo:margin-bottom="0cm" fo:line-height="90%" fo:text-align="center" style:punctuation-wrap="simple" style:writing-mode="lr-tb"/>
    </style:style>
    <style:style style:name="P4" style:family="paragraph">
      <style:paragraph-properties fo:margin-top="0.198cm" fo:margin-bottom="0cm" fo:line-height="90%" fo:text-align="center" style:punctuation-wrap="simple" style:writing-mode="lr-tb"/>
    </style:style>
    <style:style style:name="P5" style:family="paragraph">
      <style:paragraph-properties fo:margin-top="0.169cm" fo:margin-bottom="0cm" fo:line-height="90%" fo:text-align="center" style:punctuation-wrap="simple" style:writing-mode="lr-tb"/>
    </style:style>
    <style:style style:name="P6" style:family="paragraph">
      <loext:graphic-properties draw:fill="none"/>
      <style:paragraph-properties fo:text-align="center" style:font-independent-line-spacing="true"/>
      <style:text-properties fo:font-size="24pt"/>
    </style:style>
    <style:style style:name="P7" style:family="paragraph">
      <style:paragraph-properties fo:margin-top="0cm" fo:margin-bottom="0cm" fo:line-height="100%" fo:text-align="start" style:punctuation-wrap="simple"/>
      <style:text-properties fo:font-size="12pt" style:font-size-asian="14pt" style:font-size-complex="14pt"/>
    </style:style>
    <style:style style:name="P8" style:family="paragraph">
      <loext:graphic-properties draw:fill="none" draw:fill-color="#ffffff"/>
      <style:paragraph-properties fo:text-align="start" style:font-independent-line-spacing="true"/>
      <style:text-properties fo:font-size="12pt" style:font-size-asian="14pt" style:font-size-complex="14pt"/>
    </style:style>
    <style:style style:name="P9" style:family="paragraph">
      <loext:graphic-properties draw:fill="none"/>
      <style:paragraph-properties fo:text-align="start" style:font-independent-line-spacing="true"/>
      <style:text-properties fo:font-size="12pt"/>
    </style:style>
    <style:style style:name="P10" style:family="paragraph">
      <style:paragraph-properties fo:margin-top="0cm" fo:margin-bottom="0cm" fo:line-height="100%" fo:text-align="end" style:punctuation-wrap="simple" style:writing-mode="lr-tb"/>
    </style:style>
    <style:style style:name="P11" style:family="paragraph">
      <loext:graphic-properties draw:fill="none" draw:fill-color="#ffffff"/>
      <style:paragraph-properties fo:text-align="start" style:font-independent-line-spacing="true"/>
      <style:text-properties fo:font-size="18pt"/>
    </style:style>
    <style:style style:name="P12" style:family="paragraph">
      <style:paragraph-properties fo:margin-top="0cm" fo:margin-bottom="0cm" fo:line-height="100%" fo:text-align="start" style:punctuation-wrap="hanging" style:writing-mode="lr-tb"/>
    </style:style>
    <style:style style:name="P13" style:family="paragraph">
      <style:paragraph-properties fo:margin-left="0cm" fo:margin-right="0cm" fo:margin-top="0.226cm" fo:margin-bottom="0cm" fo:line-height="100%" fo:text-align="start" fo:text-indent="0cm" style:punctuation-wrap="hanging" style:writing-mode="lr-tb">
        <style:tab-stops>
          <style:tab-stop style:position="0.794cm"/>
        </style:tab-stops>
      </style:paragraph-properties>
    </style:style>
    <style:style style:name="P14" style:family="paragraph">
      <style:paragraph-properties fo:margin-left="0.794cm" fo:margin-right="0cm" fo:margin-top="0cm" fo:margin-bottom="0cm" fo:line-height="100%" fo:text-align="start" fo:text-indent="-0.793cm" style:punctuation-wrap="hanging" style:writing-mode="lr-tb">
        <style:tab-stops>
          <style:tab-stop style:position="0cm"/>
        </style:tab-stops>
      </style:paragraph-properties>
    </style:style>
    <style:style style:name="P15" style:family="paragraph">
      <style:paragraph-properties fo:margin-left="0cm" fo:margin-right="0cm" fo:margin-top="0cm" fo:margin-bottom="0cm" fo:line-height="100%" fo:text-align="start" fo:text-indent="0cm" style:punctuation-wrap="hanging" style:writing-mode="lr-tb"/>
    </style:style>
    <style:style style:name="P16" style:family="paragraph">
      <style:paragraph-properties fo:margin-left="0cm" fo:margin-right="0cm" fo:margin-top="0.339cm" fo:margin-bottom="0cm" fo:line-height="100%" fo:text-align="start" fo:text-indent="0cm" style:punctuation-wrap="hanging" style:writing-mode="lr-tb"/>
    </style:style>
    <style:style style:name="P17" style:family="paragraph">
      <style:paragraph-properties fo:margin-left="1.27cm" fo:margin-right="0cm" fo:margin-top="0.339cm" fo:margin-bottom="0cm" fo:line-height="100%" fo:text-align="start" fo:text-indent="-1.269cm" style:punctuation-wrap="hanging" style:writing-mode="lr-tb">
        <style:tab-stops>
          <style:tab-stop style:position="0cm"/>
        </style:tab-stops>
      </style:paragraph-properties>
    </style:style>
    <style:style style:name="P18" style:family="paragraph">
      <style:paragraph-properties fo:margin-left="0cm" fo:margin-right="0cm" fo:margin-top="0.339cm" fo:margin-bottom="0cm" fo:line-height="100%" fo:text-align="start" fo:text-indent="0cm" style:punctuation-wrap="hanging" style:writing-mode="lr-tb">
        <style:tab-stops>
          <style:tab-stop style:position="0cm"/>
        </style:tab-stops>
      </style:paragraph-properties>
    </style:style>
    <style:style style:name="P19" style:family="paragraph">
      <style:paragraph-properties fo:margin-left="0cm" fo:margin-right="0cm" fo:margin-top="0.282cm" fo:margin-bottom="0cm" fo:line-height="100%" fo:text-align="start" fo:text-indent="0cm" style:punctuation-wrap="hanging" style:writing-mode="lr-tb">
        <style:tab-stops>
          <style:tab-stop style:position="0cm"/>
        </style:tab-stops>
      </style:paragraph-properties>
    </style:style>
    <style:style style:name="P20" style:family="paragraph">
      <style:paragraph-properties fo:margin-left="0cm" fo:margin-right="0cm" fo:margin-top="0.395cm" fo:margin-bottom="0cm" fo:line-height="100%" fo:text-align="start" fo:text-indent="0cm" style:punctuation-wrap="hanging" style:writing-mode="lr-tb"/>
    </style:style>
    <style:style style:name="P21" style:family="paragraph">
      <loext:graphic-properties draw:fill-color="#ffffff"/>
    </style:style>
    <style:style style:name="P22" style:family="paragraph">
      <style:paragraph-properties fo:margin-left="0cm" fo:margin-right="0cm" fo:margin-top="0.169cm" fo:margin-bottom="0cm" fo:line-height="100%" fo:text-align="start" fo:text-indent="0cm" style:punctuation-wrap="hanging" style:writing-mode="lr-tb"/>
    </style:style>
    <style:style style:name="P23" style:family="paragraph">
      <loext:graphic-properties draw:fill="none"/>
      <style:paragraph-properties fo:text-align="start" style:font-independent-line-spacing="true"/>
      <style:text-properties fo:font-size="22pt" style:font-size-asian="22pt" style:font-size-complex="22pt"/>
    </style:style>
    <style:style style:name="P24" style:family="paragraph">
      <loext:graphic-properties draw:fill="none"/>
      <style:paragraph-properties fo:text-align="center"/>
    </style:style>
    <style:style style:name="P25" style:family="paragraph">
      <style:paragraph-properties fo:margin-left="0cm" fo:margin-right="0cm" fo:margin-top="0.282cm" fo:margin-bottom="0cm" fo:line-height="100%" fo:text-align="start" fo:text-indent="0cm" style:punctuation-wrap="hanging" style:writing-mode="lr-tb"/>
    </style:style>
    <style:style style:name="P26" style:family="paragraph">
      <style:paragraph-properties fo:margin-left="0cm" fo:margin-right="0cm" fo:margin-top="0.254cm" fo:margin-bottom="0cm" fo:line-height="100%" fo:text-align="start" fo:text-indent="0cm" style:punctuation-wrap="hanging" style:writing-mode="lr-tb"/>
    </style:style>
    <style:style style:name="P27" style:family="paragraph">
      <style:paragraph-properties fo:margin-left="0cm" fo:margin-right="0cm" fo:margin-top="0.141cm" fo:margin-bottom="0cm" fo:line-height="100%" fo:text-align="start" fo:text-indent="0cm" style:punctuation-wrap="hanging" style:writing-mode="lr-tb"/>
    </style:style>
    <style:style style:name="P28" style:family="paragraph">
      <loext:graphic-properties draw:fill="solid" draw:fill-color="#dae4ff"/>
      <style:paragraph-properties fo:text-align="start" style:font-independent-line-spacing="true"/>
      <style:text-properties fo:font-size="24pt"/>
    </style:style>
    <style:style style:name="P29" style:family="paragraph">
      <style:paragraph-properties fo:margin-top="0cm" fo:margin-bottom="0cm" fo:line-height="100%" fo:text-align="center" style:punctuation-wrap="hanging" style:writing-mode="lr-tb"/>
    </style:style>
    <style:style style:name="P30"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24pt"/>
    </style:style>
    <style:style style:name="P31" style:family="paragraph">
      <loext:graphic-properties draw:fill="solid" draw:fill-color="#ccffff"/>
      <style:paragraph-properties fo:text-align="start" style:font-independent-line-spacing="true"/>
      <style:text-properties fo:font-size="24pt"/>
    </style:style>
    <style:style style:name="P32" style:family="paragraph">
      <loext:graphic-properties draw:fill="solid" draw:fill-color="#ffffff"/>
      <style:paragraph-properties fo:text-align="start" style:font-independent-line-spacing="true"/>
      <style:text-properties fo:font-size="24pt"/>
    </style:style>
    <style:style style:name="P33"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14pt" style:font-size-asian="14pt" style:font-size-complex="14pt"/>
    </style:style>
    <style:style style:name="P34" style:family="paragraph">
      <style:paragraph-properties fo:margin-left="0.33cm" fo:margin-right="0cm" fo:line-height="88%" fo:text-indent="-0.33cm"/>
    </style:style>
    <style:style style:name="P35" style:family="paragraph">
      <style:paragraph-properties fo:margin-left="0.33cm" fo:margin-right="0cm" fo:line-height="100%" fo:text-indent="-0.33cm"/>
    </style:style>
    <style:style style:name="P36" style:family="paragraph">
      <loext:graphic-properties draw:fill="none" draw:fill-color="#ffffff"/>
      <style:paragraph-properties fo:margin-left="0.33cm" fo:margin-right="0cm" fo:line-height="88%" fo:text-indent="-0.33cm"/>
      <style:text-properties fo:font-size="18pt"/>
    </style:style>
    <style:style style:name="P37" style:family="paragraph">
      <loext:graphic-properties draw:fill="solid" draw:fill-color="#cccccc"/>
      <style:paragraph-properties fo:text-align="center"/>
      <style:text-properties fo:font-size="24pt"/>
    </style:style>
    <style:style style:name="P38" style:family="paragraph">
      <style:paragraph-properties fo:margin-left="0.33cm" fo:margin-right="0cm" fo:line-height="93%" fo:text-indent="-0.33cm"/>
    </style:style>
    <style:style style:name="P39" style:family="paragraph">
      <loext:graphic-properties draw:fill="none" draw:fill-color="#ffffff"/>
      <style:paragraph-properties fo:margin-left="0.33cm" fo:margin-right="0cm" fo:line-height="93%" fo:text-indent="-0.33cm"/>
      <style:text-properties fo:font-size="14pt" style:font-size-asian="14pt" style:font-size-complex="14pt"/>
    </style:style>
    <style:style style:name="P40" style:family="paragraph">
      <loext:graphic-properties draw:fill="none" draw:fill-color="#ffffff"/>
      <style:text-properties fo:font-size="14pt" style:font-size-asian="14pt" style:font-size-complex="14pt"/>
    </style:style>
    <style:style style:name="P41" style:family="paragraph">
      <loext:graphic-properties draw:fill="solid" draw:fill-color="#ffffff"/>
      <style:paragraph-properties fo:text-align="center"/>
      <style:text-properties fo:font-size="24pt"/>
    </style:style>
    <style:style style:name="P42" style:family="paragraph">
      <style:paragraph-properties fo:margin-left="0cm" fo:margin-right="0cm" fo:line-height="88%" fo:text-indent="0cm"/>
    </style:style>
    <style:style style:name="P43" style:family="paragraph">
      <style:paragraph-properties fo:margin-left="0cm" fo:margin-right="0cm" fo:line-height="100%" fo:text-indent="0cm"/>
    </style:style>
    <style:style style:name="P44" style:family="paragraph">
      <loext:graphic-properties draw:fill="none" draw:fill-color="#ffffff"/>
      <style:paragraph-properties fo:margin-left="0cm" fo:margin-right="0cm" fo:line-height="88%" fo:text-indent="0cm"/>
      <style:text-properties fo:font-size="13pt" style:font-size-asian="13pt" style:font-size-complex="13pt"/>
    </style:style>
    <style:style style:name="P45" style:family="paragraph">
      <style:paragraph-properties fo:margin-left="0cm" fo:margin-right="0cm" fo:line-height="93%" fo:text-indent="0cm"/>
    </style:style>
    <style:style style:name="P46" style:family="paragraph">
      <loext:graphic-properties draw:fill="none" draw:fill-color="#ffffff"/>
      <style:paragraph-properties fo:margin-left="0cm" fo:margin-right="0cm" fo:line-height="93%" fo:text-indent="0cm"/>
      <style:text-properties fo:font-size="14pt" style:font-size-asian="14pt" style:font-size-complex="14pt"/>
    </style:style>
    <style:style style:name="P47" style:family="paragraph">
      <style:paragraph-properties fo:margin-left="0.586cm" fo:margin-right="0cm" fo:line-height="88%" fo:text-indent="-0.586cm"/>
    </style:style>
    <style:style style:name="P48" style:family="paragraph">
      <style:paragraph-properties fo:margin-left="0.586cm" fo:margin-right="0cm" fo:line-height="100%" fo:text-indent="-0.586cm"/>
    </style:style>
    <style:style style:name="P49" style:family="paragraph">
      <loext:graphic-properties draw:fill="none" draw:fill-color="#ffffff"/>
      <style:paragraph-properties fo:margin-left="0.586cm" fo:margin-right="0cm" fo:line-height="88%" fo:text-indent="-0.586cm"/>
      <style:text-properties fo:font-size="13pt" style:font-size-asian="13pt" style:font-size-complex="13pt"/>
    </style:style>
    <style:style style:name="P50" style:family="paragraph">
      <style:paragraph-properties fo:margin-left="0.586cm" fo:margin-right="0cm" fo:line-height="93%" fo:text-indent="-0.586cm"/>
    </style:style>
    <style:style style:name="P51" style:family="paragraph">
      <loext:graphic-properties draw:fill="none" draw:fill-color="#ffffff"/>
      <style:paragraph-properties fo:margin-left="0.586cm" fo:margin-right="0cm" fo:line-height="93%" fo:text-indent="-0.586cm"/>
      <style:text-properties fo:font-size="14pt" style:font-size-asian="14pt" style:font-size-complex="14pt"/>
    </style:style>
    <style:style style:name="P52" style:family="paragraph">
      <loext:graphic-properties draw:fill="none" draw:fill-color="#ffffff"/>
      <style:paragraph-properties fo:margin-left="0cm" fo:margin-right="0cm" fo:line-height="93%" fo:text-indent="0cm"/>
      <style:text-properties fo:font-size="18pt"/>
    </style:style>
    <style:style style:name="P53" style:family="paragraph">
      <loext:graphic-properties draw:fill="none" draw:fill-color="#ffffff"/>
      <style:paragraph-properties fo:margin-left="0cm" fo:margin-right="0cm" fo:line-height="93%" fo:text-indent="0cm"/>
      <style:text-properties fo:font-size="13pt" style:font-size-asian="13pt" style:font-size-complex="13pt"/>
    </style:style>
    <style:style style:name="P54" style:family="paragraph">
      <loext:graphic-properties draw:fill="none" draw:fill-color="#ffffff"/>
      <style:paragraph-properties fo:text-align="center"/>
      <style:text-properties fo:font-size="24pt"/>
    </style:style>
    <style:style style:name="P55" style:family="paragraph">
      <loext:graphic-properties draw:fill="none"/>
      <style:paragraph-properties fo:text-align="start" style:font-independent-line-spacing="true"/>
      <style:text-properties fo:font-size="16pt" style:font-size-asian="16pt" style:font-size-complex="16pt"/>
    </style:style>
    <style:style style:name="P56" style:family="paragraph">
      <style:paragraph-properties fo:margin-left="0cm" fo:margin-right="0cm" fo:margin-top="0.423cm" fo:margin-bottom="0cm" fo:line-height="100%" fo:text-align="start" fo:text-indent="0cm" style:punctuation-wrap="hanging" style:writing-mode="lr-tb"/>
    </style:style>
    <style:style style:name="P57" style:family="paragraph">
      <style:paragraph-properties fo:margin-left="0.953cm" fo:margin-right="0cm" fo:margin-top="0.099cm" fo:margin-bottom="0cm" fo:line-height="100%" fo:text-align="start" fo:text-indent="-0.952cm" style:punctuation-wrap="hanging" style:writing-mode="lr-tb">
        <style:tab-stops>
          <style:tab-stop style:position="0cm"/>
        </style:tab-stops>
      </style:paragraph-properties>
    </style:style>
    <style:style style:name="P58" style:family="paragraph">
      <style:paragraph-properties fo:margin-top="0cm" fo:margin-bottom="0cm" fo:line-height="100%" fo:text-align="center" style:punctuation-wrap="simple" style:writing-mode="lr-tb"/>
    </style:style>
    <style:style style:name="P59" style:family="paragraph">
      <loext:graphic-properties draw:fill="solid" draw:fill-color="#1c1c1c"/>
      <style:paragraph-properties fo:text-align="start" style:font-independent-line-spacing="true"/>
      <style:text-properties fo:font-size="24pt"/>
    </style:style>
    <style:style style:name="P60" style:family="paragraph">
      <style:paragraph-properties fo:margin-left="0cm" fo:margin-right="0cm" fo:margin-top="0.381cm" fo:margin-bottom="0cm" fo:line-height="90%" fo:text-align="start" fo:text-indent="0cm" style:punctuation-wrap="hanging" style:writing-mode="lr-tb"/>
    </style:style>
    <style:style style:name="P61" style:family="paragraph">
      <style:paragraph-properties fo:margin-left="0cm" fo:margin-right="0cm" fo:margin-top="0.318cm" fo:margin-bottom="0cm" fo:line-height="90%" fo:text-align="start" fo:text-indent="0cm" style:punctuation-wrap="hanging" style:writing-mode="lr-tb"/>
    </style:style>
    <style:style style:name="P62" style:family="paragraph">
      <style:paragraph-properties fo:margin-left="0cm" fo:margin-right="0cm" fo:margin-top="0.286cm" fo:margin-bottom="0cm" fo:line-height="90%" fo:text-align="start" fo:text-indent="0cm" style:punctuation-wrap="hanging" style:writing-mode="lr-tb"/>
    </style:style>
    <style:style style:name="P63" style:family="paragraph">
      <style:paragraph-properties fo:margin-left="0cm" fo:margin-right="0cm" fo:text-indent="0cm"/>
    </style:style>
    <style:style style:name="P64" style:family="paragraph">
      <style:paragraph-properties fo:margin-left="0.953cm" fo:margin-right="0cm" fo:margin-top="0.099cm" fo:margin-bottom="0cm" fo:line-height="80%" fo:text-align="start" fo:text-indent="-0.952cm" style:punctuation-wrap="hanging" style:writing-mode="lr-tb">
        <style:tab-stops>
          <style:tab-stop style:position="0cm"/>
        </style:tab-stops>
      </style:paragraph-properties>
    </style:style>
    <style:style style:name="P65" style:family="paragraph">
      <style:paragraph-properties fo:margin-left="0.953cm" fo:margin-right="0cm" fo:margin-top="0.099cm" fo:margin-bottom="0cm" fo:line-height="80%" fo:text-indent="-0.952cm" style:punctuation-wrap="hanging">
        <style:tab-stops>
          <style:tab-stop style:position="0cm"/>
        </style:tab-stops>
      </style:paragraph-properties>
    </style:style>
    <style:style style:name="P66" style:family="paragraph">
      <style:paragraph-properties fo:margin-left="0cm" fo:margin-right="0cm" fo:text-indent="0cm">
        <style:tab-stops>
          <style:tab-stop style:position="0cm"/>
        </style:tab-stops>
      </style:paragraph-properties>
    </style:style>
    <style:style style:name="P67" style:family="paragraph">
      <style:paragraph-properties fo:margin-left="0cm" fo:margin-right="0cm" fo:margin-top="0.141cm" fo:margin-bottom="0cm" fo:line-height="90%" fo:text-indent="0cm" style:punctuation-wrap="hanging"/>
    </style:style>
    <style:style style:name="P68" style:family="paragraph">
      <style:paragraph-properties fo:margin-left="0cm" fo:margin-right="0cm" fo:margin-top="0.141cm" fo:margin-bottom="0cm" fo:line-height="90%" fo:text-align="start" fo:text-indent="0cm" style:punctuation-wrap="hanging" style:writing-mode="lr-tb"/>
    </style:style>
    <style:style style:name="P69" style:family="paragraph">
      <loext:graphic-properties draw:fill="none"/>
      <style:paragraph-properties fo:text-align="start" style:font-independent-line-spacing="true"/>
      <style:text-properties fo:font-size="18pt" style:font-size-asian="18pt" style:font-size-complex="18pt"/>
    </style:style>
    <style:style style:name="P70" style:family="paragraph">
      <loext:graphic-properties draw:fill="solid" draw:fill-color="#ffffff"/>
      <style:paragraph-properties fo:margin-top="0cm" fo:margin-bottom="0cm" fo:line-height="100%" fo:text-align="start" style:punctuation-wrap="hanging" style:writing-mode="lr-tb" style:font-independent-line-spacing="true"/>
      <style:text-properties fo:font-size="24pt"/>
    </style:style>
    <style:style style:name="P71" style:family="paragraph">
      <style:paragraph-properties fo:margin-top="0cm" fo:margin-bottom="0cm" fo:line-height="100%" fo:text-align="center" style:writing-mode="lr-tb"/>
    </style:style>
    <style:style style:name="P72" style:family="paragraph">
      <loext:graphic-properties draw:fill="solid" draw:fill-color="#ffffff"/>
      <style:paragraph-properties fo:margin-top="0cm" fo:margin-bottom="0cm" fo:line-height="100%" fo:text-align="center" style:writing-mode="lr-tb" style:font-independent-line-spacing="true"/>
      <style:text-properties fo:font-size="9pt" style:font-size-asian="9pt" style:font-size-complex="9pt"/>
    </style:style>
    <style:style style:name="P73" style:family="paragraph">
      <loext:graphic-properties draw:fill="solid" draw:fill-color="#ffffff"/>
      <style:paragraph-properties fo:margin-top="0cm" fo:margin-bottom="0cm" fo:line-height="100%" fo:text-align="center" style:writing-mode="lr-tb" style:font-independent-line-spacing="true"/>
      <style:text-properties fo:font-size="24pt"/>
    </style:style>
    <style:style style:name="P74" style:family="paragraph">
      <loext:graphic-properties draw:fill="none"/>
      <style:paragraph-properties fo:text-align="start"/>
      <style:text-properties fo:font-size="18pt"/>
    </style:style>
    <style:style style:name="P75" style:family="paragraph">
      <loext:graphic-properties draw:fill="solid" draw:fill-color="#ffffff"/>
      <style:paragraph-properties fo:margin-top="0cm" fo:margin-bottom="0cm" fo:line-height="100%" fo:text-align="center" style:punctuation-wrap="simple" style:writing-mode="lr-tb" style:font-independent-line-spacing="true"/>
      <style:text-properties fo:font-size="18pt" style:font-size-asian="18pt" style:font-size-complex="18pt"/>
    </style:style>
    <style:style style:name="P76" style:family="paragraph">
      <loext:graphic-properties draw:fill="solid" draw:fill-color="#ffffff"/>
      <style:paragraph-properties fo:margin-top="0cm" fo:margin-bottom="0cm" fo:line-height="100%" fo:text-align="center" style:punctuation-wrap="simple" style:writing-mode="lr-tb" style:font-independent-line-spacing="true"/>
      <style:text-properties fo:font-size="20pt" style:font-size-asian="20pt" style:font-size-complex="20pt"/>
    </style:style>
    <style:style style:name="P77" style:family="paragraph">
      <loext:graphic-properties draw:fill="none"/>
      <style:paragraph-properties fo:margin-top="0cm" fo:margin-bottom="0cm" fo:line-height="100%" fo:text-align="start" style:punctuation-wrap="hanging" style:writing-mode="lr-tb" style:font-independent-line-spacing="true"/>
      <style:text-properties fo:font-size="24pt"/>
    </style:style>
    <style:style style:name="P78" style:family="paragraph">
      <style:paragraph-properties fo:margin-top="0.113cm" fo:margin-bottom="0cm" fo:line-height="100%" fo:text-align="start" style:punctuation-wrap="hanging" style:writing-mode="lr-tb"/>
    </style:style>
    <style:style style:name="P79" style:family="paragraph">
      <loext:graphic-properties draw:fill="none"/>
      <style:paragraph-properties fo:margin-top="0.113cm" fo:margin-bottom="0cm" fo:line-height="100%" fo:text-align="start" style:punctuation-wrap="hanging" style:writing-mode="lr-tb" style:font-independent-line-spacing="true"/>
      <style:text-properties fo:font-size="24pt"/>
    </style:style>
    <style:style style:name="P80" style:family="paragraph">
      <style:paragraph-properties fo:margin-top="0cm" fo:margin-bottom="0cm" fo:line-height="100%" fo:text-align="start" style:punctuation-wrap="simple" style:writing-mode="lr-tb"/>
    </style:style>
    <style:style style:name="P81" style:family="paragraph">
      <style:paragraph-properties fo:margin-left="0cm" fo:margin-right="0cm" fo:margin-top="0.296cm" fo:margin-bottom="0cm" fo:line-height="100%" fo:text-align="start" fo:text-indent="0cm" style:punctuation-wrap="hanging" style:writing-mode="lr-tb"/>
    </style:style>
    <style:style style:name="P82" style:family="paragraph">
      <style:paragraph-properties fo:margin-left="0cm" fo:margin-right="0cm" fo:margin-top="0.247cm" fo:margin-bottom="0cm" fo:line-height="100%" fo:text-align="start" fo:text-indent="0cm" style:punctuation-wrap="hanging" style:writing-mode="lr-tb"/>
    </style:style>
    <style:style style:name="P83" style:family="paragraph">
      <loext:graphic-properties draw:fill="solid" draw:fill-color="#dae4ff"/>
      <style:paragraph-properties fo:margin-top="0cm" fo:margin-bottom="0cm" fo:line-height="100%" fo:text-align="center" style:punctuation-wrap="hanging" style:writing-mode="lr-tb" style:font-independent-line-spacing="true"/>
      <style:text-properties fo:font-size="24pt"/>
    </style:style>
    <style:style style:name="P84" style:family="paragraph">
      <loext:graphic-properties draw:fill="solid" draw:fill-color="#b2b2b2"/>
      <style:paragraph-properties fo:text-align="start" style:font-independent-line-spacing="true"/>
      <style:text-properties fo:font-size="24pt"/>
    </style:style>
    <style:style style:name="P85" style:family="paragraph">
      <loext:graphic-properties draw:fill="none"/>
      <style:paragraph-properties fo:margin-top="0cm" fo:margin-bottom="0cm" fo:line-height="100%" fo:text-align="center" style:punctuation-wrap="hanging" style:writing-mode="lr-tb" style:font-independent-line-spacing="true"/>
      <style:text-properties fo:font-size="24pt"/>
    </style:style>
    <style:style style:name="P86" style:family="paragraph">
      <loext:graphic-properties draw:fill="solid" draw:fill-color="#33cccc"/>
      <style:paragraph-properties fo:text-align="start" style:font-independent-line-spacing="true"/>
      <style:text-properties fo:font-size="24pt"/>
    </style:style>
    <style:style style:name="P87" style:family="paragraph">
      <style:paragraph-properties fo:margin-left="0cm" fo:margin-right="0cm" fo:margin-top="0.445cm" fo:margin-bottom="0cm" fo:line-height="100%" fo:text-align="start" fo:text-indent="0cm" style:punctuation-wrap="hanging" style:writing-mode="lr-tb"/>
    </style:style>
    <style:style style:name="P88" style:family="paragraph">
      <style:paragraph-properties fo:margin-left="0cm" fo:margin-right="0cm" fo:margin-top="0.318cm" fo:margin-bottom="0cm" fo:line-height="100%" fo:text-align="start" fo:text-indent="0cm" style:punctuation-wrap="hanging" style:writing-mode="lr-tb"/>
    </style:style>
    <style:style style:name="P89" style:family="paragraph">
      <style:paragraph-properties fo:margin-left="0cm" fo:margin-right="0cm" fo:margin-top="0.318cm" fo:margin-bottom="0cm" fo:line-height="80%" fo:text-align="start" fo:text-indent="0cm" style:punctuation-wrap="hanging" style:writing-mode="lr-tb"/>
    </style:style>
    <style:style style:name="P90" style:family="paragraph">
      <style:paragraph-properties fo:margin-left="0cm" fo:margin-right="0cm" fo:margin-top="0.169cm" fo:margin-bottom="0cm" fo:line-height="90%" fo:text-align="start" fo:text-indent="0cm" style:punctuation-wrap="hanging" style:writing-mode="lr-tb"/>
    </style:style>
    <style:style style:name="P91" style:family="paragraph">
      <style:paragraph-properties fo:margin-left="0cm" fo:margin-right="0cm" fo:margin-top="0.212cm" fo:margin-bottom="0.106cm" fo:line-height="90%" fo:text-align="start" fo:text-indent="0cm" style:punctuation-wrap="hanging" style:writing-mode="lr-tb"/>
    </style:style>
    <style:style style:name="P92" style:family="paragraph">
      <style:paragraph-properties fo:margin-left="0.953cm" fo:margin-right="0cm" fo:margin-top="0.141cm" fo:margin-bottom="0cm" fo:line-height="100%" fo:text-align="start" fo:text-indent="-0.952cm" style:punctuation-wrap="hanging" style:writing-mode="lr-tb">
        <style:tab-stops>
          <style:tab-stop style:position="0cm"/>
        </style:tab-stops>
      </style:paragraph-properties>
    </style:style>
    <style:style style:name="P93" style:family="paragraph">
      <loext:graphic-properties draw:fill="solid" draw:fill-color="#99ccff"/>
      <style:paragraph-properties fo:text-align="start" style:font-independent-line-spacing="true"/>
      <style:text-properties fo:font-size="24pt"/>
    </style:style>
    <style:style style:name="P94" style:family="paragraph">
      <loext:graphic-properties draw:fill="solid" draw:fill-color="#c0c0c0"/>
      <style:paragraph-properties fo:text-align="start" style:font-independent-line-spacing="true"/>
      <style:text-properties fo:font-size="24pt"/>
    </style:style>
    <style:style style:name="P95" style:family="paragraph">
      <loext:graphic-properties draw:fill="solid" draw:fill-color="#808080"/>
      <style:paragraph-properties fo:text-align="start" style:font-independent-line-spacing="true"/>
      <style:text-properties fo:font-size="24pt"/>
    </style:style>
    <style:style style:name="P96" style:family="paragraph">
      <loext:graphic-properties draw:fill="solid" draw:fill-color="#008000"/>
      <style:paragraph-properties fo:text-align="start" style:font-independent-line-spacing="true"/>
      <style:text-properties fo:font-size="24pt"/>
    </style:style>
    <style:style style:name="P97" style:family="paragraph">
      <style:paragraph-properties fo:margin-left="0cm" fo:margin-right="0cm" fo:margin-top="0.141cm" fo:margin-bottom="0cm" fo:line-height="110%" fo:text-align="start" fo:text-indent="0cm" style:punctuation-wrap="simple" style:writing-mode="lr-tb"/>
    </style:style>
    <style:style style:name="P98" style:family="paragraph">
      <style:paragraph-properties fo:margin-left="0.953cm" fo:margin-right="0cm" fo:margin-top="0.113cm" fo:margin-bottom="0cm" fo:line-height="70%" fo:text-align="start" fo:text-indent="-0.952cm" style:punctuation-wrap="simple" style:writing-mode="lr-tb">
        <style:tab-stops>
          <style:tab-stop style:position="0cm"/>
        </style:tab-stops>
      </style:paragraph-properties>
    </style:style>
    <style:style style:name="P99" style:family="paragraph">
      <loext:graphic-properties draw:fill="none"/>
      <style:paragraph-properties fo:margin-left="0.953cm" fo:margin-right="0cm" fo:margin-top="0.113cm" fo:margin-bottom="0cm" fo:line-height="70%" fo:text-align="start" fo:text-indent="-0.952cm" style:punctuation-wrap="simple" style:writing-mode="lr-tb" style:font-independent-line-spacing="true">
        <style:tab-stops>
          <style:tab-stop style:position="0cm"/>
        </style:tab-stops>
      </style:paragraph-properties>
      <style:text-properties fo:font-size="24pt"/>
    </style:style>
    <style:style style:name="P100" style:family="paragraph">
      <style:paragraph-properties fo:margin-left="0cm" fo:margin-right="0cm" fo:margin-top="0.127cm" fo:margin-bottom="0cm" fo:line-height="110%" fo:text-align="start" fo:text-indent="0cm" style:punctuation-wrap="simple" style:writing-mode="lr-tb"/>
    </style:style>
    <style:style style:name="P101" style:family="paragraph">
      <style:paragraph-properties fo:margin-left="0cm" fo:margin-right="0cm" fo:margin-top="0.339cm" fo:margin-bottom="0cm" fo:line-height="110%" fo:text-align="start" fo:text-indent="0cm" style:punctuation-wrap="simple" style:writing-mode="lr-tb"/>
    </style:style>
    <style:style style:name="P102" style:family="paragraph">
      <style:paragraph-properties fo:margin-left="0cm" fo:margin-right="0cm" fo:margin-top="0.282cm" fo:margin-bottom="0cm" fo:line-height="110%" fo:text-align="start" fo:text-indent="0cm" style:punctuation-wrap="simple" style:writing-mode="lr-tb"/>
    </style:style>
    <style:style style:name="P103" style:family="paragraph">
      <style:paragraph-properties fo:margin-left="0cm" fo:margin-right="0cm" fo:margin-top="0.169cm" fo:margin-bottom="0cm" fo:line-height="110%" fo:text-align="start" fo:text-indent="0cm" style:punctuation-wrap="simple" style:writing-mode="lr-tb"/>
    </style:style>
    <style:style style:name="P104" style:family="paragraph">
      <style:paragraph-properties fo:margin-left="0cm" fo:margin-right="0cm" fo:margin-top="0.318cm" fo:margin-bottom="0cm" fo:line-height="110%" fo:text-align="start" fo:text-indent="0cm" style:punctuation-wrap="simple" style:writing-mode="lr-tb"/>
    </style:style>
    <style:style style:name="P105" style:family="paragraph">
      <style:paragraph-properties fo:margin-left="2.897cm" fo:margin-right="0cm" fo:margin-top="0.318cm" fo:margin-bottom="0cm" fo:line-height="110%" fo:text-align="start" fo:text-indent="0cm" style:punctuation-wrap="simple" style:writing-mode="lr-tb"/>
    </style:style>
    <style:style style:name="P106" style:family="paragraph">
      <loext:graphic-properties draw:fill="solid" draw:fill-color="#cbcbcb"/>
      <style:paragraph-properties fo:text-align="start" style:font-independent-line-spacing="true"/>
      <style:text-properties fo:font-size="24pt"/>
    </style:style>
    <style:style style:name="P107" style:family="paragraph">
      <loext:graphic-properties draw:fill="solid" draw:fill-color="#00e4a8"/>
      <style:paragraph-properties fo:text-align="start" style:font-independent-line-spacing="true"/>
      <style:text-properties fo:font-size="24pt"/>
    </style:style>
    <style:style style:name="P108" style:family="paragraph">
      <loext:graphic-properties draw:fill="none"/>
      <style:paragraph-properties fo:margin-top="0cm" fo:margin-bottom="0cm" fo:line-height="100%" fo:text-align="start" style:punctuation-wrap="simple" style:writing-mode="lr-tb" style:font-independent-line-spacing="true"/>
      <style:text-properties fo:font-size="24pt"/>
    </style:style>
    <style:style style:name="P109" style:family="paragraph">
      <style:paragraph-properties fo:margin-left="0cm" fo:margin-right="0cm" fo:margin-top="0.423cm" fo:margin-bottom="0cm" fo:line-height="110%" fo:text-align="start" fo:text-indent="0cm" style:punctuation-wrap="simple" style:writing-mode="lr-tb"/>
    </style:style>
    <style:style style:name="P110" style:family="paragraph">
      <style:paragraph-properties fo:margin-left="0cm" fo:margin-right="0cm" fo:margin-top="0.353cm" fo:margin-bottom="0cm" fo:line-height="110%" fo:text-align="start" fo:text-indent="0cm" style:punctuation-wrap="simple" style:writing-mode="lr-tb"/>
    </style:style>
    <style:style style:name="P111" style:family="paragraph">
      <style:paragraph-properties fo:margin-top="0.141cm" fo:margin-bottom="0cm" fo:line-height="110%" fo:text-align="start" style:punctuation-wrap="simple" style:writing-mode="lr-tb"/>
    </style:style>
    <style:style style:name="P112" style:family="paragraph">
      <style:paragraph-properties fo:margin-left="0cm" fo:margin-right="0cm" fo:margin-top="0.226cm" fo:margin-bottom="0cm" fo:line-height="100%" fo:text-align="start" fo:text-indent="0cm" style:punctuation-wrap="hanging" style:writing-mode="lr-tb">
        <style:tab-stops>
          <style:tab-stop style:position="0.745cm"/>
        </style:tab-stops>
      </style:paragraph-properties>
    </style:style>
    <style:style style:name="T1" style:family="text">
      <style:text-properties fo:font-variant="normal" fo:text-transform="none" fo:color="#000000" style:text-line-through-style="none" style:text-line-through-type="none" style:text-position="0% 100%" style:font-name="Times New Roman" fo:font-size="36pt" fo:letter-spacing="normal" fo:font-style="normal" style:text-underline-style="none" fo:font-weight="normal" style:font-name-asian="MS PGothic1"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style:text-line-through-style="none" style:text-line-through-type="none" style:text-position="0% 100%" style:font-name="Tahoma1" fo:font-size="36pt" fo:letter-spacing="normal" fo:font-style="normal" style:text-underline-style="none" fo:font-weight="normal" style:font-name-asian="MS PGothic1" style:font-size-asian="36pt" style:font-style-asian="normal" style:font-weight-asian="normal" style:font-size-complex="3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Tahoma1" fo:font-size="32pt" fo:letter-spacing="normal" fo:font-style="normal" style:text-underline-style="none" fo:font-weight="normal" style:font-name-asian="MS PGothic1" style:font-size-asian="32pt" style:font-style-asian="normal" style:font-weight-asian="normal" style:font-size-complex="3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Tahoma1" fo:font-size="28pt" fo:letter-spacing="normal" fo:font-style="normal" style:text-underline-style="none" fo:font-weight="normal" style:font-name-asian="MS PGothic1" style:font-size-asian="28pt" style:font-style-asian="normal" style:font-weight-asian="normal" style:font-size-complex="2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1" style:font-size-asian="10pt" style:font-style-asian="italic" style:font-weight-asian="normal" style:font-size-complex="10pt" style:font-style-complex="italic" style:font-weight-complex="normal"/>
    </style:style>
    <style:style style:name="T7"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1" style:font-size-asian="10pt" style:font-style-asian="italic" style:font-weight-asian="normal" style:font-name-complex="+mn-cs1" style:font-size-complex="10pt" style:font-style-complex="italic" style:font-weight-complex="normal"/>
    </style:style>
    <style:style style:name="T8" style:family="text">
      <style:text-properties fo:font-variant="normal" fo:text-transform="none" fo:color="#333399" style:text-line-through-style="none" style:text-line-through-type="none" style:text-position="0% 100%" style:font-name="Arial"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4"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12"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bold" style:font-name-asian="MS PGothic1" style:font-size-asian="24pt" style:font-style-asian="normal" style:font-weight-asian="bold" style:font-size-complex="24pt" style:font-style-complex="normal" style:font-weight-complex="bold"/>
    </style:style>
    <style:style style:name="T14" style:family="text">
      <style:text-properties fo:font-variant="normal" fo:text-transform="none" fo:color="#b2b2b2"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Times New Roman" fo:font-size="9pt" fo:letter-spacing="normal" fo:font-style="italic" style:text-underline-style="none" fo:font-weight="normal" style:font-name-asian="MS PGothic1" style:font-size-asian="9pt" style:font-style-asian="italic" style:font-weight-asian="normal" style:font-name-complex="+mn-cs1" style:font-size-complex="9pt" style:font-style-complex="italic" style:font-weight-complex="normal"/>
    </style:style>
    <style:style style:name="T17" style:family="text">
      <style:text-properties fo:font-variant="normal" fo:text-transform="none" fo:color="#000000" style:text-line-through-style="none" style:text-line-through-type="none" style:text-position="0% 100%" style:font-name="Tahoma1" fo:font-size="28pt" fo:letter-spacing="normal" fo:font-style="normal" style:text-underline-style="none" fo:font-weight="bold" style:font-name-asian="MS PGothic1" style:font-size-asian="28pt" style:font-style-asian="normal" style:font-weight-asian="bold" style:font-size-complex="28pt" style:font-style-complex="normal" style:font-weight-complex="bold"/>
    </style:style>
    <style:style style:name="T18" style:family="text">
      <style:text-properties fo:font-variant="normal" fo:text-transform="none" fo:color="#000000" style:text-line-through-style="none" style:text-line-through-type="none" style:text-position="0% 100%" style:font-name="Tahoma1" fo:font-size="22pt" fo:letter-spacing="normal" fo:font-style="normal" style:text-underline-style="none" fo:font-weight="normal" style:font-name-asian="MS PGothic1" style:font-size-asian="22pt" style:font-style-asian="normal" style:font-weight-asian="normal" style:font-size-complex="22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Tahoma1" fo:font-size="22pt" fo:letter-spacing="normal" fo:font-style="normal" style:text-underline-style="none" fo:font-weight="bold" style:font-name-asian="MS PGothic1" style:font-size-asian="22pt" style:font-style-asian="normal" style:font-weight-asian="bold" style:font-size-complex="22pt" style:font-style-complex="normal" style:font-weight-complex="bold"/>
    </style:style>
    <style:style style:name="T20"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bold" style:font-name-asian="MS PGothic1" style:font-size-asian="20pt" style:font-style-asian="normal" style:font-weight-asian="bold" style:font-size-complex="20pt" style:font-style-complex="normal" style:font-weight-complex="bold"/>
    </style:style>
    <style:style style:name="T21"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T23" style:family="text">
      <style:text-properties fo:color="#000000" style:font-name="Courier1" fo:font-size="12pt"/>
    </style:style>
    <style:style style:name="T24" style:family="text">
      <style:text-properties style:font-name="Courier1" fo:font-size="12pt"/>
    </style:style>
    <style:style style:name="T25" style:family="text">
      <style:text-properties fo:color="#000000" style:font-name="Helvetica1" fo:font-size="14pt" style:font-size-asian="14pt" style:font-size-complex="14pt"/>
    </style:style>
    <style:style style:name="T26" style:family="text">
      <style:text-properties style:font-name="Courier1" fo:font-size="13pt" style:font-size-asian="13pt" style:font-size-complex="13pt"/>
    </style:style>
    <style:style style:name="T27" style:family="text">
      <style:text-properties fo:color="#000000" style:text-position="0% 100%" style:font-name="Helvetica1" fo:font-size="14pt" style:font-size-asian="14pt" style:font-size-complex="14pt"/>
    </style:style>
    <style:style style:name="T28" style:family="text">
      <style:text-properties fo:font-size="18pt"/>
    </style:style>
    <style:style style:name="T29" style:family="text">
      <style:text-properties fo:color="#000000" style:text-position="0% 100%" style:font-name="Helvetica1" fo:font-size="13pt" style:font-size-asian="13pt" style:font-size-complex="13pt"/>
    </style:style>
    <style:style style:name="T30" style:family="text">
      <style:text-properties fo:font-variant="normal" fo:text-transform="none" fo:color="#000000" style:text-line-through-style="none" style:text-line-through-type="none" style:text-position="0% 100%" style:font-name="Tahoma1" fo:font-size="20pt" fo:letter-spacing="normal" fo:font-style="italic" style:text-underline-style="none" fo:font-weight="bold" style:font-name-asian="MS PGothic1" style:font-size-asian="20pt" style:font-style-asian="italic" style:font-weight-asian="bold" style:font-size-complex="20pt" style:font-style-complex="italic" style:font-weight-complex="bold"/>
    </style:style>
    <style:style style:name="T31" style:family="text">
      <style:text-properties fo:font-variant="normal" fo:text-transform="none" fo:color="#000000" style:text-line-through-style="none" style:text-line-through-type="none" style:text-position="0% 100%" style:font-name="Times New Roman"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Tahoma1" fo:font-size="24pt" fo:letter-spacing="normal" fo:font-style="italic" style:text-underline-style="none" fo:font-weight="bold" style:font-name-asian="MS PGothic1" style:font-size-asian="24pt" style:font-style-asian="italic" style:font-weight-asian="bold" style:font-size-complex="24pt" style:font-style-complex="italic" style:font-weight-complex="bold"/>
    </style:style>
    <style:style style:name="T33" style:family="text">
      <style:text-properties fo:font-variant="normal" fo:text-transform="none" fo:color="#7da647" style:text-line-through-style="none" style:text-line-through-type="none" style:text-position="0% 100%" style:font-name="Tahoma1"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bold" style:font-name-asian="MS PGothic1" style:font-size-asian="14pt" style:font-style-asian="normal" style:font-weight-asian="bold" style:font-size-complex="14pt" style:font-style-complex="normal" style:font-weight-complex="bold"/>
    </style:style>
    <style:style style:name="T35" style:family="text">
      <style:text-properties fo:color="#7da647" style:font-name="Tahoma1" fo:font-size="14pt" style:font-size-asian="14pt" style:font-size-complex="14pt"/>
    </style:style>
    <style:style style:name="T36" style:family="text">
      <style:text-properties fo:font-variant="normal" fo:text-transform="none" fo:color="#000000" style:text-line-through-style="none" style:text-line-through-type="none" style:text-position="0% 100%" style:font-name="Tahoma1" fo:font-size="12pt" fo:letter-spacing="normal" fo:font-style="normal" style:text-underline-style="none" fo:font-weight="normal" style:font-name-asian="MS PGothic1" style:font-size-asian="12pt" style:font-style-asian="normal" style:font-weight-asian="normal" style:font-size-complex="12pt" style:font-style-complex="normal" style:font-weight-complex="normal"/>
    </style:style>
    <style:style style:name="T37" style:family="text">
      <style:text-properties style:font-name="Courier 10 Pitch1" fo:font-size="18pt" style:font-size-asian="18pt" style:font-size-complex="18pt"/>
    </style:style>
    <style:style style:name="T38" style:family="text">
      <style:text-properties fo:font-variant="normal" fo:text-transform="none" fo:color="#000000" style:text-line-through-style="none" style:text-line-through-type="none" style:text-position="0% 100%" style:font-name="Courier 10 Pitch1"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Tahoma1" fo:font-size="9pt" fo:letter-spacing="normal" fo:font-style="normal" style:text-underline-style="none" fo:font-weight="bold" style:font-name-asian="MS PGothic1" style:font-size-asian="9pt" style:font-style-asian="normal" style:font-weight-asian="bold" style:font-size-complex="9pt" style:font-style-complex="normal" style:font-weight-complex="bold"/>
    </style:style>
    <style:style style:name="T40" style:family="text">
      <style:text-properties fo:font-variant="normal" fo:text-transform="none" fo:color="#000000" style:text-line-through-style="none" style:text-line-through-type="none" style:text-position="0% 100%" style:font-name="Tahoma1" fo:font-size="9pt" fo:letter-spacing="normal" fo:font-style="normal" style:text-underline-style="none" fo:font-weight="normal" style:font-name-asian="MS PGothic1" style:font-size-asian="9pt" style:font-style-asian="normal" style:font-weight-asian="normal" style:font-size-complex="9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Tahoma1" fo:font-size="10pt" fo:letter-spacing="normal" fo:font-style="normal" style:text-underline-style="none" fo:font-weight="normal" style:font-name-asian="MS PGothic1" style:font-size-asian="10pt" style:font-style-asian="normal" style:font-weight-asian="normal" style:font-size-complex="10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Tahoma1" fo:font-size="12pt" fo:letter-spacing="normal" fo:font-style="normal" style:text-underline-style="none" fo:font-weight="bold" style:font-name-asian="MS PGothic1" style:font-size-asian="12pt" style:font-style-asian="normal" style:font-weight-asian="bold" style:font-size-complex="12pt" style:font-style-complex="normal" style:font-weight-complex="bold"/>
    </style:style>
    <style:style style:name="T43" style:family="text">
      <style:text-properties fo:font-variant="normal" fo:text-transform="none" fo:color="#000000" style:text-line-through-style="none" style:text-line-through-type="none" style:text-position="0% 100%" style:font-name="Tahoma1" fo:font-size="20pt" fo:letter-spacing="normal" fo:font-style="italic" style:text-underline-style="none" fo:font-weight="normal" style:font-name-asian="MS PGothic1" style:font-size-asian="20pt" style:font-style-asian="italic" style:font-weight-asian="normal" style:font-size-complex="20pt" style:font-style-complex="italic" style:font-weight-complex="normal"/>
    </style:style>
    <style:style style:name="T44" style:family="text">
      <style:text-properties fo:font-variant="normal" fo:text-transform="none" fo:color="#000000" style:text-line-through-style="none" style:text-line-through-type="none" style:text-position="0% 100%" style:font-name="Times New Roman"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Tahoma1" fo:font-size="16pt" fo:letter-spacing="normal" fo:font-style="italic" style:text-underline-style="none" fo:font-weight="normal" style:font-name-asian="MS PGothic1" style:font-size-asian="16pt" style:font-style-asian="italic" style:font-weight-asian="normal" style:font-size-complex="16pt" style:font-style-complex="italic" style:font-weight-complex="normal"/>
    </style:style>
    <style:style style:name="T47" style:family="text">
      <style:text-properties fo:font-variant="normal" fo:text-transform="none" fo:color="#000000" style:text-line-through-style="none" style:text-line-through-type="none" style:text-position="0% 100%" style:font-name="Tahoma1" fo:font-size="24pt" fo:letter-spacing="normal" fo:font-style="italic" style:text-underline-style="none" fo:font-weight="normal" style:font-name-asian="MS PGothic1" style:font-size-asian="24pt" style:font-style-asian="italic" style:font-weight-asian="normal" style:font-size-complex="24pt" style:font-style-complex="italic" style:font-weight-complex="normal"/>
    </style:style>
    <style:style style:name="T48" style:family="text">
      <style:text-properties fo:font-variant="normal" fo:text-transform="none" fo:color="#000000" style:text-line-through-style="none" style:text-line-through-type="none" style:text-position="0% 100%" style:font-name="Tahoma1" fo:font-size="10pt" fo:letter-spacing="normal" fo:font-style="normal" style:text-underline-style="none" fo:font-weight="normal" style:font-name-asian="MS PGothic1" style:font-size-asian="10pt" style:font-style-asian="normal" style:font-weight-asian="normal" style:font-name-complex="Tahoma1" style:font-size-complex="10pt" style:font-style-complex="normal" style:font-weight-complex="normal"/>
    </style:style>
    <style:style style:name="T49" style:family="text">
      <style:text-properties fo:font-variant="normal" fo:text-transform="none" fo:color="#000000" style:text-line-through-style="none" style:text-line-through-type="none" style:text-position="0% 100%" style:font-name="Tahoma1" fo:font-size="10pt" fo:letter-spacing="normal" fo:font-style="italic" style:text-underline-style="none" fo:font-weight="normal" style:font-name-asian="MS PGothic1" style:font-size-asian="10pt" style:font-style-asian="italic" style:font-weight-asian="normal" style:font-name-complex="Tahoma1" style:font-size-complex="10pt" style:font-style-complex="italic" style:font-weight-complex="normal"/>
    </style:style>
    <style:style style:name="T50"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style:font-name-asian="MS PGothic1" style:font-size-asian="12pt" style:font-style-asian="normal" style:font-weight-asian="normal" style:font-name-complex="Tahoma1" style:font-size-complex="12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Wingdings" fo:font-size="22pt" fo:letter-spacing="normal" fo:font-style="normal" style:text-underline-style="none" fo:font-weight="normal" style:font-name-asian="MS PGothic1" style:font-size-asian="22pt" style:font-style-asian="normal" style:font-weight-asian="normal" style:font-size-complex="22pt" style:font-style-complex="normal" style:font-weight-complex="normal"/>
    </style:style>
    <style:style style:name="T52" style:family="text">
      <style:text-properties fo:font-variant="normal" fo:text-transform="none" fo:color="#000000" style:text-line-through-style="none" style:text-line-through-type="none" style:text-position="0% 100%" style:font-name="Tahoma1" fo:font-size="10pt" fo:letter-spacing="normal" fo:font-style="italic" style:text-underline-style="none" fo:font-weight="normal" style:font-name-asian="MS PGothic1" style:font-size-asian="10pt" style:font-style-asian="italic" style:font-weight-asian="normal" style:font-size-complex="10pt" style:font-style-complex="italic" style:font-weight-complex="normal"/>
    </style:style>
    <style:style style:name="T53" style:family="text">
      <style:text-properties fo:font-variant="normal" fo:text-transform="none" fo:color="#ff0000" style:text-line-through-style="none" style:text-line-through-type="none" style:text-position="0% 100%" style:font-name="Arial"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54" style:family="text">
      <style:text-properties fo:font-variant="normal" fo:text-transform="none" fo:color="#5c8526"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55" style:family="text">
      <style:text-properties fo:font-variant="normal" fo:text-transform="none" fo:color="#b84747"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56"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bold" style:font-name-asian="MS PGothic1" style:font-size-asian="18pt" style:font-style-asian="normal" style:font-weight-asian="bold" style:font-size-complex="18pt" style:font-style-complex="normal" style:font-weight-complex="bold"/>
    </style:style>
    <style:style style:name="T57" style:family="text">
      <style:text-properties fo:font-variant="normal" fo:text-transform="none" fo:color="#355e00" style:text-line-through-style="none" style:text-line-through-type="none" style:text-position="0% 100%" style:font-name="Tahoma1"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58"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59"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name-asian="MS PGothic1" style:font-size-asian="24pt" style:font-style-asian="normal" style:font-weight-asian="bold" style:font-size-complex="24pt" style:font-style-complex="normal" style:font-weight-complex="bold"/>
    </style:style>
    <style:style style:name="T60"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61" style:family="text">
      <style:text-properties fo:font-variant="normal" fo:text-transform="none" fo:color="#000000" style:text-line-through-style="none" style:text-line-through-type="none" style:text-position="0% 100%" style:font-name="Times New Roman" fo:font-size="12pt" fo:letter-spacing="normal" fo:font-style="italic" style:text-underline-style="none" fo:font-weight="bold" style:font-name-asian="MS PGothic1" style:font-size-asian="12pt" style:font-style-asian="italic" style:font-weight-asian="bold" style:font-size-complex="12pt" style:font-style-complex="italic" style:font-weight-complex="bold"/>
    </style:style>
    <style:style style:name="T62"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bold" style:font-name-asian="MS PGothic1" style:font-size-asian="12pt" style:font-style-asian="normal" style:font-weight-asian="bold" style:font-size-complex="12pt" style:font-style-complex="normal" style:font-weight-complex="bold"/>
    </style:style>
    <style:style style:name="T63" style:family="text">
      <style:text-properties fo:font-variant="normal" fo:text-transform="none" fo:color="#000000" style:text-line-through-style="none" style:text-line-through-type="none" style:text-position="0% 100%" style:font-name="GillSans1" fo:font-size="18pt" fo:letter-spacing="normal" fo:font-style="normal" style:text-underline-style="none" fo:font-weight="bold" style:font-name-asian="MS PGothic1" style:font-size-asian="18pt" style:font-style-asian="normal" style:font-weight-asian="bold" style:font-size-complex="18pt" style:font-style-complex="normal" style:font-weight-complex="bold"/>
    </style:style>
    <style:style style:name="T64" style:family="text">
      <style:text-properties fo:font-variant="normal" fo:text-transform="none" fo:color="#000000" style:text-line-through-style="none" style:text-line-through-type="none" style:text-position="0% 100%" style:font-name="GillSans1"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65" style:family="text">
      <style:text-properties fo:font-variant="normal" fo:text-transform="none" fo:color="#333399"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66"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67" style:family="text">
      <style:text-properties fo:font-variant="normal" fo:text-transform="none" fo:color="#7da647" style:text-line-through-style="none" style:text-line-through-type="none" style:text-position="0% 100%" style:font-name="Times New Roman"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68" style:family="text">
      <style:text-properties fo:font-variant="normal" fo:text-transform="none" fo:color="#5c8526" style:text-line-through-style="none" style:text-line-through-type="none" style:text-position="0% 100%" style:font-name="Times New Roman"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69" style:family="text">
      <style:text-properties fo:font-variant="normal" fo:text-transform="none" fo:color="#333399" style:text-line-through-style="none" style:text-line-through-type="none" style:text-position="0% 100%" style:font-name="Times New Roman"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70" style:family="text">
      <style:text-properties fo:font-variant="normal" fo:text-transform="none" fo:color="#000000" style:text-line-through-style="none" style:text-line-through-type="none" style:text-position="0% 100%" style:font-name="Tahoma1" fo:font-size="18pt" fo:letter-spacing="normal" fo:font-style="italic" style:text-underline-style="none" fo:font-weight="normal" style:font-name-asian="MS PGothic1" style:font-size-asian="18pt" style:font-style-asian="italic" style:font-weight-asian="normal" style:font-size-complex="18pt" style:font-style-complex="italic" style:font-weight-complex="normal"/>
    </style:style>
    <style:style style:name="T71" style:family="text">
      <style:text-properties fo:font-variant="normal" fo:text-transform="none" fo:color="#3333cc"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72" style:family="text">
      <style:text-properties fo:font-variant="normal" fo:text-transform="none" fo:color="#3333cc"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73" style:family="text">
      <style:text-properties fo:font-variant="normal" fo:text-transform="none" fo:color="#ffcf01" style:text-line-through-style="none" style:text-line-through-type="none" style:text-position="0% 100%" style:font-name="Wingdings"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74" style:family="text">
      <style:text-properties fo:font-variant="normal" fo:text-transform="none" fo:color="#000000" style:text-line-through-style="none" style:text-line-through-type="none" style:text-position="0% 100%" style:font-name="Times New Roman" fo:font-size="11pt" fo:letter-spacing="normal" fo:font-style="normal" style:text-underline-style="none" fo:font-weight="normal" style:font-name-asian="MS PGothic1" style:font-size-asian="11pt" style:font-style-asian="normal" style:font-weight-asian="normal"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528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952cm"/>
        <style:text-properties fo:font-family="Wingdings" style:font-pitch="variable" style:font-charset="x-symbol" fo:color="#3333cc" fo:font-size="10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81cm"/>
        <style:text-properties fo:font-family="Wingdings" style:font-pitch="variable" style:font-charset="x-symbol" fo:color="#3333cc" fo:font-size="9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81cm"/>
        <style:text-properties fo:font-family="Wingdings" style:font-pitch="variable" style:font-charset="x-symbol" fo:color="#3333cc" fo:font-size="90%"/>
      </text:list-level-style-bullet>
      <text:list-level-style-bullet text:level="2" text:bullet-char="-">
        <style:list-level-properties text:space-before="1.589cm" text:min-label-width="1.269cm"/>
        <style:text-properties fo:font-family="StarSymbol" fo:color="#3333cc" fo:font-size="9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001cm"/>
        <style:text-properties fo:font-family="Wingdings" style:font-pitch="variable" style:font-charset="x-symbol" fo:color="#3333cc" fo:font-size="100%"/>
      </text:list-level-style-bullet>
      <text:list-level-style-bullet text:level="2" text:bullet-char="-">
        <style:list-level-properties text:space-before="1.87cm" text:min-label-width="0.4cm"/>
        <style:text-properties fo:font-family="StarSymbol" fo:color="#3333cc" fo:font-size="100%"/>
      </text:list-level-style-bullet>
      <text:list-level-style-bullet text:level="3" text:bullet-char="●">
        <style:list-level-properties text:space-before="1.2cm" text:min-label-width="0.4cm"/>
        <style:text-properties fo:font-family="StarSymbol" style:use-window-font-color="true" fo:font-size="45%"/>
      </text:list-level-style-bullet>
      <text:list-level-style-bullet text:level="4" text:bullet-char="●">
        <style:list-level-properties text:space-before="1.8cm"/>
        <style:text-properties fo:font-family="StarSymbol" style:use-window-font-color="true" fo:font-size="45%"/>
      </text:list-level-style-bullet>
      <text:list-level-style-bullet text:level="5" text:bullet-char="●">
        <style:list-level-properties text:space-before="2.4cm"/>
        <style:text-properties fo:font-family="StarSymbol" style:use-window-font-color="true" fo:font-size="45%"/>
      </text:list-level-style-bullet>
      <text:list-level-style-bullet text:level="6" text:bullet-char="●">
        <style:list-level-properties text:space-before="3cm"/>
        <style:text-properties fo:font-family="StarSymbol" style:use-window-font-color="true" fo:font-size="45%"/>
      </text:list-level-style-bullet>
      <text:list-level-style-bullet text:level="7" text:bullet-char="●">
        <style:list-level-properties text:space-before="3.6cm"/>
        <style:text-properties fo:font-family="StarSymbol" style:use-window-font-color="true" fo:font-size="45%"/>
      </text:list-level-style-bullet>
      <text:list-level-style-bullet text:level="8" text:bullet-char="●">
        <style:list-level-properties text:space-before="4.2cm"/>
        <style:text-properties fo:font-family="StarSymbol" style:use-window-font-color="true" fo:font-size="45%"/>
      </text:list-level-style-bullet>
      <text:list-level-style-bullet text:level="9" text:bullet-char="●">
        <style:list-level-properties text:space-before="4.8cm"/>
        <style:text-properties fo:font-family="StarSymbol" style:use-window-font-color="true" fo:font-size="45%"/>
      </text:list-level-style-bullet>
      <text:list-level-style-bullet text:level="10" text:bullet-char="●">
        <style:list-level-properties text:space-before="5.4cm"/>
        <style:text-properties fo:font-family="StarSymbol" style:use-window-font-color="true" fo:font-size="45%"/>
      </text:list-level-style-bullet>
    </text:list-style>
    <text:list-style style:name="L16">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1.875cm" text:min-label-width="0.493cm"/>
        <style:text-properties fo:font-family="StarSymbol" fo:color="#3333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1.874cm"/>
        <style:text-properties fo:font-family="StarSymbol" fo:color="#3333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81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space-before="0.001cm" text:min-label-width="0.81cm"/>
        <style:text-properties fo:font-family="Wingdings" style:font-pitch="variable" style:font-charset="x-symbol" fo:color="#3333cc" fo:font-size="100%"/>
      </text:list-level-style-bullet>
      <text:list-level-style-bullet text:level="2" text:bullet-char="-">
        <style:list-level-properties text:space-before="1.871cm" text:min-label-width="0.775cm"/>
        <style:text-properties fo:font-family="StarSymbol" fo:color="#3333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space-before="0.001cm" text:min-label-width="0.793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number text:level="1" style:num-suffix="." style:num-format="1" text:start-value="5">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 draw:text-style-name="P6" draw:layer="layout" svg:width="22.753cm" svg:height="7.196cm" svg:x="0.847cm" svg:y="5.715cm">
          <text:p text:style-name="P2"><text:span text:style-name="T1"/></text:p>
          <text:p text:style-name="P2"><text:span text:style-name="T2">MAS: Betriebssysteme</text:span></text:p>
          <text:p text:style-name="P3"><text:span text:style-name="T3"/></text:p>
          <text:p text:style-name="P4"><text:span text:style-name="T4">Prozesse und Threads</text:span></text:p>
          <text:p text:style-name="P5"><text:span text:style-name="T5"/></text:p>
          <text:p text:style-name="P5"><text:span text:style-name="T5">T. Pospíšek</text:span></text:p>
          <draw:enhanced-geometry draw:mirror-horizontal="false" draw:mirror-vertical="false" svg:viewBox="0 0 22754 71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8" draw:layer="layout" svg:width="8.554cm" svg:height="1.331cm" svg:x="11.174cm" svg:y="0.026cm" presentation:class="date-time" presentation:user-transformed="true">
            <draw:text-box>
              <text:p text:style-name="P7"><text:span text:style-name="T6"><text:date style:data-style-name="D1" text:date-value="2019-03-23">23.03.19</text:date></text:span></text:p>
            </draw:text-box>
          </draw:frame>
          <draw:frame draw:name="Rectangle 5" presentation:style-name="pr2"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050"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1"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2"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3"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4"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5"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6"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7"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8"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9"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0"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1"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2"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3"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4"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5"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6"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7"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8"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9"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070" draw:style-name="gr5" draw:layer="layout" svg:width="13.233cm" svg:height="9.921cm" svg:x="3.241cm" svg:y="2.509cm" draw:page-number="1" presentation:class="page"/>
          <draw:frame draw:name="Rectangle 2071" presentation:style-name="pr3" draw:text-style-name="P11" draw:layer="layout" svg:width="14.458cm" svg:height="9.193cm" svg:x="2.619cm" svg:y="13.564cm" presentation:class="notes" presentation:placeholder="true" presentation:user-transformed="true">
            <draw:text-box/>
          </draw:frame>
        </presentation:notes>
      </draw:page>
      <draw:page draw:name="Gesamt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3">
            <text:list-item>
              <text:p text:style-name="P13"><text:span text:style-name="T9">Einführung in Computersysteme</text:span></text:p>
            </text:list-item>
            <text:list-item>
              <text:p text:style-name="P13"><text:span text:style-name="T9">Entwicklung von Betriebssystemen</text:span></text:p>
            </text:list-item>
            <text:list-item>
              <text:p text:style-name="P13"><text:span text:style-name="T9">Architekturansätze</text:span></text:p>
            </text:list-item>
            <text:list-item>
              <text:p text:style-name="P13"><text:span text:style-name="T10">Interruptverarbeitung in Betriebssystemen</text:span></text:p>
            </text:list-item>
            <text:list-item>
              <text:p text:style-name="P13"><text:span text:style-name="T11">Prozesse und Threads</text:span></text:p>
            </text:list-item>
            <text:list-item>
              <text:p text:style-name="P13"><text:span text:style-name="T12">CPU-Scheduling</text:span></text:p>
            </text:list-item>
            <text:list-item>
              <text:p text:style-name="P13"><text:span text:style-name="T12">Synchronisation und Kommunikation</text:span></text:p>
            </text:list-item>
            <text:list-item>
              <text:p text:style-name="P13"><text:span text:style-name="T12">Speicherverwaltung </text:span></text:p>
            </text:list-item>
            <text:list-item>
              <text:p text:style-name="P13"><text:span text:style-name="T12">Geräte- und Dateiverwaltung</text:span></text:p>
            </text:list-item>
            <text:list-item>
              <text:p text:style-name="P13"><text:span text:style-name="T12">Betriebssystemvirtualisierung</text:span></text:p>
            </text:list-item>
          </text:list>
          <text:p text:style-name="P13"><text:span text:style-name="T12"/></text:p>
          <text:p text:style-name="P14"><text:span text:style-name="T12"/></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3-23">23.03.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2"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Zielsetzung"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1" presentation:style-name="pr4" draw:text-style-name="P1" draw:layer="layout" svg:width="21.646cm" svg:height="1.904cm" svg:x="1.693cm" svg:y="0.847cm" presentation:class="title" presentation:user-transformed="true">
          <draw:text-box>
            <text:p text:style-name="P12"><text:span text:style-name="T8">Zielsetzung</text:span></text:p>
          </draw:text-box>
        </draw:frame>
        <draw:custom-shape draw:name="Rectangle 12" draw:style-name="gr7" draw:text-style-name="P1" draw:layer="layout" svg:width="20.531cm" svg:height="7.407cm" svg:x="2.117cm" svg:y="4.022cm">
          <text:list text:style-name="L4">
            <text:list-item>
              <text:p text:style-name="P15"><text:span text:style-name="T5">Das Prozess- und das Threadmodell verstehen und erläutern können</text:span></text:p>
            </text:list-item>
          </text:list>
          <text:p text:style-name="P15"><text:span text:style-name="T5"/></text:p>
          <text:list text:continue-numbering="true" text:style-name="L4">
            <text:list-item>
              <text:p text:style-name="P15"><text:span text:style-name="T5">Den Lebenszyklus von Prozessen und Threads innerhalb eines Betriebssystems verstehen und erläutern können</text:span></text:p>
            </text:list-item>
          </text:list>
          <draw:enhanced-geometry draw:mirror-horizontal="false" draw:mirror-vertical="false" svg:viewBox="0 0 20532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3-23">23.03.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6"><text:span text:style-name="T13">Prozesse und Lebenszyklus von Prozessen</text:span></text:p>
            </text:list-item>
            <text:list-item>
              <text:p text:style-name="P16"><text:span text:style-name="T5">Threads</text:span></text:p>
            </text:list-item>
            <text:list-item>
              <text:p text:style-name="P16"><text:span text:style-name="T5">Threads im Laufzeitsystem</text:span></text:p>
            </text:list-item>
          </text:list>
          <text:p text:style-name="P16"><text:span text:style-name="T5"/></text:p>
          <text:p text:style-name="P17"><text:span text:style-name="T5"/></text:p>
          <text:p text:style-name="P18"><text:span text:style-name="T14"/></text:p>
          <text:p text:style-name="P18"><text:span text:style-name="T14"/></text:p>
          <text:p text:style-name="P19"><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3-23">23.03.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4"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Prozesse"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Prozesse</text:span></text:p>
          </draw:text-box>
        </draw:frame>
        <draw:frame draw:name="Rectangle 3" presentation:style-name="pr8" draw:text-style-name="P1" draw:layer="layout" svg:width="20.601cm" svg:height="13.44cm" svg:x="2.469cm" svg:y="3.704cm" presentation:class="outline" presentation:user-transformed="true">
          <draw:text-box>
            <text:list text:style-name="L6">
              <text:list-item>
                <text:p text:style-name="P20"><text:span text:style-name="T4">Informelle Definitionsansätze: Ein</text:span><text:span text:style-name="T17"> Prozess </text:span><text:span text:style-name="T4">(manchmal auch Task genannt): </text:span></text:p>
              </text:list-item>
            </text:list>
            <text:list text:style-name="L7">
              <text:list-item>
                <text:list>
                  <text:list-item>
                    <text:p text:style-name="P16"><text:span text:style-name="T5">ist die Ausführung (Instanzierung) eines Programms auf einem Prozessor</text:span></text:p>
                  </text:list-item>
                  <text:list-item>
                    <text:p text:style-name="P16"><text:span text:style-name="T5">ist eine dynamische Folge von Aktionen verbunden mit entsprechenden Zustandsänderungen </text:span></text:p>
                  </text:list-item>
                  <text:list-item>
                    <text:p text:style-name="P16"><text:span text:style-name="T5">ist die gesamte Zustandsinformation der Betriebsmittel eines Programms</text:span></text:p>
                  </text:list-item>
                </text:list>
              </text:list-item>
            </text:list>
          </draw:text-box>
        </draw:frame>
        <presentation:notes draw:style-name="dp4">
          <draw:page-thumbnail draw:style-name="gr5" draw:layer="layout" svg:width="14.848cm" svg:height="11.136cm" svg:x="3.075cm" svg:y="2.257cm" draw:page-number="5" presentation:class="page"/>
          <draw:frame presentation:style-name="pr9" draw:text-style-name="P21" draw:layer="layout" svg:width="16.799cm" svg:height="13.364cm" svg:x="2.1cm" svg:y="14.107cm" presentation:class="notes" presentation:placeholder="true">
            <draw:text-box/>
          </draw:frame>
        </presentation:notes>
      </draw:page>
      <draw:page draw:name="&#10;Virtuelle Prozessoren"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Virtuelle Prozessoren</text:span></text:p>
          </draw:text-box>
        </draw:frame>
        <draw:frame draw:name="Rectangle 3" presentation:style-name="pr8" draw:text-style-name="P23" draw:layer="layout" svg:width="21.236cm" svg:height="12.17cm" svg:x="2.117cm" svg:y="3.598cm" presentation:class="outline" presentation:user-transformed="true">
          <draw:text-box>
            <text:list text:style-name="L6">
              <text:list-item>
                <text:p text:style-name="P22"><text:span text:style-name="T18">Das Betriebssystem ordnet im Multiprogramming jedem Prozess einen </text:span><text:span text:style-name="T19">virtuellen Prozessor</text:span><text:span text:style-name="T18"> zu</text:span></text:p>
              </text:list-item>
              <text:list-item>
                <text:p text:style-name="P22"><text:span text:style-name="T18">Echte Parallelarbeit, falls jedem virtuellen Prozessor ein </text:span><text:span text:style-name="T19">realer Prozessor</text:span><text:span text:style-name="T18"> bzw. Rechnerkern <text:s/>zugeordnet wird</text:span></text:p>
              </text:list-item>
              <text:list-item>
                <text:p text:style-name="P22"><text:span text:style-name="T19">Quasi parallel</text:span><text:span text:style-name="T18">: Jeder reale Prozessor ist zu einer Zeit immer nur einem virtuellen Prozessor zugeordnet und es gibt Prozess-Umschaltungen</text:span></text:p>
              </text:list-item>
            </text:list>
          </draw:text-box>
        </draw:frame>
        <draw:custom-shape draw:name="Rectangle 28" draw:style-name="gr9"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16.757cm" svg:height="4.974cm" svg:x="4.243cm" svg:y="12.426cm">
          <draw:image xlink:href="Pictures/200001A30000271300000BB7CD63F0DCCDA5FDCF.svm" xlink:type="simple" xlink:show="embed" xlink:actuate="onLoad" loext:mime-type="image/x-svm">
            <text:p/>
          </draw:image>
          <draw:image xlink:href="Pictures/100002000000017A0000007121739D6B4FEFA5C4.png" xlink:type="simple" xlink:show="embed" xlink:actuate="onLoad" loext:mime-type="image/png"/>
        </draw:frame>
        <presentation:notes draw:style-name="dp4">
          <draw:page-thumbnail draw:style-name="gr5" draw:layer="layout" svg:width="14.212cm" svg:height="10.659cm" svg:x="2.753cm" svg:y="2.16cm" draw:page-number="6" presentation:class="page"/>
          <draw:frame presentation:style-name="pr10" draw:text-style-name="P21" draw:layer="layout" svg:width="15.775cm" svg:height="12.792cm" svg:x="1.972cm" svg:y="13.503cm" presentation:class="notes" presentation:placeholder="true">
            <draw:text-box/>
          </draw:frame>
        </presentation:notes>
      </draw:page>
      <draw:page draw:name="Prozesse und Betriebsmittel "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Prozesse und Betriebsmittel </text:span></text:p>
          </draw:text-box>
        </draw:frame>
        <draw:frame draw:name="Rectangle 3" presentation:style-name="pr8" draw:text-style-name="P1" draw:layer="layout" svg:width="20.813cm" svg:height="12.17cm" svg:x="2.469cm" svg:y="3.387cm" presentation:class="outline" presentation:user-transformed="true">
          <draw:text-box>
            <text:list text:style-name="L6">
              <text:list-item>
                <text:p text:style-name="P16"><text:span text:style-name="T5">Prozesse </text:span><text:span text:style-name="T13">konkurrieren</text:span><text:span text:style-name="T5"> um die Betriebsmittel </text:span></text:p>
              </text:list-item>
              <text:list-item>
                <text:p text:style-name="P16"><text:span text:style-name="T5">Beispiel bei nur einer CPU und mehreren Prozessen:</text:span></text:p>
              </text:list-item>
            </text:list>
            <text:list text:style-name="L7">
              <text:list-item>
                <text:list>
                  <text:list-item>
                    <text:p text:style-name="P25"><text:span text:style-name="T15">Prozesse laufen abwechselnd einige Millisekunden</text:span></text:p>
                  </text:list-item>
                  <text:list-item>
                    <text:p text:style-name="P25"><text:span text:style-name="T15">Dadurch entsteht der Eindruck paralleler Verarbeitung</text:span></text:p>
                  </text:list-item>
                  <text:list-item>
                    <text:p text:style-name="P25"><text:span text:style-name="T15">Dazwischen sind Prozesswechsel (</text:span><text:span text:style-name="T20">Kontextwechsel</text:span><text:span text:style-name="T15"> oder „context switch“)</text:span></text:p>
                  </text:list-item>
                </text:list>
              </text:list-item>
            </text:list>
            <text:list text:style-name="L8">
              <text:list-item>
                <text:list>
                  <text:list-item>
                    <text:list>
                      <text:list-item>
                        <text:p text:style-name="P26"><text:span text:style-name="T21">Ausführung des bisheriger Prozess wird unterbrochen („Prozess wird gestoppt“)</text:span></text:p>
                      </text:list-item>
                      <text:list-item>
                        <text:p text:style-name="P26"><text:span text:style-name="T21">Ausführung eines anderen Prozesses wird fortgeführt („neuer Prozess wird (re)aktiviert“)</text:span></text:p>
                      </text:list-item>
                    </text:list>
                  </text:list-item>
                </text:list>
              </text:list-item>
            </text:list>
            <text:p text:style-name="P27"><text:span text:style-name="T15"/></text:p>
          </draw:text-box>
        </draw:frame>
        <presentation:notes draw:style-name="dp4">
          <draw:page-thumbnail draw:style-name="gr5" draw:layer="layout" svg:width="14.212cm" svg:height="10.659cm" svg:x="2.753cm" svg:y="2.16cm" draw:page-number="7" presentation:class="page"/>
          <draw:frame presentation:style-name="pr10" draw:text-style-name="P21" draw:layer="layout" svg:width="15.775cm" svg:height="12.792cm" svg:x="1.972cm" svg:y="13.503cm" presentation:class="notes" presentation:placeholder="true">
            <draw:text-box/>
          </draw:frame>
        </presentation:notes>
      </draw:page>
      <draw:page draw:name="&#10;Prozesskontext"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kontext</text:span></text:p>
          </draw:text-box>
        </draw:frame>
        <draw:custom-shape draw:name="Text Box 15" draw:style-name="gr11" draw:text-style-name="P1" draw:layer="layout" svg:width="21.801cm" svg:height="2.79cm" svg:x="2.117cm" svg:y="14.349cm">
          <text:list text:style-name="L10">
            <text:list-item>
              <text:p text:style-name="P15"><text:span text:style-name="T15">Prozesskontext = gesamte Zustandsinformation zu einem Prozess</text:span></text:p>
            </text:list-item>
            <text:list-item>
              <text:p text:style-name="P15"><text:span text:style-name="T15">Kernelstack = Stack für Systemaufrufe des Prozesses</text:span></text:p>
            </text:list-item>
          </text:list>
          <draw:enhanced-geometry draw:mirror-horizontal="false" draw:mirror-vertical="false" svg:viewBox="0 0 21802 27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2" draw:text-style-name="P28" draw:layer="layout" svg:width="15.027cm" svg:height="8.677cm" svg:x="4.657cm" svg:y="3.81cm">
          <text:p/>
          <draw:enhanced-geometry draw:mirror-horizontal="false" draw:mirror-vertical="false" svg:viewBox="0 0 15028 86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3" draw:text-style-name="P30" draw:layer="layout" svg:width="3.277cm" svg:height="1.481cm" svg:x="5.4cm" svg:y="10.583cm">
          <text:p text:style-name="P29"><text:span text:style-name="T12">Stack</text:span></text:p>
          <draw:enhanced-geometry draw:mirror-horizontal="false" draw:mirror-vertical="false" svg:viewBox="0 0 317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3" draw:text-style-name="P30" draw:layer="layout" svg:width="3.277cm" svg:height="1.481cm" svg:x="5.4cm" svg:y="5.715cm">
          <text:p text:style-name="P29"><text:span text:style-name="T12">Daten</text:span></text:p>
          <draw:enhanced-geometry draw:mirror-horizontal="false" draw:mirror-vertical="false" svg:viewBox="0 0 317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4" draw:text-style-name="P30" draw:layer="layout" svg:width="3.277cm" svg:height="2.116cm" svg:x="5.4cm" svg:y="7.832cm">
          <text:p text:style-name="P29"><text:span text:style-name="T12">Programm</text:span></text:p>
          <draw:enhanced-geometry draw:mirror-horizontal="false" draw:mirror-vertical="false" svg:viewBox="0 0 3175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5" draw:text-style-name="P31" draw:layer="layout" svg:width="9.312cm" svg:height="4.656cm" svg:x="9.313cm" svg:y="4.445cm">
          <text:p/>
          <draw:enhanced-geometry draw:mirror-horizontal="false" draw:mirror-vertical="false" svg:viewBox="0 0 9313 465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6" draw:text-style-name="P32" draw:layer="layout" svg:width="3.597cm" svg:height="1.481cm" svg:x="9.948cm" svg:y="5.292cm">
          <text:p text:style-name="P29"><text:span text:style-name="T12">CPU </text:span></text:p>
          <text:p text:style-name="P29"><text:span text:style-name="T12">Register</text:span></text:p>
          <draw:enhanced-geometry draw:mirror-horizontal="false" draw:mirror-vertical="false" svg:viewBox="0 0 3598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7" draw:text-style-name="P33" draw:layer="layout" svg:width="3.887cm" svg:height="2.116cm" svg:x="9.413cm" svg:y="9.737cm">
          <text:p text:style-name="P29"><text:span text:style-name="T22">Dateiinfo, </text:span></text:p>
          <text:p text:style-name="P29"><text:span text:style-name="T22">Zugriffsrechte</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6" draw:text-style-name="P32" draw:layer="layout" svg:width="3.597cm" svg:height="1.481cm" svg:x="14.393cm" svg:y="5.292cm">
          <text:p text:style-name="P29"><text:span text:style-name="T12">MMU </text:span></text:p>
          <text:p text:style-name="P29"><text:span text:style-name="T12">Register</text:span></text:p>
          <draw:enhanced-geometry draw:mirror-horizontal="false" draw:mirror-vertical="false" svg:viewBox="0 0 3598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6" draw:text-style-name="P32" draw:layer="layout" svg:width="3.597cm" svg:height="2.116cm" svg:x="15.028cm" svg:y="9.737cm">
          <text:p text:style-name="P29"><text:span text:style-name="T12">Kernelstack</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8" draw:text-style-name="P1" draw:layer="layout" svg:width="6.87cm" svg:height="1.098cm" svg:x="10.865cm" svg:y="7.197cm">
          <text:p text:style-name="P12"><text:span text:style-name="T15">Hardware-Kontext</text:span></text:p>
          <draw:enhanced-geometry draw:mirror-horizontal="false" draw:mirror-vertical="false" svg:viewBox="0 0 687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1" draw:layer="layout" svg:width="3.166cm" svg:height="1.098cm" svg:x="5.133cm" svg:y="4.233cm">
          <text:p text:style-name="P12"><text:span text:style-name="T15">Prozess</text:span></text:p>
          <draw:enhanced-geometry draw:mirror-horizontal="false" draw:mirror-vertical="false" svg:viewBox="0 0 3167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8" draw:text-style-name="P1" draw:layer="layout" svg:width="10.215cm" svg:height="0.927cm" svg:x="4.098cm" svg:y="12.488cm">
          <text:p text:style-name="P12"><text:span text:style-name="T12">MMU = Memory Management Unit</text:span></text:p>
          <draw:enhanced-geometry draw:mirror-horizontal="false" draw:mirror-vertical="false" svg:viewBox="0 0 1021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8" presentation:class="page"/>
          <draw:frame presentation:style-name="pr10" draw:text-style-name="P21" draw:layer="layout" svg:width="15.775cm" svg:height="12.792cm" svg:x="1.972cm" svg:y="13.503cm" presentation:class="notes" presentation:placeholder="true">
            <draw:text-box/>
          </draw:frame>
        </presentation:notes>
      </draw:page>
      <draw:page draw:name="page9"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kontext</text:span></text:p>
          </draw:text-box>
        </draw:frame>
        <draw:frame draw:style-name="gr19" draw:text-style-name="P36" draw:layer="layout" svg:width="7.805cm" svg:height="11.2cm" svg:x="0.495cm" svg:y="3.8cm">
          <draw:text-box>
            <text:p text:style-name="P34"><text:span text:style-name="T23">#include &lt;stdio.h&gt;</text:span></text:p>
            <text:p text:style-name="P35"><text:span text:style-name="T24"/></text:p>
            <text:p text:style-name="P35"><text:span text:style-name="T23">int etwas_machen(int *);</text:span></text:p>
            <text:p text:style-name="P35"><text:span text:style-name="T24"/></text:p>
            <text:p text:style-name="P35"><text:span text:style-name="T23">int glob_count = 0;</text:span></text:p>
            <text:p text:style-name="P35"><text:span text:style-name="T24"/></text:p>
            <text:p text:style-name="P35"><text:span text:style-name="T24"/></text:p>
            <text:p text:style-name="P35"><text:span text:style-name="T23">int main()</text:span></text:p>
            <text:p text:style-name="P35"><text:span text:style-name="T23">{</text:span></text:p>
            <text:p text:style-name="P35"><text:span text:style-name="T23"><text:s text:c="2"/></text:span><text:span text:style-name="T23">etwas_machen(&amp;glob_count);</text:span></text:p>
            <text:p text:style-name="P35"><text:span text:style-name="T23"><text:s text:c="2"/></text:span><text:span text:style-name="T23">return 0;</text:span></text:p>
            <text:p text:style-name="P35"><text:span text:style-name="T23">}</text:span></text:p>
            <text:p text:style-name="P35"><text:span text:style-name="T24"/></text:p>
            <text:p text:style-name="P35"><text:span text:style-name="T24"/></text:p>
            <text:p text:style-name="P35"><text:span text:style-name="T23">int etwas_machen(int *count)</text:span></text:p>
            <text:p text:style-name="P35"><text:span text:style-name="T23">{</text:span></text:p>
            <text:p text:style-name="P35"><text:span text:style-name="T23"><text:s text:c="2"/></text:span><text:span text:style-name="T23">int i;</text:span></text:p>
            <text:p text:style-name="P35"><text:span text:style-name="T24"><text:s text:c="2"/></text:span><text:span text:style-name="T24">...</text:span></text:p>
            <text:p text:style-name="P35"><text:span text:style-name="T23">}</text:span></text:p>
            <text:p text:style-name="P35"><text:span text:style-name="T24"/></text:p>
          </draw:text-box>
        </draw:frame>
        <draw:rect draw:style-name="gr20" draw:text-style-name="P37" draw:layer="layout" svg:width="8.747cm" svg:height="13.168cm" svg:x="14.1cm" svg:y="4.381cm" draw:corner-radius="0.004cm">
          <text:p/>
        </draw:rect>
        <draw:frame draw:style-name="gr21" draw:text-style-name="P39" draw:layer="layout" svg:width="6.931cm" svg:height="1.671cm" svg:x="14.975cm" svg:y="3.514cm">
          <draw:text-box>
            <text:p text:style-name="P38"><text:span text:style-name="T25">Virtueller Adressbereich</text:span></text:p>
            <text:p text:style-name="P35"><text:span text:style-name="T25"/></text:p>
          </draw:text-box>
        </draw:frame>
        <draw:frame draw:style-name="gr22" draw:text-style-name="P40" draw:layer="layout" svg:width="3.074cm" svg:height="0.964cm" svg:x="8.002cm" svg:y="4.769cm">
          <draw:text-box>
            <text:p text:style-name="P38"><text:span text:style-name="T25">Register</text:span></text:p>
          </draw:text-box>
        </draw:frame>
        <draw:rect draw:style-name="gr20" draw:text-style-name="P37" draw:layer="layout" svg:width="1.623cm" svg:height="3.757cm" svg:x="11.2cm" svg:y="5.007cm" draw:corner-radius="0.004cm">
          <text:p/>
        </draw:rect>
        <draw:frame draw:style-name="gr23" draw:text-style-name="P39" draw:layer="layout" svg:width="1.572cm" svg:height="4.317cm" svg:x="11.251cm" svg:y="5.078cm">
          <draw:text-box>
            <text:p text:style-name="P38"><text:span text:style-name="T25">SP</text:span></text:p>
            <text:p text:style-name="P35"><text:span text:style-name="T25">PC</text:span></text:p>
            <text:p text:style-name="P35"><text:span text:style-name="T25">GP0</text:span></text:p>
            <text:p text:style-name="P35"><text:span text:style-name="T25">GP1</text:span></text:p>
            <text:p text:style-name="P35"><text:span text:style-name="T25">...</text:span></text:p>
          </draw:text-box>
        </draw:frame>
        <draw:frame draw:style-name="gr22" draw:text-style-name="P40" draw:layer="layout" svg:width="3.069cm" svg:height="0.964cm" svg:x="8.119cm" svg:y="9.461cm">
          <draw:text-box>
            <text:p text:style-name="P38"><text:span text:style-name="T25">Identität</text:span></text:p>
          </draw:text-box>
        </draw:frame>
        <draw:rect draw:style-name="gr20" draw:text-style-name="P37" draw:layer="layout" svg:width="1.6cm" svg:height="2.929cm" svg:x="11.2cm" svg:y="9.651cm" draw:corner-radius="0.004cm">
          <text:p/>
        </draw:rect>
        <draw:frame draw:style-name="gr24" draw:text-style-name="P39" draw:layer="layout" svg:width="1.56cm" svg:height="4.276cm" svg:x="11.24cm" svg:y="9.708cm">
          <draw:text-box>
            <text:p text:style-name="P38"><text:span text:style-name="T25">PID</text:span></text:p>
            <text:p text:style-name="P35"><text:span text:style-name="T25">UID</text:span></text:p>
            <text:p text:style-name="P35"><text:span text:style-name="T25">GID</text:span></text:p>
            <text:p text:style-name="P35"><text:span text:style-name="T25">...</text:span></text:p>
          </draw:text-box>
        </draw:frame>
        <draw:g>
          <draw:rect draw:style-name="gr25" draw:text-style-name="P41" draw:layer="layout" svg:width="8.081cm" svg:height="4.201cm" svg:x="14.5cm" svg:y="5.305cm" draw:corner-radius="0.004cm">
            <text:p/>
          </draw:rect>
          <draw:frame draw:style-name="gr26" draw:text-style-name="P44" draw:layer="layout" svg:width="8.074cm" svg:height="6.195cm" svg:x="14.505cm" svg:y="4.306cm">
            <draw:text-box>
              <text:p text:style-name="P42"><text:span text:style-name="T26">etwas_machen: i</text:span></text:p>
              <text:p text:style-name="P43"><text:span text:style-name="T26"><text:s text:c="12"/></text:span><text:span text:style-name="T26">count</text:span><text:span text:style-name="T26"><text:line-break/></text:span><text:span text:style-name="T26"> <text:s text:c="11"/>rueckgabe_wert</text:span><text:span text:style-name="T26"><text:line-break/></text:span><text:span text:style-name="T26"> <text:s text:c="11"/>ruecksprung_adr</text:span></text:p>
              <text:p text:style-name="P43"><text:span text:style-name="T26">............................</text:span></text:p>
              <text:p text:style-name="P43"><text:span text:style-name="T26">main:</text:span></text:p>
            </draw:text-box>
          </draw:frame>
        </draw:g>
        <draw:frame draw:style-name="gr27" draw:text-style-name="P46" draw:layer="layout" svg:width="1.974cm" svg:height="0.927cm" svg:x="23.064cm" svg:y="5.1cm">
          <draw:text-box>
            <text:p text:style-name="P45"><text:span text:style-name="T27">Stack</text:span></text:p>
          </draw:text-box>
        </draw:frame>
        <draw:g>
          <draw:rect draw:style-name="gr25" draw:text-style-name="P41" draw:layer="layout" svg:width="8.052cm" svg:height="3.306cm" svg:x="14.5cm" svg:y="9.803cm" draw:corner-radius="0.004cm">
            <text:p/>
          </draw:rect>
          <draw:frame draw:style-name="gr28" draw:text-style-name="P49" draw:layer="layout" svg:width="8.047cm" svg:height="4.127cm" svg:x="14.505cm" svg:y="9.393cm">
            <draw:text-box>
              <text:p text:style-name="P47"><text:span text:style-name="T26"><text:s/></text:span><text:span text:style-name="T26">main() {</text:span></text:p>
              <text:p text:style-name="P48"><text:span text:style-name="T26"><text:s text:c="6"/></text:span><text:span text:style-name="T26">...</text:span></text:p>
              <text:p text:style-name="P48"><text:span text:style-name="T26"><text:s text:c="3"/></text:span><text:span text:style-name="T26">etwas_machen() {</text:span></text:p>
              <text:p text:style-name="P48"><text:span text:style-name="T26"><text:s text:c="8"/></text:span><text:span text:style-name="T26">...</text:span></text:p>
              <text:p text:style-name="P48"><text:span text:style-name="T26"><text:s text:c="28"/></text:span></text:p>
            </draw:text-box>
          </draw:frame>
        </draw:g>
        <draw:frame draw:style-name="gr29" draw:text-style-name="P51" draw:layer="layout" svg:width="3.674cm" svg:height="1.655cm" svg:x="23.026cm" svg:y="9.816cm">
          <draw:text-box>
            <text:p text:style-name="P50"><text:span text:style-name="T27">Text /</text:span></text:p>
            <text:p text:style-name="P48"><text:span text:style-name="T27">Instrukt.</text:span></text:p>
          </draw:text-box>
        </draw:frame>
        <draw:g>
          <draw:rect draw:style-name="gr25" draw:text-style-name="P41" draw:layer="layout" svg:width="8.051cm" svg:height="1.856cm" svg:x="14.5cm" svg:y="13.495cm" draw:corner-radius="0.004cm">
            <text:p/>
          </draw:rect>
          <draw:frame draw:style-name="gr30" draw:text-style-name="P44" draw:layer="layout" svg:width="8.041cm" svg:height="1.897cm" svg:x="14.505cm" svg:y="13.477cm">
            <draw:text-box>
              <text:p text:style-name="P42"><text:span text:style-name="T26">glob_count <text:s text:c="27"/></text:span></text:p>
            </draw:text-box>
          </draw:frame>
        </draw:g>
        <draw:frame draw:style-name="gr31" draw:text-style-name="P46" draw:layer="layout" svg:width="3.275cm" svg:height="1.161cm" svg:x="23.025cm" svg:y="13.504cm">
          <draw:text-box>
            <text:p text:style-name="P45"><text:span text:style-name="T27">Data</text:span></text:p>
          </draw:text-box>
        </draw:frame>
        <draw:rect draw:style-name="gr25" draw:text-style-name="P41" draw:layer="layout" svg:width="8.055cm" svg:height="1.058cm" svg:x="14.5cm" svg:y="15.682cm" draw:corner-radius="0.004cm">
          <text:p/>
        </draw:rect>
        <draw:frame draw:style-name="gr32" draw:text-style-name="P46" draw:layer="layout" svg:width="3.275cm" svg:height="0.708cm" svg:x="23.025cm" svg:y="15.687cm">
          <draw:text-box>
            <text:p text:style-name="P45"><text:span text:style-name="T27">Heap</text:span></text:p>
          </draw:text-box>
        </draw:frame>
        <draw:frame draw:style-name="gr33" draw:text-style-name="P52" draw:layer="layout" svg:width="0.637cm" svg:height="0.949cm" svg:x="17.829cm" svg:y="16.614cm">
          <draw:text-box>
            <text:p text:style-name="P45"><text:span text:style-name="T28">...</text:span></text:p>
          </draw:text-box>
        </draw:frame>
        <draw:frame draw:style-name="gr33" draw:text-style-name="P52" draw:layer="layout" svg:width="0.637cm" svg:height="0.949cm" svg:x="17.697cm" svg:y="4.196cm">
          <draw:text-box>
            <text:p text:style-name="P45"><text:span text:style-name="T28">...</text:span></text:p>
          </draw:text-box>
        </draw:frame>
        <draw:frame draw:style-name="gr34" draw:text-style-name="P53" draw:layer="layout" svg:width="3.916cm" svg:height="1.267cm" svg:x="22.956cm" svg:y="3.803cm">
          <draw:text-box>
            <text:p text:style-name="P45"><text:span text:style-name="T29">Tiefste</text:span><text:span text:style-name="T29"><text:line-break/></text:span><text:span text:style-name="T29">Adresse</text:span></text:p>
          </draw:text-box>
        </draw:frame>
        <draw:frame draw:style-name="gr34" draw:text-style-name="P53" draw:layer="layout" svg:width="3.916cm" svg:height="1.267cm" svg:x="23cm" svg:y="16.847cm">
          <draw:text-box>
            <text:p text:style-name="P45"><text:span text:style-name="T29">Höchste</text:span><text:span text:style-name="T29"><text:line-break/></text:span><text:span text:style-name="T29">Adresse</text:span></text:p>
          </draw:text-box>
        </draw:frame>
        <draw:polyline draw:style-name="gr35" draw:text-style-name="P54" draw:layer="layout" svg:width="1.663cm" svg:height="0.374cm" svg:x="12.5cm" svg:y="5.51cm" svg:viewBox="0 0 1664 375" draw:points="0,0 1008,0 1008,375 1664,375">
          <text:p/>
        </draw:polyline>
        <draw:polyline draw:style-name="gr35" draw:text-style-name="P54" draw:layer="layout" svg:width="1.707cm" svg:height="5.293cm" svg:x="12.5cm" svg:y="6.207cm" svg:viewBox="0 0 1708 5294" draw:points="0,0 1023,0 1017,5294 1708,5294">
          <text:p/>
        </draw:polyline>
        <draw:rect draw:style-name="gr20" draw:text-style-name="P37" draw:layer="layout" svg:width="2.355cm" svg:height="3.583cm" svg:x="11.212cm" svg:y="13.166cm" draw:corner-radius="0.004cm">
          <text:p/>
        </draw:rect>
        <draw:frame draw:style-name="gr22" draw:text-style-name="P40" draw:layer="layout" svg:width="3.845cm" svg:height="0.964cm" svg:x="8.018cm" svg:y="12.959cm">
          <draw:text-box>
            <text:p text:style-name="P38"><text:span text:style-name="T25">Ressourcen</text:span></text:p>
          </draw:text-box>
        </draw:frame>
        <draw:frame draw:style-name="gr36" draw:text-style-name="P40" draw:layer="layout" svg:width="2.709cm" svg:height="3.792cm" svg:x="11.077cm" svg:y="13.199cm">
          <draw:text-box>
            <text:p text:style-name="P38"><text:span text:style-name="T25">Open</text:span></text:p>
            <text:p text:style-name="P35"><text:span text:style-name="T25"><text:s/></text:span><text:span text:style-name="T25">Files</text:span></text:p>
            <text:p text:style-name="P35"><text:span text:style-name="T25">Sockets</text:span></text:p>
            <text:p text:style-name="P35"><text:span text:style-name="T25">Locks</text:span></text:p>
            <text:p text:style-name="P35"><text:span text:style-name="T25">...</text:span></text:p>
          </draw:text-box>
        </draw:frame>
        <presentation:notes draw:style-name="dp4">
          <draw:page-thumbnail draw:style-name="gr5" draw:layer="layout" svg:width="14.212cm" svg:height="10.659cm" svg:x="2.753cm" svg:y="2.16cm" draw:page-number="9" presentation:class="page"/>
          <draw:frame presentation:style-name="pr10" draw:text-style-name="P21" draw:layer="layout" svg:width="15.775cm" svg:height="12.792cm" svg:x="1.972cm" svg:y="13.503cm" presentation:class="notes" presentation:placeholder="true">
            <draw:text-box/>
          </draw:frame>
        </presentation:notes>
      </draw:page>
      <draw:page draw:name="&#10;Prozesskontextwechsel"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kontextwechsel</text:span></text:p>
          </draw:text-box>
        </draw:frame>
        <draw:custom-shape draw:name="Rectangle 18" draw:style-name="gr9" draw:text-style-name="P1" draw:layer="layout" svg:width="25.399cm" svg:height="0.001cm" svg:x="0cm" svg:y="6.204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1" draw:text-style-name="P55" draw:layer="layout" svg:width="21.801cm" svg:height="2.955cm" svg:x="2.117cm" svg:y="13.727cm">
          <text:list text:style-name="L10">
            <text:list-item>
              <text:p text:style-name="P15"><text:span text:style-name="T12">PCB – Process Control Block</text:span></text:p>
            </text:list-item>
            <text:list-item>
              <text:p text:style-name="P15"><text:span text:style-name="T12">Hardware-Kontext von Prozess A in seinen PCB sichern</text:span></text:p>
            </text:list-item>
            <text:list-item>
              <text:p text:style-name="P15"><text:span text:style-name="T12">Gesicherten Hardware-Kontext von Prozess B aus seinem PCB in die Hardware (Ablaufumgebung) laden </text:span></text:p>
            </text:list-item>
          </text:list>
          <draw:enhanced-geometry draw:mirror-horizontal="false" draw:mirror-vertical="false" svg:viewBox="0 0 21802 36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20cm" svg:height="8.8cm" svg:x="2.4cm" svg:y="4.2cm">
          <draw:image xlink:href="Pictures/10002E0A0000477D0000170D93C56517D5CCE6A8.wmf" xlink:type="simple" xlink:show="embed" xlink:actuate="onLoad" loext:mime-type="image/x-wmf">
            <text:p/>
          </draw:image>
          <draw:image xlink:href="Pictures/10000201000002B4000000DF86D71581B4D1C90B.png" xlink:type="simple" xlink:show="embed" xlink:actuate="onLoad" loext:mime-type="image/png"/>
        </draw:frame>
        <presentation:notes draw:style-name="dp4">
          <draw:page-thumbnail draw:style-name="gr5" draw:layer="layout" svg:width="14.212cm" svg:height="10.659cm" svg:x="2.753cm" svg:y="2.16cm" draw:page-number="10" presentation:class="page"/>
          <draw:frame presentation:style-name="pr10" draw:text-style-name="P21" draw:layer="layout" svg:width="15.775cm" svg:height="12.792cm" svg:x="1.972cm" svg:y="13.503cm" presentation:class="notes" presentation:placeholder="true">
            <draw:text-box/>
          </draw:frame>
        </presentation:notes>
      </draw:page>
      <draw:page draw:name="&#10;Prozesslebenszyklus" draw:style-name="dp1" draw:master-page-name="Titel_20_und_20_Inhalt" presentation:presentation-page-layout-name="AL2T11">
        <draw:frame draw:name="Rectangle 1026" presentation:style-name="pr4" draw:text-style-name="P1" draw:layer="layout" svg:width="21.646cm" svg:height="1.904cm" svg:x="1.698cm" svg:y="0.926cm" presentation:class="title" presentation:user-transformed="true">
          <draw:text-box>
            <text:p text:style-name="P12"><text:span text:style-name="T8"><text:line-break/></text:span><text:span text:style-name="T8">Prozesslebenszyklus</text:span></text:p>
          </draw:text-box>
        </draw:frame>
        <draw:frame draw:name="Rectangle 1027" presentation:style-name="pr8" draw:text-style-name="P1" draw:layer="layout" svg:width="21.731cm" svg:height="12.17cm" svg:x="2.469cm" svg:y="3.598cm" presentation:class="outline" presentation:user-transformed="true">
          <draw:text-box>
            <text:list text:style-name="L6">
              <text:list-item>
                <text:p text:style-name="P16"><text:span text:style-name="T5">Ein Prozess wird mit Mitteln des Betriebssystems erzeugt, </text:span><text:span text:style-name="T15">Beispiel in Unix: Systemaufruf </text:span><text:span text:style-name="T30">fork()</text:span></text:p>
              </text:list-item>
            </text:list>
            <text:list text:style-name="L7">
              <text:list-item>
                <text:list>
                  <text:list-item>
                    <text:p text:style-name="P25"><text:span text:style-name="T15">Realen Prozessor, Hauptspeicher und weitere Ressourcen zuordnen</text:span></text:p>
                  </text:list-item>
                  <text:list-item>
                    <text:p text:style-name="P25"><text:span text:style-name="T15">(Programmcode und Daten in Speicher laden)</text:span><text:span text:style-name="T15"><text:line-break/></text:span><text:span text:style-name="T15">(„copy on write“)</text:span></text:p>
                  </text:list-item>
                  <text:list-item>
                    <text:p text:style-name="P25"><text:span text:style-name="T15">Prozesskontext laden und Prozess starten</text:span></text:p>
                  </text:list-item>
                </text:list>
              </text:list-item>
              <text:list-item>
                <text:p text:style-name="P56"><text:span text:style-name="T5">Für das Beenden eines Prozesses gibt es mehrere Gründe:</text:span></text:p>
                <text:list>
                  <text:list-item>
                    <text:p text:style-name="P25"><text:span text:style-name="T15">Normaler exit </text:span></text:p>
                  </text:list-item>
                  <text:list-item>
                    <text:p text:style-name="P25"><text:span text:style-name="T15">Error exit (vom Programmierer gewünscht, fatal error)</text:span></text:p>
                  </text:list-item>
                  <text:list-item>
                    <text:p text:style-name="P25"><text:span text:style-name="T15">Durch einen anderen Prozess beendet (killed)</text:span></text:p>
                  </text:list-item>
                </text:list>
              </text:list-item>
            </text:list>
          </draw:text-box>
        </draw:frame>
        <presentation:notes draw:style-name="dp4">
          <draw:page-thumbnail draw:style-name="gr5" draw:layer="layout" svg:width="14.212cm" svg:height="10.659cm" svg:x="2.753cm" svg:y="2.16cm" draw:page-number="11" presentation:class="page"/>
          <draw:frame presentation:style-name="pr10" draw:text-style-name="P21" draw:layer="layout" svg:width="15.775cm" svg:height="12.792cm" svg:x="1.972cm" svg:y="13.503cm" presentation:class="notes" presentation:placeholder="true">
            <draw:text-box/>
          </draw:frame>
        </presentation:notes>
      </draw:page>
      <draw:page draw:name="&#10;Prozesslebenszyklus: &#10;Zustandsautomat eines Prozesses" draw:style-name="dp1" draw:master-page-name="Titel_20_und_20_Inhalt" presentation:presentation-page-layout-name="AL2T11">
        <draw:frame draw:name="Rectangle 2" presentation:style-name="pr4" draw:text-style-name="P1" draw:layer="layout" svg:width="21.646cm" svg:height="1.904cm" svg:x="1.693cm" svg:y="1.221cm" presentation:class="title" presentation:user-transformed="true">
          <draw:text-box>
            <text:p text:style-name="P12"><text:span text:style-name="T8"><text:line-break/></text:span><text:span text:style-name="T8">Prozesslebenszyklus: </text:span><text:span text:style-name="T8"><text:line-break/></text:span><text:span text:style-name="T8">Zustandsautomat eines Prozesses</text:span></text:p>
          </draw:text-box>
        </draw:frame>
        <draw:frame draw:name="Rectangle 3" presentation:style-name="pr8" draw:text-style-name="P1" draw:layer="layout" svg:width="21.236cm" svg:height="12.17cm" svg:x="2.699cm" svg:y="3.325cm" presentation:class="outline" presentation:user-transformed="true">
          <draw:text-box>
            <text:list text:style-name="L6">
              <text:list-item>
                <text:p text:style-name="P22"><text:span text:style-name="T5">Prozesse durchlaufen während ihrer Lebenszeit verschiedene Zustände (Zustandsautomat):</text:span></text:p>
              </text:list-item>
            </text:list>
          </draw:text-box>
        </draw:frame>
        <draw:custom-shape draw:name="Rectangle 22" draw:style-name="gr7" draw:text-style-name="P1" draw:layer="layout" svg:width="22.718cm" svg:height="4.232cm" svg:x="2.681cm" svg:y="12.912cm">
          <text:p text:style-name="P57"><text:span text:style-name="T22">(1) Betriebssystem wählt den Prozess aus (Aktivieren)</text:span></text:p>
          <text:p text:style-name="P57"><text:span text:style-name="T22">(2) Betriebssystem wählt einen anderen Prozess aus (Deaktivieren, preemption, Vorrangunterbrechung)</text:span></text:p>
          <text:p text:style-name="P57"><text:span text:style-name="T22">(3) Prozess wird blockiert (z.B. wegen Warten auf Input, Betriebsmittel wird angefordert)</text:span></text:p>
          <text:p text:style-name="P57"><text:span text:style-name="T22">(4) Blockierungsgrund aufgehoben (Betriebsmittel verfügbar)</text:span></text:p>
          <text:p text:style-name="P57"><text:span text:style-name="T22">(5) Prozessbeendigung oder schwerwiegender Fehler (Terminieren des Prozesses)</text:span></text:p>
          <draw:enhanced-geometry draw:mirror-horizontal="false" draw:mirror-vertical="false" svg:viewBox="0 0 22719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24" draw:style-name="gr37" draw:text-style-name="P32" draw:layer="layout" svg:width="1.599cm" svg:height="1.599cm" svg:x="18.682cm" svg:y="9.725cm">
          <text:p/>
          <draw:enhanced-geometry draw:mirror-horizontal="false" draw:mirror-vertical="false" svg:viewBox="0 0 1600 16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utoShape 5" draw:style-name="gr38" draw:text-style-name="P32" draw:layer="layout" svg:width="3.717cm" svg:height="1.741cm" svg:x="6.049cm" svg:y="6.981cm">
          <text:p text:style-name="P58"><text:span text:style-name="T31">bereit</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6" draw:style-name="gr38" draw:text-style-name="P32" draw:layer="layout" svg:width="3.717cm" svg:height="1.741cm" svg:x="12.113cm" svg:y="6.981cm">
          <text:p text:style-name="P58"><text:span text:style-name="T31">aktiv</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8" draw:style-name="gr38" draw:text-style-name="P32" draw:layer="layout" svg:width="4.105cm" svg:height="1.741cm" svg:x="8.593cm" svg:y="10.032cm">
          <text:p text:style-name="P58"><text:span text:style-name="T31">blockiert</text:span></text:p>
          <draw:enhanced-geometry draw:mirror-horizontal="false" draw:mirror-vertical="false" svg:viewBox="0 0 4106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10" draw:style-name="gr39" draw:text-style-name="P1" draw:layer="layout" svg:x1="12.112cm" svg:y1="7.994cm" svg:x2="9.766cm" svg:y2="7.994cm">
          <text:p/>
        </draw:line>
        <draw:line draw:name="Line 11" draw:style-name="gr39" draw:text-style-name="P1" draw:layer="layout" svg:x1="9.766cm" svg:y1="7.417cm" svg:x2="12.112cm" svg:y2="7.417cm">
          <text:p/>
        </draw:line>
        <draw:line draw:name="Line 12" draw:style-name="gr39" draw:text-style-name="P1" draw:layer="layout" svg:x1="15.83cm" svg:y1="7.703cm" svg:x2="17.784cm" svg:y2="7.703cm">
          <text:p/>
        </draw:line>
        <draw:line draw:name="Line 13" draw:style-name="gr39" draw:text-style-name="P1" draw:layer="layout" svg:x1="14.07cm" svg:y1="8.722cm" svg:x2="10.939cm" svg:y2="10.032cm">
          <text:p/>
        </draw:line>
        <draw:line draw:name="Line 14" draw:style-name="gr39" draw:text-style-name="P1" draw:layer="layout" svg:x1="10.352cm" svg:y1="10.032cm" svg:x2="7.808cm" svg:y2="8.722cm">
          <text:p/>
        </draw:line>
        <draw:custom-shape draw:name="Text Box 15" draw:style-name="gr18" draw:text-style-name="P1" draw:layer="layout" svg:width="1.299cm" svg:height="0.927cm" svg:x="10.342cm" svg:y="7.955cm">
          <text:p text:style-name="P12"><text:span text:style-name="T12">(2)</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8" draw:text-style-name="P1" draw:layer="layout" svg:width="1.299cm" svg:height="0.927cm" svg:x="10.342cm" svg:y="6.562cm">
          <text:p text:style-name="P12"><text:span text:style-name="T12">(1)</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1" draw:layer="layout" svg:width="1.299cm" svg:height="0.927cm" svg:x="11.528cm" svg:y="8.59cm">
          <text:p text:style-name="P12"><text:span text:style-name="T12">(3)</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18" draw:text-style-name="P1" draw:layer="layout" svg:width="1.299cm" svg:height="0.927cm" svg:x="9.006cm" svg:y="8.678cm">
          <text:p text:style-name="P12"><text:span text:style-name="T12">(4)</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8" draw:text-style-name="P1" draw:layer="layout" svg:width="1.299cm" svg:height="0.927cm" svg:x="16.194cm" svg:y="6.773cm">
          <text:p text:style-name="P12"><text:span text:style-name="T12">(5)</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20" draw:style-name="gr40" draw:text-style-name="P59" draw:layer="layout" svg:width="0.799cm" svg:height="0.799cm" svg:x="4.079cm" svg:y="7.325cm">
          <text:p/>
          <draw:enhanced-geometry draw:mirror-horizontal="false" draw:mirror-vertical="false" svg:viewBox="0 0 800 8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39" draw:text-style-name="P1" draw:layer="layout" svg:x1="4.879cm" svg:y1="7.724cm" svg:x2="6.079cm" svg:y2="7.724cm">
          <text:p/>
        </draw:line>
        <draw:custom-shape draw:name="Ellipse 22" draw:style-name="gr40" draw:text-style-name="P59" draw:layer="layout" svg:width="0.799cm" svg:height="0.799cm" svg:x="19.082cm" svg:y="10.125cm">
          <text:p/>
          <draw:enhanced-geometry draw:mirror-horizontal="false" draw:mirror-vertical="false" svg:viewBox="0 0 800 8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39" draw:text-style-name="P1" draw:layer="layout" svg:x1="19.482cm" svg:y1="8.524cm" svg:x2="19.482cm" svg:y2="9.725cm">
          <text:p/>
        </draw:line>
        <draw:custom-shape draw:name="AutoShape 7" draw:style-name="gr38" draw:text-style-name="P32" draw:layer="layout" svg:width="3.717cm" svg:height="1.741cm" svg:x="17.784cm" svg:y="6.835cm">
          <text:p text:style-name="P58"><text:span text:style-name="T31">beendet</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4">
          <draw:page-thumbnail draw:style-name="gr5" draw:layer="layout" svg:width="14.212cm" svg:height="10.659cm" svg:x="2.753cm" svg:y="2.16cm" draw:page-number="12" presentation:class="page"/>
          <draw:frame presentation:style-name="pr10" draw:text-style-name="P21" draw:layer="layout" svg:width="15.775cm" svg:height="12.792cm" svg:x="1.972cm" svg:y="13.503cm" presentation:class="notes" presentation:placeholder="true">
            <draw:text-box/>
          </draw:frame>
        </presentation:notes>
      </draw:page>
      <draw:page draw:name="Prozesstabelle und PCB"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Prozesstabelle und PCB</text:span></text:p>
          </draw:text-box>
        </draw:frame>
        <draw:frame draw:name="Rectangle 3" presentation:style-name="pr8" draw:text-style-name="P1" draw:layer="layout" svg:width="21.77cm" svg:height="13.546cm" svg:x="2.099cm" svg:y="3.387cm" presentation:class="outline" presentation:user-transformed="true">
          <draw:text-box>
            <text:list text:style-name="L6">
              <text:list-item>
                <text:p text:style-name="P16"><text:span text:style-name="T18">Betriebssystem verwaltet eine </text:span><text:span text:style-name="T19">Prozesstabelle</text:span><text:span text:style-name="T18"> </text:span></text:p>
              </text:list-item>
            </text:list>
            <text:list text:style-name="L7">
              <text:list-item>
                <text:list>
                  <text:list-item>
                    <text:p text:style-name="P25"><text:span text:style-name="T15">Information, welche die Prozessverwaltung für Prozesse benötigt, wird in einer Tabelle bzw. mehreren Tabellen/Listen verwaltet</text:span></text:p>
                  </text:list-item>
                </text:list>
              </text:list-item>
              <text:list-item>
                <text:p text:style-name="P16"><text:span text:style-name="T18">Ein Eintrag in der Prozesstabelle wird auch als Process Control Block (</text:span><text:span text:style-name="T19">PCB</text:span><text:span text:style-name="T18">) bezeichnet</text:span></text:p>
              </text:list-item>
              <text:list-item>
                <text:p text:style-name="P16"><text:span text:style-name="T18">Einige wichtige Informationen im PCB</text:span></text:p>
                <text:list>
                  <text:list-item>
                    <text:p text:style-name="P27"><text:span text:style-name="T15">Programmzähler</text:span></text:p>
                  </text:list-item>
                  <text:list-item>
                    <text:p text:style-name="P27"><text:span text:style-name="T15">Prozesszustand</text:span></text:p>
                  </text:list-item>
                  <text:list-item>
                    <text:p text:style-name="P27"><text:span text:style-name="T15">Priorität</text:span></text:p>
                  </text:list-item>
                  <text:list-item>
                    <text:p text:style-name="P27"><text:span text:style-name="T15">Verbrauchte Prozessorzeit seit dem Start des Prozesses</text:span></text:p>
                  </text:list-item>
                  <text:list-item>
                    <text:p text:style-name="P27"><text:span text:style-name="T15">Prozessnummer (PID), Elternprozess (PID)</text:span></text:p>
                  </text:list-item>
                  <text:list-item>
                    <text:p text:style-name="P27"><text:span text:style-name="T15">Zugeordnete Betriebsmittel, z.B. Dateien (Dateideskriptoren)</text:span></text:p>
                  </text:list-item>
                </text:list>
              </text:list-item>
            </text:list>
          </draw:text-box>
        </draw:frame>
        <presentation:notes draw:style-name="dp4">
          <draw:page-thumbnail draw:style-name="gr5" draw:layer="layout" svg:width="14.212cm" svg:height="10.659cm" svg:x="2.753cm" svg:y="2.16cm" draw:page-number="13" presentation:class="page"/>
          <draw:frame presentation:style-name="pr10" draw:text-style-name="P21" draw:layer="layout" svg:width="15.775cm" svg:height="12.792cm" svg:x="1.972cm" svg:y="13.503cm" presentation:class="notes" presentation:placeholder="true">
            <draw:text-box/>
          </draw:frame>
        </presentation:notes>
      </draw:page>
      <draw:page draw:name="page14" draw:style-name="dp3" draw:master-page-name="Titel_20_und_20_Inhalt" presentation:presentation-page-layout-name="AL2T11">
        <draw:frame draw:name="Rectangle 2" presentation:style-name="pr4" draw:text-style-name="P1" draw:layer="layout" svg:width="21.646cm" svg:height="1.904cm" svg:x="1.693cm" svg:y="1.219cm" presentation:class="title" presentation:user-transformed="true">
          <draw:text-box>
            <text:p text:style-name="P12"><text:span text:style-name="T8">Prozessverwaltung unter Unix:</text:span><text:span text:style-name="T8"><text:line-break/></text:span><text:span text:style-name="T8">Prozesshierarchie und init-Prozess</text:span></text:p>
          </draw:text-box>
        </draw:frame>
        <draw:frame draw:name="Rectangle 3" presentation:style-name="pr8" draw:text-style-name="P1" draw:layer="layout" svg:width="20.531cm" svg:height="13.546cm" svg:x="2.117cm" svg:y="3.387cm" presentation:class="outline" presentation:user-transformed="true">
          <draw:text-box>
            <text:list text:style-name="L6">
              <text:list-item>
                <text:p text:style-name="P60"><text:span text:style-name="T5">Unix besitzt eine </text:span><text:span text:style-name="T13">baumartige</text:span><text:span text:style-name="T5"> Prozessstruktur (Prozesshierarchie)</text:span></text:p>
              </text:list-item>
              <text:list-item>
                <text:p text:style-name="P60"><text:span text:style-name="T5">Jeder Prozess erhält vom Betriebssystem eine </text:span><text:span text:style-name="T13">PID</text:span><text:span text:style-name="T5"> (eindeutige Prozess-ID)</text:span></text:p>
              </text:list-item>
              <text:list-item>
                <text:p text:style-name="P60"><text:span text:style-name="T5">Besondere Prozesse unter Unix: </text:span></text:p>
              </text:list-item>
            </text:list>
            <text:list text:style-name="L7">
              <text:list-item>
                <text:list>
                  <text:list-item>
                    <text:p text:style-name="P61"><text:span text:style-name="T20">scheduler </text:span><text:span text:style-name="T15">(PID 0), früher: </text:span><text:span text:style-name="T20">swapper-</text:span><text:span text:style-name="T15">, auch </text:span><text:span text:style-name="T20">idle</text:span><text:span text:style-name="T15">-Prozess genannt, je nach Betriebssystem</text:span></text:p>
                  </text:list-item>
                </text:list>
              </text:list-item>
            </text:list>
            <text:list text:style-name="L8">
              <text:list-item>
                <text:list>
                  <text:list-item>
                    <text:list>
                      <text:list-item>
                        <text:p text:style-name="P62"><text:span text:style-name="T21">Speicherverwaltungsprozess für Swapping (später mehr dazu)</text:span></text:p>
                      </text:list-item>
                    </text:list>
                  </text:list-item>
                  <text:list-item>
                    <text:p text:style-name="P61"><text:span text:style-name="T20">init</text:span><text:span text:style-name="T15"> (PID 1), bei Mac OS X heißt der Prozess </text:span><text:span text:style-name="T20">launchd</text:span></text:p>
                    <text:list>
                      <text:list-item>
                        <text:p text:style-name="P61"><text:span text:style-name="T15">Urvater aller Prozesse</text:span></text:p>
                      </text:list-item>
                    </text:list>
                  </text:list-item>
                </text:list>
              </text:list-item>
            </text:list>
          </draw:text-box>
        </draw:frame>
        <presentation:notes draw:style-name="dp4">
          <draw:page-thumbnail draw:style-name="gr5" draw:layer="layout" svg:width="14.212cm" svg:height="10.659cm" svg:x="2.753cm" svg:y="2.16cm" draw:page-number="14" presentation:class="page"/>
          <draw:frame presentation:style-name="pr10" draw:text-style-name="P21" draw:layer="layout" svg:width="15.775cm" svg:height="12.792cm" svg:x="1.972cm" svg:y="13.503cm" presentation:class="notes" presentation:placeholder="true">
            <draw:text-box/>
          </draw:frame>
        </presentation:notes>
      </draw:page>
      <draw:page draw:name="&#10;Prozessverwaltung unter Unix: &#10;Prozesserzeugung - fork" draw:style-name="dp3" draw:master-page-name="Titel_20_und_20_Inhalt" presentation:presentation-page-layout-name="AL2T11">
        <draw:frame draw:name="Rectangle 3074" presentation:style-name="pr4" draw:text-style-name="P1" draw:layer="layout" svg:width="21.646cm" svg:height="1.904cm" svg:x="1.693cm" svg:y="1.219cm" presentation:class="title" presentation:user-transformed="true">
          <draw:text-box>
            <text:p text:style-name="P12"><text:span text:style-name="T8"><text:line-break/></text:span><text:span text:style-name="T8">Prozessverwaltung unter Unix: </text:span><text:span text:style-name="T8"><text:line-break/></text:span><text:span text:style-name="T8">Prozesserzeugung - fork</text:span></text:p>
          </draw:text-box>
        </draw:frame>
        <draw:frame draw:name="Rectangle 3075" presentation:style-name="pr8" draw:text-style-name="P1" draw:layer="layout" svg:width="20.531cm" svg:height="13.546cm" svg:x="2.117cm" svg:y="3.387cm" presentation:class="outline" presentation:user-transformed="true">
          <draw:text-box>
            <text:list text:style-name="L6">
              <text:list-item>
                <text:p text:style-name="P16"><text:span text:style-name="T5">Ein Prozess wird unter Unix durch einen </text:span><text:span text:style-name="T32">fork()-</text:span><text:span text:style-name="T5">Aufruf des Vaters erzeugt</text:span></text:p>
              </text:list-item>
              <text:list-item>
                <text:p text:style-name="P16"><text:span text:style-name="T5">Der Kindprozess wird erzeugt und erbt dessen Umgebung </text:span><text:span text:style-name="T13">als Kopie</text:span><text:span text:style-name="T5">: </text:span></text:p>
              </text:list-item>
            </text:list>
            <text:list text:style-name="L7">
              <text:list-item>
                <text:list>
                  <text:list-item>
                    <text:p text:style-name="P25"><text:span text:style-name="T15">Alle offenen Dateien und Netzwerkverbindungen</text:span></text:p>
                  </text:list-item>
                  <text:list-item>
                    <text:p text:style-name="P25"><text:span text:style-name="T15">Umgebungsvariablen</text:span></text:p>
                  </text:list-item>
                  <text:list-item>
                    <text:p text:style-name="P25"><text:span text:style-name="T15">Aktuelles Arbeitsverzeichnis</text:span></text:p>
                  </text:list-item>
                  <text:list-item>
                    <text:p text:style-name="P25"><text:span text:style-name="T15">Datenbereiche</text:span></text:p>
                  </text:list-item>
                  <text:list-item>
                    <text:p text:style-name="P25"><text:span text:style-name="T15">Codebereiche</text:span></text:p>
                  </text:list-item>
                </text:list>
              </text:list-item>
              <text:list-item>
                <text:p text:style-name="P16"><text:span text:style-name="T5">Durch den System-Call </text:span><text:span text:style-name="T32">execve()</text:span><text:span text:style-name="T5"> kann im Kindprozess ein neues Programm geladen werden </text:span></text:p>
              </text:list-item>
            </text:list>
            <text:p text:style-name="P63"><text:span text:style-name="T15"/></text:p>
          </draw:text-box>
        </draw:frame>
        <presentation:notes draw:style-name="dp4">
          <draw:page-thumbnail draw:style-name="gr5" draw:layer="layout" svg:width="14.212cm" svg:height="10.659cm" svg:x="2.753cm" svg:y="2.16cm" draw:page-number="15" presentation:class="page"/>
          <draw:frame presentation:style-name="pr10" draw:text-style-name="P21" draw:layer="layout" svg:width="15.775cm" svg:height="12.792cm" svg:x="1.972cm" svg:y="13.503cm" presentation:class="notes" presentation:placeholder="true">
            <draw:text-box/>
          </draw:frame>
        </presentation:notes>
      </draw:page>
      <draw:page draw:name="&#10;Prozesserzeugung unter Unix (C-Beispiel)"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erzeugung unter Unix (C-Beispiel)</text:span></text:p>
          </draw:text-box>
        </draw:frame>
        <draw:frame draw:name="Rectangle 3" presentation:style-name="pr8" draw:text-style-name="P1" draw:layer="layout" svg:width="21.283cm" svg:height="13.546cm" svg:x="0.617cm" svg:y="3.987cm" presentation:class="outline" presentation:user-transformed="true">
          <draw:text-box>
            <text:p text:style-name="P64"><text:span text:style-name="T22">static void main()</text:span></text:p>
            <text:p text:style-name="P64"><text:span text:style-name="T22">{</text:span></text:p>
            <text:p text:style-name="P64"><text:span text:style-name="T22"><text:tab/></text:span><text:span text:style-name="T22">int ret;</text:span><text:span text:style-name="T22"><text:tab/></text:span><text:span text:style-name="T22"><text:tab/></text:span><text:span text:style-name="T22"><text:tab/></text:span><text:span text:style-name="T22"><text:tab/></text:span><text:span text:style-name="T33">// Returncode von `fork`.</text:span></text:p>
            <text:p text:style-name="P64"><text:span text:style-name="T22"><text:tab/></text:span><text:span text:style-name="T22">int status;</text:span><text:span text:style-name="T22"><text:tab/></text:span><text:span text:style-name="T22"><text:tab/></text:span><text:span text:style-name="T22"><text:tab/></text:span><text:span text:style-name="T22"><text:tab/></text:span><text:span text:style-name="T33">// Status des Kindprozesses.</text:span></text:p>
            <text:p text:style-name="P64"><text:span text:style-name="T22"><text:tab/></text:span><text:span text:style-name="T22">pid_t pid;</text:span><text:span text:style-name="T22"><text:tab/></text:span><text:span text:style-name="T22"><text:tab/></text:span><text:span text:style-name="T22"><text:tab/></text:span><text:span text:style-name="T22"><text:tab/></text:span><text:span text:style-name="T33">// pid_t ist ein spezieller Datentyp, der eine PID beschreibt.</text:span></text:p>
            <text:p text:style-name="P64"><text:span text:style-name="T22"><text:tab/></text:span><text:span text:style-name="T22">ret = </text:span><text:span text:style-name="T34">fork();</text:span><text:span text:style-name="T22"> <text:s text:c="2"/></text:span><text:span text:style-name="T22"><text:tab/></text:span><text:span text:style-name="T22"><text:tab/></text:span><text:span text:style-name="T22"><text:tab/></text:span><text:span text:style-name="T33">// Erzeuge Kindprozesses.</text:span></text:p>
            <text:p text:style-name="P64"><text:span text:style-name="T22"><text:tab/></text:span><text:span text:style-name="T22">if (ret == 0) {</text:span></text:p>
            <text:p text:style-name="P64"><text:span text:style-name="T22"><text:tab/></text:span><text:span text:style-name="T22"><text:tab/></text:span><text:span text:style-name="T33">// Anweisungen, die im Kindprozess ausgeführt werden.</text:span></text:p>
            <text:p text:style-name="P64"><text:span text:style-name="T22"><text:tab/></text:span><text:span text:style-name="T22"><text:tab/></text:span><text:span text:style-name="T22">...</text:span></text:p>
            <text:p text:style-name="P65"><text:span text:style-name="T22"><text:tab/></text:span><text:span text:style-name="T22"><text:tab/></text:span><text:span text:style-name="T34">exit(0);</text:span><text:span text:style-name="T22"> </text:span><text:span text:style-name="T22"><text:tab/></text:span><text:span text:style-name="T22"><text:tab/></text:span><text:span text:style-name="T22"><text:tab/></text:span><text:span text:style-name="T35">// </text:span><text:span text:style-name="T33">beende den Kindprozesses mit Status 0 (ok)</text:span></text:p>
            <text:p text:style-name="P64"><text:span text:style-name="T22"><text:tab/></text:span><text:span text:style-name="T22">}</text:span></text:p>
            <text:p text:style-name="P64"><text:span text:style-name="T22"><text:tab/></text:span><text:span text:style-name="T22">else {</text:span></text:p>
            <text:p text:style-name="P64"><text:span text:style-name="T22"><text:tab/></text:span><text:span text:style-name="T22"><text:tab/></text:span><text:span text:style-name="T33">// Anweisungen, die nur im Elternprozess ausgeführt werden.</text:span></text:p>
            <text:p text:style-name="P64"><text:span text:style-name="T22"><text:tab/></text:span><text:span text:style-name="T22"><text:tab/></text:span><text:span text:style-name="T33">// Zur Ablaufzeit kommt hier nur der Elternprozess rein.</text:span><text:span text:style-name="T22"><text:line-break/></text:span><text:span text:style-name="T22"> <text:s text:c="7"/></text:span><text:span text:style-name="T33">// ret = PID des Kindprozesses</text:span></text:p>
            <text:p text:style-name="P64"><text:span text:style-name="T22"/></text:p>
            <text:p text:style-name="P64"><text:span text:style-name="T22"><text:tab/></text:span><text:span text:style-name="T22"><text:tab/></text:span><text:span text:style-name="T22">...</text:span></text:p>
            <text:p text:style-name="P64"><text:span text:style-name="T22"><text:tab/></text:span><text:span text:style-name="T22"><text:tab/></text:span><text:span text:style-name="T22">pid = </text:span><text:span text:style-name="T34">wait(&amp;status);</text:span><text:span text:style-name="T22"><text:tab/></text:span><text:span text:style-name="T33">// warte auf Beendigung des Kindprozesses</text:span></text:p>
            <text:p text:style-name="P64"><text:span text:style-name="T22"><text:tab/></text:span><text:span text:style-name="T22"><text:tab/></text:span><text:span text:style-name="T34">exit(0);</text:span><text:span text:style-name="T22"> </text:span><text:span text:style-name="T22"><text:tab/></text:span><text:span text:style-name="T22"><text:tab/></text:span><text:span text:style-name="T22"><text:tab/></text:span><text:span text:style-name="T33">// beende Vaterprozesses mit Status 0 (ok)</text:span></text:p>
            <text:p text:style-name="P64"><text:span text:style-name="T22"><text:tab/></text:span><text:span text:style-name="T22">}</text:span></text:p>
            <text:p text:style-name="P64"><text:span text:style-name="T22">}</text:span></text:p>
            <text:p text:style-name="P66"><text:span text:style-name="T36"/></text:p>
          </draw:text-box>
        </draw:frame>
        <draw:custom-shape draw:name="Rectangle 5" draw:style-name="gr9" draw:text-style-name="P1" draw:layer="layout" svg:width="25.399cm" svg:height="0.001cm" svg:x="0cm" svg:y="7.025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6.35cm" svg:height="4.974cm" svg:x="19.915cm" svg:y="7.627cm">
          <draw:image xlink:href="Pictures/2000002900001A46000014CA2E6D2C93148024CC.svm" xlink:type="simple" xlink:show="embed" xlink:actuate="onLoad" loext:mime-type="image/x-svm">
            <text:p/>
          </draw:image>
          <draw:image xlink:href="Pictures/10000200000000FE000000C9B39BC8FD4C0E2495.png" xlink:type="simple" xlink:show="embed" xlink:actuate="onLoad" loext:mime-type="image/png"/>
        </draw:frame>
        <presentation:notes draw:style-name="dp4">
          <draw:page-thumbnail draw:style-name="gr5" draw:layer="layout" svg:width="14.212cm" svg:height="10.659cm" svg:x="2.753cm" svg:y="2.16cm" draw:page-number="16" presentation:class="page"/>
          <draw:frame presentation:style-name="pr10" draw:text-style-name="P21" draw:layer="layout" svg:width="15.775cm" svg:height="12.792cm" svg:x="1.972cm" svg:y="13.503cm" presentation:class="notes" presentation:placeholder="true">
            <draw:text-box/>
          </draw:frame>
        </presentation:notes>
      </draw:page>
      <draw:page draw:name="&#10;Unix-Prozessbaum"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Unix-Prozessbaum</text:span></text:p>
          </draw:text-box>
        </draw:frame>
        <draw:frame draw:name="Rectangle 3" presentation:style-name="pr8" draw:text-style-name="P69" draw:layer="layout" svg:width="21.166cm" svg:height="4.602cm" svg:x="1.905cm" svg:y="3.598cm" presentation:class="outline" presentation:user-transformed="true">
          <draw:text-box>
            <text:list text:style-name="L6">
              <text:list-item>
                <text:p text:style-name="P67"><text:span text:style-name="T21">Je Terminal wartet ein </text:span><text:span text:style-name="T37">getty</text:span><text:span text:style-name="T21">-Prozess auf eine Eingabe (Login) </text:span></text:p>
              </text:list-item>
              <text:list-item>
                <text:p text:style-name="P68"><text:span text:style-name="T21">Nach erfolgreichem Login wird ein Shell-Prozess gestartet</text:span></text:p>
              </text:list-item>
              <text:list-item>
                <text:p text:style-name="P68"><text:span text:style-name="T21">Jedes Kommando wird gewöhnlich in einem eigenen Prozess ausgeführt</text:span></text:p>
              </text:list-item>
              <text:list-item>
                <text:p text:style-name="P68"><text:span text:style-name="T38">pstree</text:span><text:span text:style-name="T21"> oder </text:span><text:span text:style-name="T38">ps faux</text:span><text:span text:style-name="T21"> für Prozessbaum Anzeige</text:span></text:p>
              </text:list-item>
            </text:list>
          </draw:text-box>
        </draw:frame>
        <draw:g>
          <draw:custom-shape draw:name="Text Box 32" draw:style-name="gr41" draw:text-style-name="P70" draw:layer="layout" svg:width="4.969cm" svg:height="1.265cm" svg:x="1.646cm" svg:y="9.943cm">
            <text:p text:style-name="P12"><text:span text:style-name="T36">Startet alle weiteren </text:span></text:p>
            <text:p text:style-name="P12"><text:span text:style-name="T36">Prozesse</text:span></text:p>
            <draw:enhanced-geometry draw:mirror-horizontal="false" draw:mirror-vertical="false" svg:viewBox="0 0 4966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35" draw:style-name="gr42" draw:text-style-name="P72" draw:layer="layout" svg:width="3.345cm" svg:height="1.399cm" svg:x="6.862cm" svg:y="10.025cm">
            <text:p text:style-name="P71"><text:span text:style-name="T39">init</text:span></text:p>
            <text:p text:style-name="P71"><text:span text:style-name="T40">PID 1</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6" draw:style-name="gr42" draw:text-style-name="P72" draw:layer="layout" svg:width="3.345cm" svg:height="1.399cm" svg:x="2.087cm" svg:y="13.225cm">
            <text:p text:style-name="P71"><text:span text:style-name="T39">getty</text:span></text:p>
            <text:p text:style-name="P71"><text:span text:style-name="T40">PID 1213</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7" draw:style-name="gr42" draw:text-style-name="P72" draw:layer="layout" svg:width="3.345cm" svg:height="1.399cm" svg:x="6.452cm" svg:y="13.225cm">
            <text:p text:style-name="P71"><text:span text:style-name="T39">login</text:span></text:p>
            <text:p text:style-name="P71"><text:span text:style-name="T40">PID 1223</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8" draw:style-name="gr42" draw:text-style-name="P72" draw:layer="layout" svg:width="3.345cm" svg:height="1.399cm" svg:x="11.04cm" svg:y="13.225cm">
            <text:p text:style-name="P71"><text:span text:style-name="T39">bash</text:span></text:p>
            <text:p text:style-name="P71"><text:span text:style-name="T40">PID 1244</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9" draw:style-name="gr42" draw:text-style-name="P72" draw:layer="layout" svg:width="3.345cm" svg:height="1.399cm" svg:x="9.288cm" svg:y="16.226cm">
            <text:p text:style-name="P71"><text:span text:style-name="T39">cp</text:span></text:p>
            <text:p text:style-name="P71"><text:span text:style-name="T40">PID 1295</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8" draw:style-name="gr43" draw:text-style-name="P1" draw:layer="layout" svg:x1="8.513cm" svg:y1="11.425cm" svg:x2="4.025cm" svg:y2="13.225cm">
            <text:p/>
          </draw:line>
          <draw:line draw:name="Line 28" draw:style-name="gr43" draw:text-style-name="P1" draw:layer="layout" svg:x1="8.589cm" svg:y1="11.425cm" svg:x2="8.125cm" svg:y2="13.225cm">
            <text:p/>
          </draw:line>
          <draw:line draw:name="Line 28" draw:style-name="gr43" draw:text-style-name="P1" draw:layer="layout" svg:x1="8.681cm" svg:y1="11.425cm" svg:x2="12.566cm" svg:y2="13.225cm">
            <text:p/>
          </draw:line>
          <draw:line draw:name="Line 28" draw:style-name="gr44" draw:text-style-name="P1" draw:layer="layout" svg:x1="12.566cm" svg:y1="14.625cm" svg:x2="10.96cm" svg:y2="16.225cm">
            <text:p/>
          </draw:line>
          <draw:custom-shape draw:name="Ellipse 44" draw:style-name="gr42" draw:text-style-name="P72" draw:layer="layout" svg:width="3.345cm" svg:height="1.399cm" svg:x="13.034cm" svg:y="16.226cm">
            <text:p text:style-name="P71"><text:span text:style-name="T39">ls</text:span></text:p>
            <text:p text:style-name="P71"><text:span text:style-name="T40">PID 1297</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32" draw:style-name="gr41" draw:text-style-name="P70" draw:layer="layout" svg:width="0.922cm" svg:height="0.758cm" svg:x="16.658cm" svg:y="16.541cm">
            <text:p text:style-name="P12"><text:span text:style-name="T36">…</text:span></text:p>
            <draw:enhanced-geometry draw:mirror-horizontal="false" draw:mirror-vertical="false" svg:viewBox="0 0 923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44" draw:text-style-name="P1" draw:layer="layout" svg:x1="12.712cm" svg:y1="14.625cm" svg:x2="14.445cm" svg:y2="16.225cm">
            <text:p/>
          </draw:line>
          <draw:custom-shape draw:name="Freihandform 47" draw:style-name="gr45" draw:text-style-name="P1" draw:layer="layout" svg:width="2.832cm" svg:height="0.39cm" svg:x="4.54cm" svg:y="14.606cm">
            <text:p/>
            <draw:enhanced-geometry draw:mirror-horizontal="false" draw:mirror-vertical="false" svg:viewBox="0 0 2833 391" drawooo:sub-view-size="1019907 140677" draw:text-areas="0 0 ?f34 ?f35" draw:type="ooxml-non-primitive" draw:enhanced-path="M 0 0 C 107704 107706 -1275 11832 70338 52754 79344 57900 118277 90884 131884 96716 142991 101476 155434 102188 167053 105508 175964 108054 184752 111046 193430 114300 208208 119842 221722 130005 237392 131885 295663 138877 354623 137746 413238 140677 486507 137746 560251 140709 633046 131885 657904 128872 679307 112387 703384 105508 720525 100611 738657 100212 756138 96716 767987 94346 779688 91243 791307 87923 800218 85377 808596 80949 817684 79131 838005 75067 858715 73270 879230 70339 896815 64477 918877 65861 931984 52754 940776 43962 947565 32546 958361 26377 968853 20382 981911 20905 993530 17585 1002441 15039 1019907 8792 1019907 8792 N">
              <draw:equation draw:name="f0" draw:formula="0*logwidth/1019907"/>
              <draw:equation draw:name="f1" draw:formula="0*logheight/140677"/>
              <draw:equation draw:name="f2" draw:formula="70338*logwidth/1019907"/>
              <draw:equation draw:name="f3" draw:formula="52754*logheight/140677"/>
              <draw:equation draw:name="f4" draw:formula="131884*logwidth/1019907"/>
              <draw:equation draw:name="f5" draw:formula="96716*logheight/140677"/>
              <draw:equation draw:name="f6" draw:formula="167053*logwidth/1019907"/>
              <draw:equation draw:name="f7" draw:formula="105508*logheight/140677"/>
              <draw:equation draw:name="f8" draw:formula="193430*logwidth/1019907"/>
              <draw:equation draw:name="f9" draw:formula="114300*logheight/140677"/>
              <draw:equation draw:name="f10" draw:formula="237392*logwidth/1019907"/>
              <draw:equation draw:name="f11" draw:formula="131885*logheight/140677"/>
              <draw:equation draw:name="f12" draw:formula="413238*logwidth/1019907"/>
              <draw:equation draw:name="f13" draw:formula="140677*logheight/140677"/>
              <draw:equation draw:name="f14" draw:formula="633046*logwidth/1019907"/>
              <draw:equation draw:name="f15" draw:formula="131885*logheight/140677"/>
              <draw:equation draw:name="f16" draw:formula="703384*logwidth/1019907"/>
              <draw:equation draw:name="f17" draw:formula="105508*logheight/140677"/>
              <draw:equation draw:name="f18" draw:formula="756138*logwidth/1019907"/>
              <draw:equation draw:name="f19" draw:formula="96716*logheight/140677"/>
              <draw:equation draw:name="f20" draw:formula="791307*logwidth/1019907"/>
              <draw:equation draw:name="f21" draw:formula="87923*logheight/140677"/>
              <draw:equation draw:name="f22" draw:formula="817684*logwidth/1019907"/>
              <draw:equation draw:name="f23" draw:formula="79131*logheight/140677"/>
              <draw:equation draw:name="f24" draw:formula="879230*logwidth/1019907"/>
              <draw:equation draw:name="f25" draw:formula="70339*logheight/140677"/>
              <draw:equation draw:name="f26" draw:formula="931984*logwidth/1019907"/>
              <draw:equation draw:name="f27" draw:formula="52754*logheight/140677"/>
              <draw:equation draw:name="f28" draw:formula="958361*logwidth/1019907"/>
              <draw:equation draw:name="f29" draw:formula="26377*logheight/140677"/>
              <draw:equation draw:name="f30" draw:formula="993530*logwidth/1019907"/>
              <draw:equation draw:name="f31" draw:formula="17585*logheight/140677"/>
              <draw:equation draw:name="f32" draw:formula="1019907*logwidth/1019907"/>
              <draw:equation draw:name="f33" draw:formula="8792*logheight/140677"/>
              <draw:equation draw:name="f34" draw:formula="logwidth"/>
              <draw:equation draw:name="f35" draw:formula="logheight"/>
            </draw:enhanced-geometry>
          </draw:custom-shape>
          <draw:custom-shape draw:name="Freihandform 48" draw:style-name="gr45" draw:text-style-name="P1" draw:layer="layout" svg:width="2.832cm" svg:height="0.39cm" svg:x="8.778cm" svg:y="14.59cm">
            <text:p/>
            <draw:enhanced-geometry draw:mirror-horizontal="false" draw:mirror-vertical="false" svg:viewBox="0 0 2833 391" drawooo:sub-view-size="1019907 140677" draw:text-areas="0 0 ?f34 ?f35" draw:type="ooxml-non-primitive" draw:enhanced-path="M 0 0 C 107704 107706 -1275 11832 70338 52754 79344 57900 118277 90884 131884 96716 142991 101476 155434 102188 167053 105508 175964 108054 184752 111046 193430 114300 208208 119842 221722 130005 237392 131885 295663 138877 354623 137746 413238 140677 486507 137746 560251 140709 633046 131885 657904 128872 679307 112387 703384 105508 720525 100611 738657 100212 756138 96716 767987 94346 779688 91243 791307 87923 800218 85377 808596 80949 817684 79131 838005 75067 858715 73270 879230 70339 896815 64477 918877 65861 931984 52754 940776 43962 947565 32546 958361 26377 968853 20382 981911 20905 993530 17585 1002441 15039 1019907 8792 1019907 8792 N">
              <draw:equation draw:name="f0" draw:formula="0*logwidth/1019907"/>
              <draw:equation draw:name="f1" draw:formula="0*logheight/140677"/>
              <draw:equation draw:name="f2" draw:formula="70338*logwidth/1019907"/>
              <draw:equation draw:name="f3" draw:formula="52754*logheight/140677"/>
              <draw:equation draw:name="f4" draw:formula="131884*logwidth/1019907"/>
              <draw:equation draw:name="f5" draw:formula="96716*logheight/140677"/>
              <draw:equation draw:name="f6" draw:formula="167053*logwidth/1019907"/>
              <draw:equation draw:name="f7" draw:formula="105508*logheight/140677"/>
              <draw:equation draw:name="f8" draw:formula="193430*logwidth/1019907"/>
              <draw:equation draw:name="f9" draw:formula="114300*logheight/140677"/>
              <draw:equation draw:name="f10" draw:formula="237392*logwidth/1019907"/>
              <draw:equation draw:name="f11" draw:formula="131885*logheight/140677"/>
              <draw:equation draw:name="f12" draw:formula="413238*logwidth/1019907"/>
              <draw:equation draw:name="f13" draw:formula="140677*logheight/140677"/>
              <draw:equation draw:name="f14" draw:formula="633046*logwidth/1019907"/>
              <draw:equation draw:name="f15" draw:formula="131885*logheight/140677"/>
              <draw:equation draw:name="f16" draw:formula="703384*logwidth/1019907"/>
              <draw:equation draw:name="f17" draw:formula="105508*logheight/140677"/>
              <draw:equation draw:name="f18" draw:formula="756138*logwidth/1019907"/>
              <draw:equation draw:name="f19" draw:formula="96716*logheight/140677"/>
              <draw:equation draw:name="f20" draw:formula="791307*logwidth/1019907"/>
              <draw:equation draw:name="f21" draw:formula="87923*logheight/140677"/>
              <draw:equation draw:name="f22" draw:formula="817684*logwidth/1019907"/>
              <draw:equation draw:name="f23" draw:formula="79131*logheight/140677"/>
              <draw:equation draw:name="f24" draw:formula="879230*logwidth/1019907"/>
              <draw:equation draw:name="f25" draw:formula="70339*logheight/140677"/>
              <draw:equation draw:name="f26" draw:formula="931984*logwidth/1019907"/>
              <draw:equation draw:name="f27" draw:formula="52754*logheight/140677"/>
              <draw:equation draw:name="f28" draw:formula="958361*logwidth/1019907"/>
              <draw:equation draw:name="f29" draw:formula="26377*logheight/140677"/>
              <draw:equation draw:name="f30" draw:formula="993530*logwidth/1019907"/>
              <draw:equation draw:name="f31" draw:formula="17585*logheight/140677"/>
              <draw:equation draw:name="f32" draw:formula="1019907*logwidth/1019907"/>
              <draw:equation draw:name="f33" draw:formula="8792*logheight/140677"/>
              <draw:equation draw:name="f34" draw:formula="logwidth"/>
              <draw:equation draw:name="f35" draw:formula="logheight"/>
            </draw:enhanced-geometry>
          </draw:custom-shape>
          <draw:custom-shape draw:name="Text Box 32" draw:style-name="gr41" draw:text-style-name="P70" draw:layer="layout" svg:width="2.438cm" svg:height="1.265cm" svg:x="1.818cm" svg:y="11.825cm">
            <text:p text:style-name="P12"><text:span text:style-name="T36">Terminal-</text:span></text:p>
            <text:p text:style-name="P12"><text:span text:style-name="T36">prozess</text:span></text:p>
            <draw:enhanced-geometry draw:mirror-horizontal="false" draw:mirror-vertical="false" svg:viewBox="0 0 2439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1" draw:text-style-name="P70" draw:layer="layout" svg:width="2.616cm" svg:height="0.674cm" svg:x="4.703cm" svg:y="15.084cm">
            <text:p text:style-name="P12"><text:span text:style-name="T41">Login-Name</text:span></text:p>
            <draw:enhanced-geometry draw:mirror-horizontal="false" draw:mirror-vertical="false" svg:viewBox="0 0 261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1" draw:text-style-name="P70" draw:layer="layout" svg:width="2.061cm" svg:height="0.674cm" svg:x="9.026cm" svg:y="14.999cm">
            <text:p text:style-name="P12"><text:span text:style-name="T41">Passwort</text:span></text:p>
            <draw:enhanced-geometry draw:mirror-horizontal="false" draw:mirror-vertical="false" svg:viewBox="0 0 206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1" draw:text-style-name="P70" draw:layer="layout" svg:width="4.309cm" svg:height="1.772cm" svg:x="12.503cm" svg:y="11.392cm">
            <text:p text:style-name="P12"><text:span text:style-name="T36">Shell, bzw. erstes </text:span></text:p>
            <text:p text:style-name="P12"><text:span text:style-name="T36">Kommando</text:span></text:p>
            <text:p text:style-name="P12"><text:span text:style-name="T36">laut Konfiguration</text:span></text:p>
            <draw:enhanced-geometry draw:mirror-horizontal="false" draw:mirror-vertical="false" svg:viewBox="0 0 4306 177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1" draw:text-style-name="P70" draw:layer="layout" svg:width="3.225cm" svg:height="1.265cm" svg:x="13.888cm" svg:y="14.425cm">
            <text:p text:style-name="P12"><text:span text:style-name="T36">Programme, </text:span></text:p>
            <text:p text:style-name="P12"><text:span text:style-name="T36">Kommandos</text:span></text:p>
            <draw:enhanced-geometry draw:mirror-horizontal="false" draw:mirror-vertical="false" svg:viewBox="0 0 3218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Ellipse 55" draw:style-name="gr42" draw:text-style-name="P73" draw:layer="layout" svg:width="3.345cm" svg:height="1.399cm" svg:x="16.5cm" svg:y="8.166cm">
            <text:p text:style-name="P71"><text:span text:style-name="T42">bash</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6" draw:style-name="gr42" draw:text-style-name="P73" draw:layer="layout" svg:width="3.345cm" svg:height="1.399cm" svg:x="20.201cm" svg:y="8cm">
            <text:p text:style-name="P71"><text:span text:style-name="T42">bash/ls</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Gerade Verbindung 57" draw:style-name="gr46" draw:text-style-name="P74" draw:layer="layout" svg:x1="21.928cm" svg:y1="9.399cm" svg:x2="22cm" svg:y2="13cm">
            <text:p/>
          </draw:line>
          <draw:line draw:name="Line 28" draw:style-name="gr44" draw:text-style-name="P1" draw:layer="layout" svg:x1="18.173cm" svg:y1="10.6cm" svg:x2="21.946cm" svg:y2="10.617cm">
            <text:p/>
          </draw:line>
          <draw:custom-shape draw:name="Text Box 32" draw:style-name="gr41" draw:text-style-name="P70" draw:layer="layout" svg:width="1.185cm" svg:height="0.674cm" svg:x="18.067cm" svg:y="9.916cm">
            <text:p text:style-name="P12"><text:span text:style-name="T41">fork</text:span></text:p>
            <draw:enhanced-geometry draw:mirror-horizontal="false" draw:mirror-vertical="false" svg:viewBox="0 0 1186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47" draw:text-style-name="P1" draw:layer="layout" svg:x1="18.166cm" svg:y1="12.59cm" svg:x2="21.854cm" svg:y2="12.59cm">
            <text:p/>
          </draw:line>
          <draw:custom-shape draw:name="Text Box 32" draw:style-name="gr41" draw:text-style-name="P70" draw:layer="layout" svg:width="1.24cm" svg:height="0.674cm" svg:x="18.015cm" svg:y="11.79cm">
            <text:p text:style-name="P12"><text:span text:style-name="T41">wait</text:span></text:p>
            <draw:enhanced-geometry draw:mirror-horizontal="false" draw:mirror-vertical="false" svg:viewBox="0 0 124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62" draw:style-name="gr46" draw:text-style-name="P74" draw:layer="layout" svg:x1="18.173cm" svg:y1="9.565cm" svg:x2="18.2cm" svg:y2="13cm">
            <text:p/>
          </draw:line>
          <draw:custom-shape draw:name="Text Box 32" draw:style-name="gr41" draw:text-style-name="P70" draw:layer="layout" svg:width="1.155cm" svg:height="0.674cm" svg:x="21.992cm" svg:y="12.106cm">
            <text:p text:style-name="P12"><text:span text:style-name="T41">exit</text:span></text:p>
            <draw:enhanced-geometry draw:mirror-horizontal="false" draw:mirror-vertical="false" svg:viewBox="0 0 115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1" draw:text-style-name="P70" draw:layer="layout" svg:width="2.235cm" svg:height="0.674cm" svg:x="21.952cm" svg:y="11.106cm">
            <text:p text:style-name="P12"><text:span text:style-name="T41">exec(„ls“)</text:span></text:p>
            <draw:enhanced-geometry draw:mirror-horizontal="false" draw:mirror-vertical="false" svg:viewBox="0 0 115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3-23">23.03.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3.233cm" svg:height="9.921cm" svg:x="3.246cm" svg:y="2.509cm" draw:page-number="17" presentation:class="page"/>
          <draw:frame draw:name="Rectangle 3" presentation:style-name="pr7" draw:text-style-name="P11" draw:layer="layout" svg:width="14.458cm" svg:height="9.193cm" svg:x="2.619cm" svg:y="13.564cm" presentation:class="notes" presentation:placeholder="true" presentation:user-transformed="true">
            <draw:text-box/>
          </draw:frame>
        </presentation:notes>
      </draw:page>
      <draw:page draw:name="Zustandsautomat eines Unix-Prozesse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Zustandsautomat eines Unix-Prozesses</text:span></text:p>
          </draw:text-box>
        </draw:frame>
        <draw:frame draw:name="Rectangle 3" presentation:style-name="pr8" draw:text-style-name="P1" draw:layer="layout" svg:width="21.589cm" svg:height="2.962cm" svg:x="1.905cm" svg:y="3.598cm" presentation:class="outline" presentation:user-transformed="true">
          <draw:text-box>
            <text:list text:style-name="L6">
              <text:list-item>
                <text:p text:style-name="P68"><text:span text:style-name="T15">Jeder Prozess, außer der init-Prozess, hat einen Elternprozess</text:span></text:p>
              </text:list-item>
              <text:list-item>
                <text:p text:style-name="P68"><text:span text:style-name="T15">Zustand </text:span><text:span text:style-name="T43">zombie</text:span><text:span text:style-name="T15"> wird vom Kindprozess eingenommen, bis der Elternprozess Nachricht über Ableben erhalten hat</text:span></text:p>
              </text:list-item>
              <text:list-item>
                <text:p text:style-name="P68"><text:span text:style-name="T15">Elternprozess stirbt vorher –&gt; init-Prozess wird „Pflegevater“</text:span></text:p>
              </text:list-item>
            </text:list>
          </draw:text-box>
        </draw:frame>
        <draw:custom-shape draw:name="AutoShape 4" draw:style-name="gr48" draw:text-style-name="P75" draw:layer="layout" svg:width="2.954cm" svg:height="1.886cm" svg:x="3.588cm" svg:y="11cm">
          <text:p text:style-name="P58"><text:span text:style-name="T44">nicht-</text:span></text:p>
          <text:p text:style-name="P58"><text:span text:style-name="T44">existen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5" draw:style-name="gr49" draw:text-style-name="P76" draw:layer="layout" svg:width="2.954cm" svg:height="1.548cm" svg:x="7.529cm" svg:y="11.314cm">
          <text:p text:style-name="P58"><text:span text:style-name="T45">idle</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6" draw:style-name="gr49" draw:text-style-name="P76" draw:layer="layout" svg:width="2.954cm" svg:height="1.548cm" svg:x="11.468cm" svg:y="11.314cm">
          <text:p text:style-name="P58"><text:span text:style-name="T45">berei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7" draw:style-name="gr50" draw:text-style-name="P76" draw:layer="layout" svg:width="2.954cm" svg:height="1.552cm" svg:x="14.62cm" svg:y="13.483cm">
          <text:p text:style-name="P58"><text:span text:style-name="T45">stop</text:span></text:p>
          <draw:enhanced-geometry draw:mirror-horizontal="false" draw:mirror-vertical="false" svg:viewBox="0 0 3175 1936"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8" draw:style-name="gr49" draw:text-style-name="P76" draw:layer="layout" svg:width="2.954cm" svg:height="1.548cm" svg:x="17.575cm" svg:y="11.314cm">
          <text:p text:style-name="P58"><text:span text:style-name="T45">aktiv</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9" draw:style-name="gr44" draw:text-style-name="P1" draw:layer="layout" svg:x1="6.543cm" svg:y1="12.088cm" svg:x2="7.528cm" svg:y2="12.088cm">
          <text:p/>
        </draw:line>
        <draw:line draw:name="Line 10" draw:style-name="gr44" draw:text-style-name="P1" draw:layer="layout" svg:x1="10.483cm" svg:y1="12.088cm" svg:x2="11.469cm" svg:y2="12.088cm">
          <text:p/>
        </draw:line>
        <draw:custom-shape draw:name="AutoShape 12" draw:style-name="gr50" draw:text-style-name="P76" draw:layer="layout" svg:width="2.954cm" svg:height="1.552cm" svg:x="17.772cm" svg:y="15.499cm">
          <text:p text:style-name="P58"><text:span text:style-name="T45">zombie</text:span></text:p>
          <draw:enhanced-geometry draw:mirror-horizontal="false" draw:mirror-vertical="false" svg:viewBox="0 0 3175 1936"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13" draw:style-name="gr49" draw:text-style-name="P75" draw:layer="layout" svg:width="2.954cm" svg:height="1.548cm" svg:x="14.423cm" svg:y="9.142cm">
          <text:p text:style-name="P58"><text:span text:style-name="T44">blockier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14" draw:style-name="gr51" draw:text-style-name="P1" draw:layer="layout" svg:x1="17.772cm" svg:y1="16.273cm" svg:x2="4.77cm" svg:y2="16.273cm">
          <text:p/>
        </draw:line>
        <draw:line draw:name="Line 15" draw:style-name="gr44" draw:text-style-name="P1" draw:layer="layout" svg:x1="4.77cm" svg:y1="16.273cm" svg:x2="4.77cm" svg:y2="12.863cm">
          <text:p/>
        </draw:line>
        <draw:line draw:name="Line 16" draw:style-name="gr44" draw:text-style-name="P1" draw:layer="layout" svg:x1="14.62cm" svg:y1="13.949cm" svg:x2="13.635cm" svg:y2="12.863cm">
          <text:p/>
        </draw:line>
        <draw:line draw:name="Line 17" draw:style-name="gr44" draw:text-style-name="P1" draw:layer="layout" svg:x1="18.953cm" svg:y1="12.863cm" svg:x2="17.574cm" svg:y2="13.794cm">
          <text:p/>
        </draw:line>
        <draw:line draw:name="Line 18" draw:style-name="gr44" draw:text-style-name="P1" draw:layer="layout" svg:x1="14.619cm" svg:y1="10.691cm" svg:x2="13.437cm" svg:y2="11.313cm">
          <text:p/>
        </draw:line>
        <draw:line draw:name="Line 19" draw:style-name="gr44" draw:text-style-name="P1" draw:layer="layout" svg:x1="18.56cm" svg:y1="11.314cm" svg:x2="17.378cm" svg:y2="10.073cm">
          <text:p/>
        </draw:line>
        <draw:line draw:name="Line 20" draw:style-name="gr44" draw:text-style-name="P1" draw:layer="layout" svg:x1="19.347cm" svg:y1="12.863cm" svg:x2="19.347cm" svg:y2="15.498cm">
          <text:p/>
        </draw:line>
        <draw:custom-shape draw:name="Text Box 21" draw:style-name="gr18" draw:text-style-name="P77" draw:layer="layout" svg:width="5.046cm" svg:height="0.841cm" svg:x="18.157cm" svg:y="10cm">
          <text:p text:style-name="P12"><text:span text:style-name="T22">Warte auf Ereignis</text:span></text:p>
          <draw:enhanced-geometry draw:mirror-horizontal="false" draw:mirror-vertical="false" svg:viewBox="0 0 504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18" draw:text-style-name="P77" draw:layer="layout" svg:width="2.908cm" svg:height="1.433cm" svg:x="19.598cm" svg:y="13.367cm">
          <text:p text:style-name="P12"><text:span text:style-name="T22">warte </text:span></text:p>
          <text:p text:style-name="P12"><text:span text:style-name="T22">auf Eltern</text:span></text:p>
          <draw:enhanced-geometry draw:mirror-horizontal="false" draw:mirror-vertical="false" svg:viewBox="0 0 2905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8" draw:text-style-name="P77" draw:layer="layout" svg:width="2.87cm" svg:height="0.841cm" svg:x="14.562cm" svg:y="11.123cm">
          <text:p text:style-name="P12"><text:span text:style-name="T22">Zuteilung</text:span></text:p>
          <draw:enhanced-geometry draw:mirror-horizontal="false" draw:mirror-vertical="false" svg:viewBox="0 0 2871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18" draw:text-style-name="P77" draw:layer="layout" svg:width="2.023cm" svg:height="0.841cm" svg:x="12.177cm" svg:y="10cm">
          <text:p text:style-name="P12"><text:span text:style-name="T22">Signal</text:span></text:p>
          <draw:enhanced-geometry draw:mirror-horizontal="false" draw:mirror-vertical="false" svg:viewBox="0 0 2024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8" draw:text-style-name="P77" draw:layer="layout" svg:width="2.391cm" svg:height="0.841cm" svg:x="5.8cm" svg:y="10.2cm">
          <text:p text:style-name="P12"><text:span text:style-name="T22">erzeugt</text:span></text:p>
          <draw:enhanced-geometry draw:mirror-horizontal="false" draw:mirror-vertical="false" svg:viewBox="0 0 239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18" draw:text-style-name="P77" draw:layer="layout" svg:width="4.199cm" svg:height="0.841cm" svg:x="10.2cm" svg:y="13.359cm">
          <text:p text:style-name="P12"><text:span text:style-name="T22">weiter machen</text:span></text:p>
          <draw:enhanced-geometry draw:mirror-horizontal="false" draw:mirror-vertical="false" svg:viewBox="0 0 4200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7" draw:style-name="gr52" draw:text-style-name="P1" draw:layer="layout" svg:x1="6.937cm" svg:y1="11.002cm" svg:x2="6.937cm" svg:y2="11.933cm">
          <text:p/>
        </draw:line>
        <draw:custom-shape draw:name="Rectangle 28" draw:style-name="gr18" draw:text-style-name="P79" draw:layer="layout" svg:width="11.734cm" svg:height="0.925cm" svg:x="3.902cm" svg:y="16.475cm">
          <text:p text:style-name="P78"><text:span text:style-name="T46">idle</text:span><text:span text:style-name="T12"> und </text:span><text:span text:style-name="T46">zombie</text:span><text:span text:style-name="T12"> sind Zwischenzustände</text:span></text:p>
          <draw:enhanced-geometry draw:mirror-horizontal="false" draw:mirror-vertical="false" svg:viewBox="0 0 11735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18" draw:text-style-name="P77" draw:layer="layout" svg:width="2.971cm" svg:height="0.841cm" svg:x="10.396cm" svg:y="15.555cm">
          <text:p text:style-name="P12"><text:span text:style-name="T22">terminiert</text:span></text:p>
          <draw:enhanced-geometry draw:mirror-horizontal="false" draw:mirror-vertical="false" svg:viewBox="0 0 296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8" draw:text-style-name="P77" draw:layer="layout" svg:width="3.34cm" svg:height="0.841cm" svg:x="14.429cm" svg:y="12.241cm">
          <text:p text:style-name="P12"><text:span text:style-name="T22">Preemption</text:span></text:p>
          <draw:enhanced-geometry draw:mirror-horizontal="false" draw:mirror-vertical="false" svg:viewBox="0 0 3336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44" draw:text-style-name="P1" draw:layer="layout" svg:x1="17.574cm" svg:y1="12.304cm" svg:x2="14.447cm" svg:y2="12.304cm">
          <text:p/>
        </draw:line>
        <draw:line draw:name="Line 19" draw:style-name="gr44" draw:text-style-name="P1" draw:layer="layout" svg:x1="14.447cm" svg:y1="11.802cm" svg:x2="17.574cm" svg:y2="11.802cm">
          <text:p/>
        </draw:lin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3-23">23.03.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3.233cm" svg:height="9.921cm" svg:x="3.246cm" svg:y="2.509cm" draw:page-number="18" presentation:class="page"/>
          <draw:frame draw:name="Rectangle 3" presentation:style-name="pr7" draw:text-style-name="P11" draw:layer="layout" svg:width="14.458cm" svg:height="9.193cm" svg:x="2.619cm" svg:y="13.564cm" presentation:class="notes" presentation:placeholder="true" presentation:user-transformed="true">
            <draw:text-box/>
          </draw:frame>
        </presentation:notes>
      </draw:page>
      <draw:page draw:name="&#10;Prozessverwaltung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verwaltung unter Windows</text:span></text:p>
          </draw:text-box>
        </draw:frame>
        <draw:frame draw:name="Rectangle 3" presentation:style-name="pr8" draw:text-style-name="P1" draw:layer="layout" svg:width="21.589cm" svg:height="13.546cm" svg:x="2.117cm" svg:y="3.81cm" presentation:class="outline" presentation:user-transformed="true">
          <draw:text-box>
            <text:list text:style-name="L6">
              <text:list-item>
                <text:p text:style-name="P16"><text:span text:style-name="T5">Die Prozesserzeugung ist in Windows komplexer als unter Unix</text:span></text:p>
              </text:list-item>
              <text:list-item>
                <text:p text:style-name="P16"><text:span text:style-name="T5">System Call </text:span><text:span text:style-name="T32">CreateProcess()</text:span><text:span text:style-name="T5"> dient der Erzeugung von Prozessen</text:span></text:p>
              </text:list-item>
              <text:list-item>
                <text:p text:style-name="P16"><text:span text:style-name="T5">Jeder Prozess erhält zur Verwaltung ein Objekt-Handle mit </text:span><text:span text:style-name="T13">PID</text:span><text:span text:style-name="T5"> (Idle-Prozess hat PID 0)</text:span></text:p>
              </text:list-item>
              <text:list-item>
                <text:p text:style-name="P16"><text:span text:style-name="T13">POSIX-fork()-</text:span><text:span text:style-name="T5">Mechanismus geht auch unter Windows (in einem POSIX-Prozess) und wird auf </text:span><text:span text:style-name="T47">CreateProcess()</text:span><text:span text:style-name="T5"> abgebildet</text:span></text:p>
              </text:list-item>
            </text:list>
          </draw:text-box>
        </draw:frame>
        <presentation:notes draw:style-name="dp4">
          <draw:page-thumbnail draw:style-name="gr5" draw:layer="layout" svg:width="14.212cm" svg:height="10.659cm" svg:x="2.753cm" svg:y="2.16cm" draw:page-number="19" presentation:class="page"/>
          <draw:frame presentation:style-name="pr10" draw:text-style-name="P21" draw:layer="layout" svg:width="15.775cm" svg:height="12.792cm" svg:x="1.972cm" svg:y="13.503cm" presentation:class="notes" presentation:placeholder="true">
            <draw:text-box/>
          </draw:frame>
        </presentation:notes>
      </draw:page>
      <draw:page draw:name="Datenstrukturen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Datenstrukturen unter Windows</text:span></text:p>
          </draw:text-box>
        </draw:frame>
        <draw:custom-shape draw:name="Text Box 3" draw:style-name="gr6" draw:text-style-name="P1" draw:layer="layout" svg:width="0.511cm" svg:height="1.101cm" svg:x="8.89cm" svg:y="16.678cm">
          <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9"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 draw:layer="layout" svg:width="19.6cm" svg:height="1.602cm" svg:x="1.698cm" svg:y="16.73cm">
          <text:p text:style-name="P80"><text:span text:style-name="T48">Quelle: </text:span><text:span text:style-name="T49">Solomon, D. A.; Russinovich, M.:</text:span><text:span text:style-name="T48"> Microsoft Windows Internals, Microsoft Press, Part 1 und 2, <text:s/>6. Auflage, 2013</text:span></text:p>
          <text:p text:style-name="P80"><text:span text:style-name="T50"/></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17.004cm" svg:height="11.994cm" svg:x="4.269cm" svg:y="4.304cm">
          <draw:image xlink:href="Pictures/2000003400003A82000029F603E0E4041804D2A8.svm" xlink:type="simple" xlink:show="embed" xlink:actuate="onLoad" loext:mime-type="image/x-svm">
            <text:p/>
          </draw:image>
          <draw:image xlink:href="Pictures/10000200000002360000019619DC8005C0FFC3AF.png" xlink:type="simple" xlink:show="embed" xlink:actuate="onLoad" loext:mime-type="image/png"/>
        </draw:frame>
        <presentation:notes draw:style-name="dp4">
          <draw:page-thumbnail draw:style-name="gr5" draw:layer="layout" svg:width="14.212cm" svg:height="10.659cm" svg:x="2.753cm" svg:y="2.16cm" draw:page-number="20" presentation:class="page"/>
          <draw:frame presentation:style-name="pr10" draw:text-style-name="P21" draw:layer="layout" svg:width="15.775cm" svg:height="12.792cm" svg:x="1.972cm" svg:y="13.503cm" presentation:class="notes" presentation:placeholder="true">
            <draw:text-box/>
          </draw:frame>
        </presentation:notes>
      </draw:page>
      <draw:page draw:name="Der EPROCESS-Block unter Windows "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Der EPROCESS-Block unter Windows </text:span></text:p>
          </draw:text-box>
        </draw:frame>
        <draw:frame draw:name="Rectangle 3" presentation:style-name="pr8" draw:text-style-name="P1" draw:layer="layout" svg:width="21.589cm" svg:height="1.904cm" svg:x="1.905cm" svg:y="3.81cm" presentation:class="outline" presentation:user-transformed="true">
          <draw:text-box>
            <text:list text:style-name="L6">
              <text:list-item>
                <text:p text:style-name="P68"><text:span text:style-name="T15">Der EPROCESS-Block enthält wichtige Informationen zum Prozess</text:span></text:p>
              </text:list-item>
            </text:list>
          </draw:text-box>
        </draw:frame>
        <draw:custom-shape draw:name="Text Box 4" draw:style-name="gr6" draw:text-style-name="P1" draw:layer="layout" svg:width="0.511cm" svg:height="1.101cm" svg:x="8.89cm" svg:y="16.678cm">
          <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9"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 draw:layer="layout" svg:width="19.6cm" svg:height="1.602cm" svg:x="1.698cm" svg:y="16.73cm">
          <text:p text:style-name="P80"><text:span text:style-name="T48">Quelle: </text:span><text:span text:style-name="T49">Solomon, D. A.; Russinovich, M.:</text:span><text:span text:style-name="T48"> Microsoft Windows Internals, Microsoft Press, Part 1 und 2, <text:s/>6. Auflage, 2013</text:span></text:p>
          <text:p text:style-name="P80"><text:span text:style-name="T50"/></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24cm" svg:height="10.971cm" svg:x="0.8cm" svg:y="5.503cm">
          <draw:image xlink:href="Pictures/2000007B000041590000243B9395FD30D1226A18.svm" xlink:type="simple" xlink:show="embed" xlink:actuate="onLoad" loext:mime-type="image/x-svm">
            <text:p/>
          </draw:image>
          <draw:image xlink:href="Pictures/10000200000002780000015F42236D9D9024328E.png" xlink:type="simple" xlink:show="embed" xlink:actuate="onLoad" loext:mime-type="image/png"/>
        </draw:frame>
        <presentation:notes draw:style-name="dp4">
          <draw:page-thumbnail draw:style-name="gr5" draw:layer="layout" svg:width="14.212cm" svg:height="10.659cm" svg:x="2.753cm" svg:y="2.16cm" draw:page-number="21" presentation:class="page"/>
          <draw:frame presentation:style-name="pr10" draw:text-style-name="P21" draw:layer="layout" svg:width="15.775cm" svg:height="12.792cm" svg:x="1.972cm" svg:y="13.503cm" presentation:class="notes" presentation:placeholder="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6"><text:span text:style-name="T5">Prozesse und Lebenszyklus von Prozessen</text:span></text:p>
            </text:list-item>
            <text:list-item>
              <text:p text:style-name="P16"><text:span text:style-name="T13">Threads</text:span></text:p>
            </text:list-item>
            <text:list-item>
              <text:p text:style-name="P16"><text:span text:style-name="T5">Threads im Laufzeitsystem</text:span></text:p>
            </text:list-item>
          </text:list>
          <text:p text:style-name="P16"><text:span text:style-name="T5"/></text:p>
          <text:p text:style-name="P17"><text:span text:style-name="T5"/></text:p>
          <text:p text:style-name="P18"><text:span text:style-name="T14"/></text:p>
          <text:p text:style-name="P18"><text:span text:style-name="T14"/></text:p>
          <text:p text:style-name="P19"><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3-23">23.03.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22"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hreads</text:span></text:p>
          </draw:text-box>
        </draw:frame>
        <draw:frame draw:name="Rectangle 3" presentation:style-name="pr8" draw:text-style-name="P1" draw:layer="layout" svg:width="21.166cm" svg:height="13.546cm" svg:x="2.117cm" svg:y="3.387cm" presentation:class="outline" presentation:user-transformed="true">
          <draw:text-box>
            <text:list text:style-name="L6">
              <text:list-item>
                <text:p text:style-name="P81"><text:span text:style-name="T19">Leichtgewichtige</text:span><text:span text:style-name="T18"> Prozesse (lightweight processes, LWP) </text:span></text:p>
              </text:list-item>
              <text:list-item>
                <text:p text:style-name="P81"><text:span text:style-name="T18">Gemeinsame Ressourcen im Prozess:</text:span></text:p>
              </text:list-item>
            </text:list>
            <text:list text:style-name="L7">
              <text:list-item>
                <text:list>
                  <text:list-item>
                    <text:p text:style-name="P81"><text:span text:style-name="T19">Gemeinsamer Adressraum</text:span><text:span text:style-name="T18"> </text:span></text:p>
                  </text:list-item>
                  <text:list-item>
                    <text:p text:style-name="P81"><text:span text:style-name="T18">Offene Files, Netzwerkverbindungen ... </text:span></text:p>
                  </text:list-item>
                </text:list>
              </text:list-item>
              <text:list-item>
                <text:p text:style-name="P81"><text:span text:style-name="T18">Eigener </text:span><text:span text:style-name="T19">Zustandsautomat</text:span><text:span text:style-name="T18"> ähnlich wie Prozess </text:span></text:p>
              </text:list-item>
            </text:list>
            <text:list text:style-name="L11">
              <text:list-item>
                <text:p text:style-name="P81"><text:span text:style-name="T18">Mehrere Threads im Prozess </text:span><text:span text:style-name="T51">➜</text:span><text:span text:style-name="T18"> </text:span><text:span text:style-name="T19">Multithreading</text:span></text:p>
              </text:list-item>
            </text:list>
            <text:list text:style-name="L7">
              <text:list-item>
                <text:p text:style-name="P81"><text:span text:style-name="T18">Threads können auf Benutzerebene oder auf Kernelebene implementiert werden</text:span></text:p>
              </text:list-item>
              <text:list-item>
                <text:p text:style-name="P81"><text:span text:style-name="T18">Threads sind nicht gegeneinander geschützt</text:span></text:p>
                <text:list>
                  <text:list-item>
                    <text:p text:style-name="P82"><text:span text:style-name="T15">Synchronisationsmaßnahmen erforderlich</text:span></text:p>
                  </text:list-item>
                </text:list>
              </text:list-item>
            </text:list>
          </draw:text-box>
        </draw:frame>
        <presentation:notes draw:style-name="dp4">
          <draw:page-thumbnail draw:style-name="gr5" draw:layer="layout" svg:width="14.848cm" svg:height="11.136cm" svg:x="3.075cm" svg:y="2.257cm" draw:page-number="23" presentation:class="page"/>
          <draw:frame presentation:style-name="pr9" draw:text-style-name="P21" draw:layer="layout" svg:width="16.799cm" svg:height="13.364cm" svg:x="2.1cm" svg:y="14.107cm" presentation:class="notes" presentation:placeholder="true">
            <draw:text-box/>
          </draw:frame>
        </presentation:notes>
      </draw:page>
      <draw:page draw:name="&#10;Threads, Stack"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Threads, Stack</text:span></text:p>
          </draw:text-box>
        </draw:frame>
        <draw:g>
          <draw:custom-shape draw:name="Rectangle 5" draw:style-name="gr53" draw:text-style-name="P83" draw:layer="layout" svg:width="16.509cm" svg:height="2.327cm" svg:x="3.175cm" svg:y="14.398cm">
            <text:p text:style-name="P29"><text:span text:style-name="T15">Kernel</text:span></text:p>
            <draw:enhanced-geometry draw:mirror-horizontal="false" draw:mirror-vertical="false" svg:viewBox="0 0 16510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54" draw:text-style-name="P28" draw:layer="layout" svg:width="16.509cm" svg:height="7.407cm" svg:x="3.175cm" svg:y="6.989cm">
            <text:p/>
            <draw:enhanced-geometry draw:mirror-horizontal="false" draw:mirror-vertical="false" svg:viewBox="0 0 16510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8" draw:style-name="gr55" draw:text-style-name="P84" draw:layer="layout" svg:width="7.831cm" svg:height="5.291cm" svg:x="7.408cm" svg:y="8.048cm">
            <text:p/>
            <draw:enhanced-geometry draw:mirror-horizontal="false" draw:mirror-vertical="false" svg:viewBox="0 0 7832 52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15">
            <draw:line draw:name="Line 9" draw:style-name="gr51" draw:text-style-name="P1" draw:layer="layout" svg:x1="12.7cm" svg:y1="8.682cm" svg:x2="12.276cm" svg:y2="9.106cm">
              <text:p/>
            </draw:line>
            <draw:line draw:name="Line 10" draw:style-name="gr51" draw:text-style-name="P1" draw:layer="layout" svg:x1="12.276cm" svg:y1="9.106cm" svg:x2="12.7cm" svg:y2="9.317cm">
              <text:p/>
            </draw:line>
            <draw:line draw:name="Line 11" draw:style-name="gr51" draw:text-style-name="P1" draw:layer="layout" svg:x1="12.7cm" svg:y1="9.317cm" svg:x2="12.276cm" svg:y2="9.741cm">
              <text:p/>
            </draw:line>
            <draw:line draw:name="Line 12" draw:style-name="gr51" draw:text-style-name="P1" draw:layer="layout" svg:x1="12.276cm" svg:y1="9.741cm" svg:x2="12.7cm" svg:y2="9.952cm">
              <text:p/>
            </draw:line>
            <draw:line draw:name="Line 13" draw:style-name="gr51" draw:text-style-name="P1" draw:layer="layout" svg:x1="12.7cm" svg:y1="9.952cm" svg:x2="12.276cm" svg:y2="10.376cm">
              <text:p/>
            </draw:line>
            <draw:line draw:name="Line 14" draw:style-name="gr51" draw:text-style-name="P1" draw:layer="layout" svg:x1="12.276cm" svg:y1="10.376cm" svg:x2="12.7cm" svg:y2="10.587cm">
              <text:p/>
            </draw:line>
          </draw:g>
          <draw:g draw:name="Group 16">
            <draw:line draw:name="Line 17" draw:style-name="gr51" draw:text-style-name="P1" draw:layer="layout" svg:x1="10.583cm" svg:y1="8.682cm" svg:x2="10.16cm" svg:y2="9.106cm">
              <text:p/>
            </draw:line>
            <draw:line draw:name="Line 18" draw:style-name="gr51" draw:text-style-name="P1" draw:layer="layout" svg:x1="10.16cm" svg:y1="9.106cm" svg:x2="10.583cm" svg:y2="9.317cm">
              <text:p/>
            </draw:line>
            <draw:line draw:name="Line 19" draw:style-name="gr51" draw:text-style-name="P1" draw:layer="layout" svg:x1="10.583cm" svg:y1="9.317cm" svg:x2="10.16cm" svg:y2="9.741cm">
              <text:p/>
            </draw:line>
            <draw:line draw:name="Line 20" draw:style-name="gr51" draw:text-style-name="P1" draw:layer="layout" svg:x1="10.16cm" svg:y1="9.741cm" svg:x2="10.583cm" svg:y2="9.952cm">
              <text:p/>
            </draw:line>
            <draw:line draw:name="Line 21" draw:style-name="gr51" draw:text-style-name="P1" draw:layer="layout" svg:x1="10.583cm" svg:y1="9.952cm" svg:x2="10.16cm" svg:y2="10.376cm">
              <text:p/>
            </draw:line>
            <draw:line draw:name="Line 22" draw:style-name="gr51" draw:text-style-name="P1" draw:layer="layout" svg:x1="10.16cm" svg:y1="10.376cm" svg:x2="10.583cm" svg:y2="10.587cm">
              <text:p/>
            </draw:line>
          </draw:g>
          <draw:g draw:name="Group 23">
            <draw:line draw:name="Line 24" draw:style-name="gr51" draw:text-style-name="P1" draw:layer="layout" svg:x1="11.641cm" svg:y1="8.682cm" svg:x2="11.218cm" svg:y2="9.106cm">
              <text:p/>
            </draw:line>
            <draw:line draw:name="Line 25" draw:style-name="gr51" draw:text-style-name="P1" draw:layer="layout" svg:x1="11.218cm" svg:y1="9.106cm" svg:x2="11.641cm" svg:y2="9.317cm">
              <text:p/>
            </draw:line>
            <draw:line draw:name="Line 26" draw:style-name="gr51" draw:text-style-name="P1" draw:layer="layout" svg:x1="11.641cm" svg:y1="9.317cm" svg:x2="11.218cm" svg:y2="9.741cm">
              <text:p/>
            </draw:line>
            <draw:line draw:name="Line 27" draw:style-name="gr51" draw:text-style-name="P1" draw:layer="layout" svg:x1="11.218cm" svg:y1="9.741cm" svg:x2="11.641cm" svg:y2="9.952cm">
              <text:p/>
            </draw:line>
            <draw:line draw:name="Line 28" draw:style-name="gr51" draw:text-style-name="P1" draw:layer="layout" svg:x1="11.641cm" svg:y1="9.952cm" svg:x2="11.218cm" svg:y2="10.376cm">
              <text:p/>
            </draw:line>
            <draw:line draw:name="Line 29" draw:style-name="gr51" draw:text-style-name="P1" draw:layer="layout" svg:x1="11.218cm" svg:y1="10.376cm" svg:x2="11.641cm" svg:y2="10.587cm">
              <text:p/>
            </draw:line>
          </draw:g>
          <draw:custom-shape draw:name="Text Box 41" draw:style-name="gr18" draw:text-style-name="P85" draw:layer="layout" svg:width="4cm" svg:height="1.435cm" svg:x="19.845cm" svg:y="14.609cm">
            <text:p text:style-name="P29"><text:span text:style-name="T22">Kernel-</text:span></text:p>
            <text:p text:style-name="P29"><text:span text:style-name="T22">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18" draw:text-style-name="P85" draw:layer="layout" svg:width="3.462cm" svg:height="2.027cm" svg:x="20.147cm" svg:y="9.318cm">
            <text:p text:style-name="P29"><text:span text:style-name="T22"/></text:p>
            <text:p text:style-name="P29"><text:span text:style-name="T22">Benutzer-</text:span></text:p>
            <text:p text:style-name="P29"><text:span text:style-name="T22">Adressraum</text:span></text:p>
            <draw:enhanced-geometry draw:mirror-horizontal="false" draw:mirror-vertical="false" svg:viewBox="0 0 3455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4" draw:style-name="gr18" draw:text-style-name="P85" draw:layer="layout" svg:width="2.366cm" svg:height="0.843cm" svg:x="15.868cm" svg:y="11.746cm">
            <text:p text:style-name="P29"><text:span text:style-name="T22">Prozess</text:span></text:p>
            <draw:enhanced-geometry draw:mirror-horizontal="false" draw:mirror-vertical="false" svg:viewBox="0 0 236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5" draw:style-name="gr52" draw:text-style-name="P1" draw:layer="layout" svg:x1="16.086cm" svg:y1="11.857cm" svg:x2="15.028cm" svg:y2="11.222cm">
            <text:p/>
          </draw:line>
          <draw:custom-shape draw:name="Text Box 51" draw:style-name="gr18" draw:text-style-name="P85" draw:layer="layout" svg:width="5.295cm" svg:height="0.843cm" svg:x="14.262cm" svg:y="8.259cm">
            <text:p text:style-name="P29"><text:span text:style-name="T22">Stack von Thread 3</text:span></text:p>
            <draw:enhanced-geometry draw:mirror-horizontal="false" draw:mirror-vertical="false" svg:viewBox="0 0 529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2" draw:style-name="gr52" draw:text-style-name="P1" draw:layer="layout" svg:x1="15.763cm" svg:y1="9.106cm" svg:x2="12.8cm" svg:y2="11.011cm">
            <text:p/>
          </draw:line>
          <draw:line draw:name="Line 53" draw:style-name="gr52" draw:text-style-name="P1" draw:layer="layout" svg:x1="9.76cm" svg:y1="9.206cm" svg:x2="8.278cm" svg:y2="8.147cm">
            <text:p/>
          </draw:line>
          <draw:custom-shape draw:name="Text Box 54" draw:style-name="gr18" draw:text-style-name="P85" draw:layer="layout" svg:width="2.7cm" svg:height="0.843cm" svg:x="6.655cm" svg:y="7.313cm">
            <text:p text:style-name="P29"><text:span text:style-name="T22">Thread 1</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56" draw:text-style-name="P86" draw:layer="layout" svg:width="0.634cm" svg:height="0.422cm" svg:x="10.372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56" draw:text-style-name="P86" draw:layer="layout" svg:width="0.634cm" svg:height="0.422cm" svg:x="10.372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57" draw:text-style-name="P86" draw:layer="layout" svg:width="0.634cm" svg:height="0.634cm" svg:x="10.372cm" svg:y="11.858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56" draw:text-style-name="P86" draw:layer="layout" svg:width="0.634cm" svg:height="0.422cm" svg:x="11.218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56" draw:text-style-name="P86" draw:layer="layout" svg:width="0.634cm" svg:height="0.422cm" svg:x="11.218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56" draw:text-style-name="P86" draw:layer="layout" svg:width="0.634cm" svg:height="0.422cm" svg:x="11.218cm" svg:y="11.858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56" draw:text-style-name="P86" draw:layer="layout" svg:width="0.634cm" svg:height="0.422cm" svg:x="11.218cm" svg:y="12.28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gr56" draw:text-style-name="P86" draw:layer="layout" svg:width="0.634cm" svg:height="0.422cm" svg:x="12.065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56" draw:text-style-name="P86" draw:layer="layout" svg:width="0.634cm" svg:height="0.422cm" svg:x="12.065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gr56" draw:text-style-name="P86" draw:layer="layout" svg:width="0.634cm" svg:height="0.422cm" svg:x="12.065cm" svg:y="11.858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7" draw:style-name="gr18" draw:text-style-name="P85" draw:layer="layout" svg:width="2.7cm" svg:height="0.843cm" svg:x="9.694cm" svg:y="7.101cm">
            <text:p text:style-name="P29"><text:span text:style-name="T22">Thread 2</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8" draw:style-name="gr18" draw:text-style-name="P85" draw:layer="layout" svg:width="2.7cm" svg:height="0.843cm" svg:x="12.334cm" svg:y="7.101cm">
            <text:p text:style-name="P29"><text:span text:style-name="T22">Thread 3</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9" draw:style-name="gr52" draw:text-style-name="P1" draw:layer="layout" svg:x1="11.43cm" svg:y1="8.482cm" svg:x2="11.006cm" svg:y2="7.847cm">
            <text:p/>
          </draw:line>
          <draw:line draw:name="Line 70" draw:style-name="gr52" draw:text-style-name="P1" draw:layer="layout" svg:x1="12.688cm" svg:y1="8.994cm" svg:x2="13.746cm" svg:y2="7.936cm">
            <text:p/>
          </draw:line>
        </draw:g>
        <draw:frame draw:name="Rectangle 72" presentation:style-name="pr8" draw:text-style-name="P1" draw:layer="layout" svg:width="21.66cm" svg:height="2.715cm" svg:x="2.54cm" svg:y="3.51cm" presentation:class="outline" presentation:user-transformed="true">
          <draw:text-box>
            <text:list text:style-name="L6">
              <text:list-item>
                <text:p text:style-name="P22"><text:span text:style-name="T5">Threads haben einen eigenen Programmzähler, einen eigenen log. Registersatz und einen eigenen Stack</text:span></text:p>
              </text:list-item>
            </text:list>
          </draw:text-box>
        </draw:frame>
        <draw:custom-shape draw:name="Textfeld 52" draw:style-name="gr18" draw:text-style-name="P1" draw:layer="layout" svg:width="18.394cm" svg:height="0.674cm" svg:x="0.766cm" svg:y="16.841cm">
          <text:p text:style-name="P12"><text:span text:style-name="T41">Quelle: </text:span><text:span text:style-name="T52">Tanenbaum, A. S</text:span><text:span text:style-name="T41">.: Moderne Betriebssysteme, 3. aktualisierte Auflage, Pearson Studium, 2009</text:span></text:p>
          <draw:enhanced-geometry draw:mirror-horizontal="false" draw:mirror-vertical="false" svg:viewBox="0 0 18390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24" presentation:class="page"/>
          <draw:frame presentation:style-name="pr10" draw:text-style-name="P21" draw:layer="layout" svg:width="15.775cm" svg:height="12.792cm" svg:x="1.972cm" svg:y="13.503cm" presentation:class="notes" presentation:placeholder="true">
            <draw:text-box/>
          </draw:frame>
        </presentation:notes>
      </draw:page>
      <draw:page draw:name="&#10;Thread-Zustandsautomat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53"><text:line-break/></text:span><text:span text:style-name="T8">Thread-Zustandsautomat unter Windows</text:span></text:p>
          </draw:text-box>
        </draw:frame>
        <draw:custom-shape draw:name="Text Box 3" draw:style-name="gr6" draw:text-style-name="P1" draw:layer="layout" svg:width="0.511cm" svg:height="1.101cm" svg:x="8.89cm" svg:y="16.678cm">
          <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9" draw:text-style-name="P1" draw:layer="layout" svg:width="25.399cm" svg:height="0.001cm" svg:x="0cm" svg:y="4.776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9" draw:text-style-name="P1" draw:layer="layout" svg:width="25.399cm" svg:height="0.001cm" svg:x="0cm" svg:y="4.776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 draw:layer="layout" svg:width="19.6cm" svg:height="1.602cm" svg:x="1.698cm" svg:y="16.73cm">
          <text:p text:style-name="P80"><text:span text:style-name="T48">Quelle: </text:span><text:span text:style-name="T49">Solomon, D. A.; Russinovich, M.:</text:span><text:span text:style-name="T48"> Microsoft Windows Internals, Microsoft Press, Part 1 und 2, <text:s/>6. Auflage, 2013</text:span></text:p>
          <text:p text:style-name="P80"><text:span text:style-name="T50"/></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23.8cm" svg:height="13.476cm" svg:x="0.8cm" svg:y="3.8cm">
          <draw:image xlink:href="Pictures/2000007900004125000039CDADF6439E5A45D7FF.svm" xlink:type="simple" xlink:show="embed" xlink:actuate="onLoad" loext:mime-type="image/x-svm">
            <text:p/>
          </draw:image>
          <draw:image xlink:href="Pictures/10000200000002760000022F6188B0C6C287EF55.png" xlink:type="simple" xlink:show="embed" xlink:actuate="onLoad" loext:mime-type="image/png"/>
        </draw:frame>
        <presentation:notes draw:style-name="dp4">
          <draw:page-thumbnail draw:style-name="gr5" draw:layer="layout" svg:width="14.212cm" svg:height="10.659cm" svg:x="2.753cm" svg:y="2.16cm" draw:page-number="25" presentation:class="page"/>
          <draw:frame presentation:style-name="pr10" draw:text-style-name="P21" draw:layer="layout" svg:width="15.775cm" svg:height="12.792cm" svg:x="1.972cm" svg:y="13.503cm" presentation:class="notes" presentation:placeholder="true">
            <draw:text-box/>
          </draw:frame>
        </presentation:notes>
      </draw:page>
      <draw:page draw:name="&#10;Implementierungsvarianten für 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Implementierungsvarianten für Threads</text:span></text:p>
          </draw:text-box>
        </draw:frame>
        <draw:frame draw:name="Rectangle 3" presentation:style-name="pr8" draw:text-style-name="P1" draw:layer="layout" svg:width="21.06cm" svg:height="6.772cm" svg:x="2.54cm" svg:y="3.598cm" presentation:class="outline" presentation:user-transformed="true">
          <draw:text-box>
            <text:list text:style-name="L6">
              <text:list-item>
                <text:p text:style-name="P87"><text:span text:style-name="T4">Implementierung </text:span><text:span text:style-name="T17">auf Benutzerebene</text:span></text:p>
              </text:list-item>
            </text:list>
            <text:list text:style-name="L7">
              <text:list-item>
                <text:list>
                  <text:list-item>
                    <text:p text:style-name="P88"><text:span text:style-name="T15">auch „</text:span><text:span text:style-name="T54">green threads</text:span><text:span text:style-name="T15">“</text:span></text:p>
                  </text:list-item>
                  <text:list-item>
                    <text:p text:style-name="P88"><text:span text:style-name="T15">Thread-Bibliothek übernimmt das Scheduling und Dispatching für Threads</text:span></text:p>
                  </text:list-item>
                  <text:list-item>
                    <text:p text:style-name="P88"><text:span text:style-name="T15">Scheduling-Einheit ist der Prozess</text:span></text:p>
                  </text:list-item>
                  <text:list-item>
                    <text:p text:style-name="P88"><text:span text:style-name="T15">Kernel merkt nichts von Threads</text:span></text:p>
                  </text:list-item>
                </text:list>
              </text:list-item>
            </text:list>
          </draw:text-box>
        </draw:frame>
        <draw:custom-shape draw:name="Rectangle 5" draw:style-name="gr58" draw:text-style-name="P1" draw:layer="layout" svg:width="25.399cm" svg:height="0.001cm" svg:x="7.99cm" svg:y="8.0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18.874cm" svg:height="5.997cm" svg:x="3.175cm" svg:y="11.883cm">
          <draw:image xlink:href="Pictures/2000003300001F67000009FC378202C847946528.svm" xlink:type="simple" xlink:show="embed" xlink:actuate="onLoad" loext:mime-type="image/x-svm">
            <text:p/>
          </draw:image>
          <draw:image xlink:href="Pictures/100002000000013000000061C8C85B9E0FA208D2.png" xlink:type="simple" xlink:show="embed" xlink:actuate="onLoad" loext:mime-type="image/png"/>
        </draw:frame>
        <presentation:notes draw:style-name="dp4">
          <draw:page-thumbnail draw:style-name="gr5" draw:layer="layout" svg:width="14.212cm" svg:height="10.659cm" svg:x="2.753cm" svg:y="2.16cm" draw:page-number="26" presentation:class="page"/>
          <draw:frame presentation:style-name="pr10" draw:text-style-name="P21" draw:layer="layout" svg:width="15.775cm" svg:height="12.792cm" svg:x="1.972cm" svg:y="13.503cm" presentation:class="notes" presentation:placeholder="true">
            <draw:text-box/>
          </draw:frame>
        </presentation:notes>
      </draw:page>
      <draw:page draw:name="&#10;Implementierungsvarianten für 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Implementierungsvarianten für Threads</text:span></text:p>
          </draw:text-box>
        </draw:frame>
        <draw:frame draw:name="Rectangle 3" presentation:style-name="pr8" draw:text-style-name="P1" draw:layer="layout" svg:width="20.742cm" svg:height="10.582cm" svg:x="2.54cm" svg:y="3.598cm" presentation:class="outline" presentation:user-transformed="true">
          <draw:text-box>
            <text:list text:style-name="L6">
              <text:list-item>
                <text:p text:style-name="P87"><text:span text:style-name="T4">Implementierung </text:span><text:span text:style-name="T17">auf Kernelebene</text:span></text:p>
              </text:list-item>
            </text:list>
            <text:list text:style-name="L7">
              <text:list-item>
                <text:list>
                  <text:list-item>
                    <text:p text:style-name="P88"><text:span text:style-name="T15">auch „</text:span><text:span text:style-name="T55">red threads</text:span><text:span text:style-name="T15">“</text:span></text:p>
                  </text:list-item>
                  <text:list-item>
                    <text:p text:style-name="P88"><text:span text:style-name="T15">Prozess ist nur noch Verwaltungseinheit für Betriebsmittel</text:span></text:p>
                  </text:list-item>
                  <text:list-item>
                    <text:p text:style-name="P88"><text:span text:style-name="T15">Scheduling-Einheit ist hier der Thread, nicht der Prozess</text:span></text:p>
                  </text:list-item>
                  <text:list-item>
                    <text:p text:style-name="P88"><text:span text:style-name="T15">Nicht so effizient, da Thread-Kontextwechsel über Systemcall</text:span></text:p>
                  </text:list-item>
                </text:list>
              </text:list-item>
            </text:list>
          </draw:text-box>
        </draw:frame>
        <draw:custom-shape draw:name="Rectangle 5" draw:style-name="gr58" draw:text-style-name="P1" draw:layer="layout" svg:width="25.399cm" svg:height="0.001cm" svg:x="7.924cm" svg:y="8.0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19.156cm" svg:height="5.997cm" svg:x="2.963cm" svg:y="12.272cm">
          <draw:image xlink:href="Pictures/2000002800001C18000008C421294F4615EBA7B4.svm" xlink:type="simple" xlink:show="embed" xlink:actuate="onLoad" loext:mime-type="image/x-svm">
            <text:p/>
          </draw:image>
          <draw:image xlink:href="Pictures/100002000000011000000055E97EE23F284372E9.png" xlink:type="simple" xlink:show="embed" xlink:actuate="onLoad" loext:mime-type="image/png"/>
        </draw:frame>
        <presentation:notes draw:style-name="dp4">
          <draw:page-thumbnail draw:style-name="gr5" draw:layer="layout" svg:width="14.212cm" svg:height="10.659cm" svg:x="2.753cm" svg:y="2.16cm" draw:page-number="27" presentation:class="page"/>
          <draw:frame presentation:style-name="pr10" draw:text-style-name="P21" draw:layer="layout" svg:width="15.775cm" svg:height="12.792cm" svg:x="1.972cm" svg:y="13.503cm" presentation:class="notes" presentation:placeholder="true">
            <draw:text-box/>
          </draw:frame>
        </presentation:notes>
      </draw:page>
      <draw:page draw:name="&#10;Zuordnung von Threads zu Prozessen"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Zuordnung von Threads zu Prozessen</text:span></text:p>
          </draw:text-box>
        </draw:frame>
        <draw:frame draw:name="Rectangle 3" presentation:style-name="pr8" draw:text-style-name="P1" draw:layer="layout" svg:width="20.742cm" svg:height="3.527cm" svg:x="1.901cm" svg:y="3.523cm" presentation:class="outline" presentation:user-transformed="true">
          <draw:text-box>
            <text:list text:style-name="L6">
              <text:list-item>
                <text:p text:style-name="P89"><text:span text:style-name="T15">1:1: Genau ein Thread läuft in einem Prozess</text:span></text:p>
              </text:list-item>
              <text:list-item>
                <text:p text:style-name="P89"><text:span text:style-name="T15">1:n: Mehrere Threads laufen in einem Prozess</text:span></text:p>
              </text:list-item>
            </text:list>
            <text:p text:style-name="P89"><text:span text:style-name="T15"/></text:p>
          </draw:text-box>
        </draw:frame>
        <draw:custom-shape draw:name="Rectangle 4" draw:style-name="gr58" draw:text-style-name="P1" draw:layer="layout" svg:width="25.399cm" svg:height="0.001cm" svg:x="7.99cm" svg:y="8.0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7" draw:text-style-name="P1" draw:layer="layout" svg:width="20.742cm" svg:height="1.728cm" svg:x="2.099cm" svg:y="14.199cm">
          <text:list text:style-name="L12">
            <text:list-item>
              <text:p text:style-name="P89"><text:span text:style-name="T15">Auch die Zuordnung von User-Level-Threads zu Kernel-Level-Threads ist wichtig</text:span></text:p>
            </text:list-item>
            <text:list-item>
              <text:p text:style-name="P89"><text:span text:style-name="T15">Es muss definiert sein: Was ist die Scheduling-Einheit?</text:span></text:p>
            </text:list-item>
          </text:list>
          <draw:enhanced-geometry draw:mirror-horizontal="false" draw:mirror-vertical="false" svg:viewBox="0 0 20743 172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10.231cm" svg:height="6.385cm" svg:x="12.453cm" svg:y="6.526cm">
          <draw:image xlink:href="Pictures/200000280000130E00000BD3CA657BAEDF9B9D0D.svm" xlink:type="simple" xlink:show="embed" xlink:actuate="onLoad" loext:mime-type="image/x-svm">
            <text:p/>
          </draw:image>
          <draw:image xlink:href="Pictures/10000200000000B80000007221C355FF63B92F96.png" xlink:type="simple" xlink:show="embed" xlink:actuate="onLoad" loext:mime-type="image/png"/>
        </draw:frame>
        <presentation:notes draw:style-name="dp4">
          <draw:page-thumbnail draw:style-name="gr5" draw:layer="layout" svg:width="14.212cm" svg:height="10.659cm" svg:x="2.753cm" svg:y="2.16cm" draw:page-number="28" presentation:class="page"/>
          <draw:frame presentation:style-name="pr10" draw:text-style-name="P21" draw:layer="layout" svg:width="15.775cm" svg:height="12.792cm" svg:x="1.972cm" svg:y="13.503cm" presentation:class="notes" presentation:placeholder="true">
            <draw:text-box/>
          </draw:frame>
        </presentation:notes>
      </draw:page>
      <draw:page draw:name="&#10;Gründe für 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Gründe für Threads</text:span></text:p>
          </draw:text-box>
        </draw:frame>
        <draw:frame draw:name="Rectangle 3" presentation:style-name="pr8" draw:text-style-name="P1" draw:layer="layout" svg:width="20.742cm" svg:height="13.546cm" svg:x="2.54cm" svg:y="3.598cm" presentation:class="outline" presentation:user-transformed="true">
          <draw:text-box>
            <text:list text:style-name="L6">
              <text:list-item>
                <text:p text:style-name="P90"><text:span text:style-name="T5">Thread-Kontext-Wechsel geht </text:span><text:span text:style-name="T13">schneller</text:span><text:span text:style-name="T5"> als Prozess-Kontext-Wechsel</text:span></text:p>
              </text:list-item>
              <text:list-item>
                <text:p text:style-name="P90"><text:span text:style-name="T13">Parallelisierung</text:span><text:span text:style-name="T5"> der Prozessarbeit (muss aber entsprechend programmiert werden); Beispiel:</text:span></text:p>
              </text:list-item>
            </text:list>
            <text:list text:style-name="L7">
              <text:list-item>
                <text:list>
                  <text:list-item>
                    <text:p text:style-name="P91"><text:span text:style-name="T15">Ein Thread hört auf Netzwerkverbindungswünsche</text:span></text:p>
                  </text:list-item>
                  <text:list-item>
                    <text:p text:style-name="P91"><text:span text:style-name="T15">Ein Thread führt Berechnungen durch</text:span></text:p>
                  </text:list-item>
                  <text:list-item>
                    <text:p text:style-name="P91"><text:span text:style-name="T15">Ein Thread kümmert sich um das User-Interface (Keyboard-Eingabe, Ausgabe auf Bildschirm)</text:span></text:p>
                  </text:list-item>
                </text:list>
              </text:list-item>
              <text:list-item>
                <text:p text:style-name="P90"><text:span text:style-name="T5">Sinnvoll bei Systemen mit mehreren CPUs</text:span></text:p>
              </text:list-item>
              <text:list-item>
                <text:p text:style-name="P90"><text:span text:style-name="T5">Einsatz z.B. im Web-Server:</text:span></text:p>
                <text:list>
                  <text:list-item>
                    <text:p text:style-name="P91"><text:span text:style-name="T15">Dispatcher-Thread wartet auf ankommende HTTP-Requests</text:span></text:p>
                  </text:list-item>
                  <text:list-item>
                    <text:p text:style-name="P91"><text:span text:style-name="T15">Mehrere Worker-Threads bearbeiten Request</text:span></text:p>
                  </text:list-item>
                </text:list>
              </text:list-item>
            </text:list>
          </draw:text-box>
        </draw:frame>
        <presentation:notes draw:style-name="dp4">
          <draw:page-thumbnail draw:style-name="gr5" draw:layer="layout" svg:width="14.212cm" svg:height="10.659cm" svg:x="2.753cm" svg:y="2.16cm" draw:page-number="29" presentation:class="page"/>
          <draw:frame presentation:style-name="pr10" draw:text-style-name="P21" draw:layer="layout" svg:width="15.775cm" svg:height="12.792cm" svg:x="1.972cm" svg:y="13.503cm" presentation:class="notes" presentation:placeholder="true">
            <draw:text-box/>
          </draw:frame>
        </presentation:notes>
      </draw:page>
      <draw:page draw:name="&#10;Einsatzbeispiel für Threads: Web-Server"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Einsatzbeispiel für Threads: Web-Server</text:span></text:p>
          </draw:text-box>
        </draw:frame>
        <draw:g>
          <draw:custom-shape draw:name="Rectangle 4" draw:style-name="gr53" draw:text-style-name="P83" draw:layer="layout" svg:width="16.509cm" svg:height="2.327cm" svg:x="2.959cm" svg:y="11.531cm">
            <text:p text:style-name="P29"><text:span text:style-name="T15">Kernel</text:span></text:p>
            <draw:enhanced-geometry draw:mirror-horizontal="false" draw:mirror-vertical="false" svg:viewBox="0 0 16510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4" draw:text-style-name="P28" draw:layer="layout" svg:width="16.509cm" svg:height="7.407cm" svg:x="2.959cm" svg:y="4.123cm">
            <text:p/>
            <draw:enhanced-geometry draw:mirror-horizontal="false" draw:mirror-vertical="false" svg:viewBox="0 0 16510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6" draw:style-name="gr55" draw:text-style-name="P84" draw:layer="layout" svg:width="7.831cm" svg:height="5.291cm" svg:x="7.192cm" svg:y="5.181cm">
            <text:p/>
            <draw:enhanced-geometry draw:mirror-horizontal="false" draw:mirror-vertical="false" svg:viewBox="0 0 7832 52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
            <draw:line draw:name="Line 8" draw:style-name="gr51" draw:text-style-name="P1" draw:layer="layout" svg:x1="12.483cm" svg:y1="7.086cm" svg:x2="12.06cm" svg:y2="7.509cm">
              <text:p/>
            </draw:line>
            <draw:line draw:name="Line 9" draw:style-name="gr51" draw:text-style-name="P1" draw:layer="layout" svg:x1="12.06cm" svg:y1="7.509cm" svg:x2="12.483cm" svg:y2="7.721cm">
              <text:p/>
            </draw:line>
            <draw:line draw:name="Line 10" draw:style-name="gr51" draw:text-style-name="P1" draw:layer="layout" svg:x1="12.483cm" svg:y1="7.721cm" svg:x2="12.06cm" svg:y2="8.144cm">
              <text:p/>
            </draw:line>
            <draw:line draw:name="Line 11" draw:style-name="gr51" draw:text-style-name="P1" draw:layer="layout" svg:x1="12.06cm" svg:y1="8.144cm" svg:x2="12.483cm" svg:y2="8.356cm">
              <text:p/>
            </draw:line>
            <draw:line draw:name="Line 12" draw:style-name="gr51" draw:text-style-name="P1" draw:layer="layout" svg:x1="12.483cm" svg:y1="8.356cm" svg:x2="12.06cm" svg:y2="8.779cm">
              <text:p/>
            </draw:line>
            <draw:line draw:name="Line 13" draw:style-name="gr51" draw:text-style-name="P1" draw:layer="layout" svg:x1="12.06cm" svg:y1="8.779cm" svg:x2="12.483cm" svg:y2="8.991cm">
              <text:p/>
            </draw:line>
          </draw:g>
          <draw:g draw:name="Group 14">
            <draw:line draw:name="Line 15" draw:style-name="gr51" draw:text-style-name="P1" draw:layer="layout" svg:x1="10.367cm" svg:y1="7.086cm" svg:x2="9.943cm" svg:y2="7.509cm">
              <text:p/>
            </draw:line>
            <draw:line draw:name="Line 16" draw:style-name="gr51" draw:text-style-name="P1" draw:layer="layout" svg:x1="9.943cm" svg:y1="7.509cm" svg:x2="10.367cm" svg:y2="7.721cm">
              <text:p/>
            </draw:line>
            <draw:line draw:name="Line 17" draw:style-name="gr51" draw:text-style-name="P1" draw:layer="layout" svg:x1="10.367cm" svg:y1="7.721cm" svg:x2="9.943cm" svg:y2="8.144cm">
              <text:p/>
            </draw:line>
            <draw:line draw:name="Line 18" draw:style-name="gr51" draw:text-style-name="P1" draw:layer="layout" svg:x1="9.943cm" svg:y1="8.144cm" svg:x2="10.367cm" svg:y2="8.356cm">
              <text:p/>
            </draw:line>
            <draw:line draw:name="Line 19" draw:style-name="gr51" draw:text-style-name="P1" draw:layer="layout" svg:x1="10.367cm" svg:y1="8.356cm" svg:x2="9.943cm" svg:y2="8.779cm">
              <text:p/>
            </draw:line>
            <draw:line draw:name="Line 20" draw:style-name="gr51" draw:text-style-name="P1" draw:layer="layout" svg:x1="9.943cm" svg:y1="8.779cm" svg:x2="10.367cm" svg:y2="8.991cm">
              <text:p/>
            </draw:line>
          </draw:g>
          <draw:g draw:name="Group 21">
            <draw:line draw:name="Line 22" draw:style-name="gr51" draw:text-style-name="P1" draw:layer="layout" svg:x1="11.425cm" svg:y1="7.086cm" svg:x2="11.002cm" svg:y2="7.509cm">
              <text:p/>
            </draw:line>
            <draw:line draw:name="Line 23" draw:style-name="gr51" draw:text-style-name="P1" draw:layer="layout" svg:x1="11.002cm" svg:y1="7.509cm" svg:x2="11.425cm" svg:y2="7.721cm">
              <text:p/>
            </draw:line>
            <draw:line draw:name="Line 24" draw:style-name="gr51" draw:text-style-name="P1" draw:layer="layout" svg:x1="11.425cm" svg:y1="7.721cm" svg:x2="11.002cm" svg:y2="8.144cm">
              <text:p/>
            </draw:line>
            <draw:line draw:name="Line 25" draw:style-name="gr51" draw:text-style-name="P1" draw:layer="layout" svg:x1="11.002cm" svg:y1="8.144cm" svg:x2="11.425cm" svg:y2="8.356cm">
              <text:p/>
            </draw:line>
            <draw:line draw:name="Line 26" draw:style-name="gr51" draw:text-style-name="P1" draw:layer="layout" svg:x1="11.425cm" svg:y1="8.356cm" svg:x2="11.002cm" svg:y2="8.779cm">
              <text:p/>
            </draw:line>
            <draw:line draw:name="Line 27" draw:style-name="gr51" draw:text-style-name="P1" draw:layer="layout" svg:x1="11.002cm" svg:y1="8.779cm" svg:x2="11.425cm" svg:y2="8.991cm">
              <text:p/>
            </draw:line>
          </draw:g>
          <draw:g draw:name="Group 28">
            <draw:line draw:name="Line 29" draw:style-name="gr59" draw:text-style-name="P1" draw:layer="layout" svg:x1="9.097cm" svg:y1="6.028cm" svg:x2="8.673cm" svg:y2="6.451cm">
              <text:p/>
            </draw:line>
            <draw:line draw:name="Line 30" draw:style-name="gr59" draw:text-style-name="P1" draw:layer="layout" svg:x1="8.673cm" svg:y1="6.451cm" svg:x2="9.097cm" svg:y2="6.663cm">
              <text:p/>
            </draw:line>
            <draw:line draw:name="Line 31" draw:style-name="gr59" draw:text-style-name="P1" draw:layer="layout" svg:x1="9.097cm" svg:y1="6.663cm" svg:x2="8.673cm" svg:y2="7.086cm">
              <text:p/>
            </draw:line>
            <draw:line draw:name="Line 32" draw:style-name="gr59" draw:text-style-name="P1" draw:layer="layout" svg:x1="8.673cm" svg:y1="7.086cm" svg:x2="9.097cm" svg:y2="7.298cm">
              <text:p/>
            </draw:line>
            <draw:line draw:name="Line 33" draw:style-name="gr59" draw:text-style-name="P1" draw:layer="layout" svg:x1="9.097cm" svg:y1="7.298cm" svg:x2="8.673cm" svg:y2="7.721cm">
              <text:p/>
            </draw:line>
            <draw:line draw:name="Line 34" draw:style-name="gr59" draw:text-style-name="P1" draw:layer="layout" svg:x1="8.673cm" svg:y1="7.721cm" svg:x2="9.097cm" svg:y2="7.933cm">
              <text:p/>
            </draw:line>
          </draw:g>
          <draw:line draw:name="Line 35" draw:style-name="gr51" draw:text-style-name="P1" draw:layer="layout" svg:x1="8.038cm" svg:y1="14.918cm" svg:x2="8.038cm" svg:y2="6.874cm">
            <text:p/>
          </draw:line>
          <draw:line draw:name="Line 36" draw:style-name="gr44" draw:text-style-name="P1" draw:layer="layout" svg:x1="8.038cm" svg:y1="6.874cm" svg:x2="8.673cm" svg:y2="6.874cm">
            <text:p/>
          </draw:line>
          <draw:custom-shape draw:name="Text Box 37" draw:style-name="gr18" draw:text-style-name="P85" draw:layer="layout" svg:width="5.651cm" svg:height="1.435cm" svg:x="5.16cm" svg:y="14.706cm">
            <text:p text:style-name="P29"><text:span text:style-name="T22">Ankommende</text:span></text:p>
            <text:p text:style-name="P29"><text:span text:style-name="T22">Netzwerkverbindung</text:span></text:p>
            <draw:enhanced-geometry draw:mirror-horizontal="false" draw:mirror-vertical="false" svg:viewBox="0 0 5652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8" draw:style-name="gr18" draw:text-style-name="P85" draw:layer="layout" svg:width="4cm" svg:height="1.435cm" svg:x="19.429cm" svg:y="11.743cm">
            <text:p text:style-name="P29"><text:span text:style-name="T22">Kernel-</text:span></text:p>
            <text:p text:style-name="P29"><text:span text:style-name="T22">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9" draw:style-name="gr18" draw:text-style-name="P85" draw:layer="layout" svg:width="4.157cm" svg:height="2.027cm" svg:x="19.575cm" svg:y="6.451cm">
            <text:p text:style-name="P29"><text:span text:style-name="T22"/></text:p>
            <text:p text:style-name="P29"><text:span text:style-name="T22">Adressbereich </text:span></text:p>
            <text:p text:style-name="P29"><text:span text:style-name="T22">User</text:span></text:p>
            <draw:enhanced-geometry draw:mirror-horizontal="false" draw:mirror-vertical="false" svg:viewBox="0 0 4145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0" draw:style-name="gr18" draw:text-style-name="P85" draw:layer="layout" svg:width="5.782cm" svg:height="1.435cm" svg:x="13.907cm" svg:y="8.78cm">
            <text:p text:style-name="P29"><text:span text:style-name="T22">httpd </text:span></text:p>
            <text:p text:style-name="P29"><text:span text:style-name="T22">(Web-Server-Prozess)</text:span></text:p>
            <draw:enhanced-geometry draw:mirror-horizontal="false" draw:mirror-vertical="false" svg:viewBox="0 0 5775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1" draw:style-name="gr52" draw:text-style-name="P1" draw:layer="layout" svg:x1="15.023cm" svg:y1="9.414cm" svg:x2="14.812cm" svg:y2="7.933cm">
            <text:p/>
          </draw:line>
          <draw:line draw:name="Line 42" draw:style-name="gr44" draw:text-style-name="P1" draw:layer="layout" svg:x1="9.308cm" svg:y1="7.298cm" svg:x2="9.943cm" svg:y2="7.298cm">
            <text:p/>
          </draw:line>
          <draw:line draw:name="Line 43" draw:style-name="gr51" draw:text-style-name="P1" draw:layer="layout" svg:x1="9.308cm" svg:y1="6.663cm" svg:x2="11.213cm" svg:y2="6.663cm">
            <text:p/>
          </draw:line>
          <draw:line draw:name="Line 44" draw:style-name="gr51" draw:text-style-name="P1" draw:layer="layout" svg:x1="9.097cm" svg:y1="6.239cm" svg:x2="12.272cm" svg:y2="6.239cm">
            <text:p/>
          </draw:line>
          <draw:line draw:name="Line 45" draw:style-name="gr44" draw:text-style-name="P1" draw:layer="layout" svg:x1="12.272cm" svg:y1="6.239cm" svg:x2="12.272cm" svg:y2="6.874cm">
            <text:p/>
          </draw:line>
          <draw:line draw:name="Line 46" draw:style-name="gr44" draw:text-style-name="P1" draw:layer="layout" svg:x1="11.213cm" svg:y1="6.663cm" svg:x2="11.213cm" svg:y2="7.298cm">
            <text:p/>
          </draw:line>
          <draw:custom-shape draw:name="Text Box 47" draw:style-name="gr18" draw:text-style-name="P85" draw:layer="layout" svg:width="4.135cm" svg:height="0.843cm" svg:x="14.206cm" svg:y="5.393cm">
            <text:p text:style-name="P29"><text:span text:style-name="T22">Worker Thread</text:span></text:p>
            <draw:enhanced-geometry draw:mirror-horizontal="false" draw:mirror-vertical="false" svg:viewBox="0 0 412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8" draw:style-name="gr52" draw:text-style-name="P1" draw:layer="layout" svg:x1="15.447cm" svg:y1="6.239cm" svg:x2="12.483cm" svg:y2="8.144cm">
            <text:p/>
          </draw:line>
          <draw:line draw:name="Line 49" draw:style-name="gr52" draw:text-style-name="P1" draw:layer="layout" svg:x1="8.673cm" svg:y1="6.663cm" svg:x2="7.192cm" svg:y2="5.604cm">
            <text:p/>
          </draw:line>
          <draw:custom-shape draw:name="Text Box 50" draw:style-name="gr18" draw:text-style-name="P85" draw:layer="layout" svg:width="5.071cm" svg:height="0.843cm" svg:x="4.226cm" svg:y="4.758cm">
            <text:p text:style-name="P29"><text:span text:style-name="T22">Dispatcher Thread</text:span></text:p>
            <draw:enhanced-geometry draw:mirror-horizontal="false" draw:mirror-vertical="false" svg:viewBox="0 0 506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52" draw:style-name="gr18" draw:text-style-name="P1" draw:layer="layout" svg:width="18.394cm" svg:height="0.674cm" svg:x="0.565cm" svg:y="16.841cm">
          <text:p text:style-name="P12"><text:span text:style-name="T41">Quelle: </text:span><text:span text:style-name="T52">Tanenbaum, A. S</text:span><text:span text:style-name="T41">.: Moderne Betriebssysteme, 3. aktualisierte Auflage, Pearson Studium, 2009</text:span></text:p>
          <draw:enhanced-geometry draw:mirror-horizontal="false" draw:mirror-vertical="false" svg:viewBox="0 0 18390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30" presentation:class="page"/>
          <draw:frame presentation:style-name="pr10" draw:text-style-name="P21" draw:layer="layout" svg:width="15.775cm" svg:height="12.792cm" svg:x="1.972cm" svg:y="13.503cm" presentation:class="notes" presentation:placeholder="true">
            <draw:text-box/>
          </draw:frame>
        </presentation:notes>
      </draw:page>
      <draw:page draw:name="&#10;Einsatzbeispiel für Threads: Pseudocode"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Einsatzbeispiel für Threads: Pseudocode</text:span></text:p>
          </draw:text-box>
        </draw:frame>
        <draw:frame draw:name="Rectangle 3" presentation:style-name="pr8" draw:text-style-name="P69" draw:layer="layout" svg:width="22.272cm" svg:height="13.546cm" svg:x="2.328cm" svg:y="3.387cm" presentation:class="outline" presentation:user-transformed="true">
          <draw:text-box>
            <text:p text:style-name="P92"><text:span text:style-name="T56">dispatcher()</text:span><text:span text:style-name="T21"> {</text:span></text:p>
            <text:p text:style-name="P92"><text:span text:style-name="T21"><text:tab/></text:span><text:span text:style-name="T21">while (true) {</text:span><text:span text:style-name="T21"><text:tab/></text:span><text:span text:style-name="T21"><text:line-break/></text:span><text:span text:style-name="T21"><text:tab/></text:span><text:span text:style-name="T21">r= receive_request();</text:span><text:span text:style-name="T21"><text:tab/></text:span><text:span text:style-name="T21"><text:tab/></text:span><text:span text:style-name="T21"><text:tab/></text:span><text:span text:style-name="T57">// Warten auf ankommende Requests</text:span><text:span text:style-name="T21"><text:line-break/></text:span><text:span text:style-name="T21"><text:tab/></text:span><text:span text:style-name="T21">start_thread(workerThread, r); </text:span><text:span text:style-name="T57">// Request eingetroffen</text:span></text:p>
            <text:p text:style-name="P92"><text:span text:style-name="T21"><text:tab/></text:span><text:span text:style-name="T21">}</text:span></text:p>
            <text:p text:style-name="P92"><text:span text:style-name="T21">}</text:span></text:p>
            <text:p text:style-name="P92"><text:span text:style-name="T21"/></text:p>
            <text:p text:style-name="P92"><text:span text:style-name="T56">workerThread(r)</text:span><text:span text:style-name="T21"> {</text:span><text:span text:style-name="T21"><text:tab/></text:span><text:span text:style-name="T21"><text:tab/></text:span><text:span text:style-name="T21"><text:tab/></text:span><text:span text:style-name="T21"><text:tab/></text:span><text:span text:style-name="T21"><text:tab/></text:span><text:span text:style-name="T57">// Thread zur Requestbearbeitung</text:span></text:p>
            <text:p text:style-name="P92"><text:span text:style-name="T21"><text:tab/></text:span><text:span text:style-name="T21">a = process_request(r);</text:span></text:p>
            <text:p text:style-name="P92"><text:span text:style-name="T21"><text:tab/></text:span><text:span text:style-name="T21">reply_request(a); <text:s/></text:span><text:span text:style-name="T21"><text:tab/></text:span><text:span text:style-name="T21"><text:tab/></text:span><text:span text:style-name="T21"><text:tab/></text:span><text:span text:style-name="T21"><text:tab/></text:span><text:span text:style-name="T57">// Antwort zurück an Requestor</text:span></text:p>
            <text:p text:style-name="P92"><text:span text:style-name="T21">}</text:span></text:p>
          </draw:text-box>
        </draw:frame>
        <presentation:notes draw:style-name="dp4">
          <draw:page-thumbnail draw:style-name="gr5" draw:layer="layout" svg:width="14.212cm" svg:height="10.659cm" svg:x="2.753cm" svg:y="2.16cm" draw:page-number="31" presentation:class="page"/>
          <draw:frame presentation:style-name="pr10" draw:text-style-name="P21" draw:layer="layout" svg:width="15.775cm" svg:height="12.792cm" svg:x="1.972cm" svg:y="13.503cm" presentation:class="notes" presentation:placeholder="true">
            <draw:text-box/>
          </draw:frame>
        </presentation:notes>
      </draw:page>
      <draw:page draw:name="&#10;Prozess-/Thread-Verwaltung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Thread-Verwaltung unter Windows</text:span></text:p>
          </draw:text-box>
        </draw:frame>
        <draw:frame draw:name="Rectangle 3" presentation:style-name="pr8" draw:text-style-name="P1" draw:layer="layout" svg:width="21.589cm" svg:height="1.904cm" svg:x="2.117cm" svg:y="3.81cm" presentation:class="outline" presentation:user-transformed="true">
          <draw:text-box>
            <text:list text:style-name="L6">
              <text:list-item>
                <text:p text:style-name="P16"><text:span text:style-name="T5">Jobs, Prozesse und Threads</text:span></text:p>
              </text:list-item>
            </text:list>
          </draw:text-box>
        </draw:frame>
        <draw:frame draw:style-name="gr10" draw:text-style-name="P24" draw:layer="layout" svg:width="19.72cm" svg:height="14.746cm" svg:x="3.81cm" svg:y="3.598cm">
          <draw:image xlink:href="Pictures/2000008C00002E3A00002358129FA26E2FD7712C.svm" xlink:type="simple" xlink:show="embed" xlink:actuate="onLoad" loext:mime-type="image/x-svm">
            <text:p/>
          </draw:image>
          <draw:image xlink:href="Pictures/10000200000001BF0000015688AC982191811C13.png" xlink:type="simple" xlink:show="embed" xlink:actuate="onLoad" loext:mime-type="image/png"/>
        </draw:frame>
        <presentation:notes draw:style-name="dp4">
          <draw:page-thumbnail draw:style-name="gr5" draw:layer="layout" svg:width="14.212cm" svg:height="10.659cm" svg:x="2.753cm" svg:y="2.16cm" draw:page-number="32" presentation:class="page"/>
          <draw:frame presentation:style-name="pr10" draw:text-style-name="P21" draw:layer="layout" svg:width="15.775cm" svg:height="12.792cm" svg:x="1.972cm" svg:y="13.503cm" presentation:class="notes" presentation:placeholder="true">
            <draw:text-box/>
          </draw:frame>
        </presentation:notes>
      </draw:page>
      <draw:page draw:name="&#10;Prozess-Thread-Verwaltung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Thread-Verwaltung unter Windows</text:span></text:p>
          </draw:text-box>
        </draw:frame>
        <draw:frame draw:name="Rectangle 3" presentation:style-name="pr8" draw:text-style-name="P1" draw:layer="layout" svg:width="22.083cm" svg:height="13.546cm" svg:x="2.117cm" svg:y="3.81cm" presentation:class="outline" presentation:user-transformed="true">
          <draw:text-box>
            <text:list text:style-name="L6">
              <text:list-item>
                <text:p text:style-name="P16"><text:span text:style-name="T13">Job</text:span><text:span text:style-name="T5"> = Gruppe von Prozessen, die als eine Einheit verwaltet werden, haben Quotas und Limits</text:span></text:p>
              </text:list-item>
            </text:list>
            <text:list text:style-name="L7">
              <text:list-item>
                <text:list>
                  <text:list-item>
                    <text:p text:style-name="P25"><text:span text:style-name="T15">Maximale Speichernutzung je Prozess</text:span></text:p>
                  </text:list-item>
                  <text:list-item>
                    <text:p text:style-name="P25"><text:span text:style-name="T15">Maximale Anzahl an Prozessen</text:span></text:p>
                  </text:list-item>
                  <text:list-item>
                    <text:p text:style-name="P25"><text:span text:style-name="T15">...</text:span></text:p>
                  </text:list-item>
                </text:list>
              </text:list-item>
              <text:list-item>
                <text:p text:style-name="P16"><text:span text:style-name="T13">Prozess</text:span><text:span text:style-name="T5"> = Container zur Speicherung von Ressourcen</text:span></text:p>
                <text:list>
                  <text:list-item>
                    <text:p text:style-name="P25"><text:span text:style-name="T15">Threads, Speicher,...</text:span></text:p>
                  </text:list-item>
                </text:list>
              </text:list-item>
              <text:list-item>
                <text:p text:style-name="P16"><text:span text:style-name="T13">Thread</text:span><text:span text:style-name="T5"> = Scheduling-Einheit</text:span></text:p>
              </text:list-item>
              <text:list-item>
                <text:p text:style-name="P16"><text:span text:style-name="T13">Fiber</text:span><text:span text:style-name="T5"> = Leichtgewichtiger Thread, der vom User verwaltet wird (CreateFiber, SwitchToFiber)</text:span></text:p>
              </text:list-item>
            </text:list>
          </draw:text-box>
        </draw:frame>
        <presentation:notes draw:style-name="dp4">
          <draw:page-thumbnail draw:style-name="gr5" draw:layer="layout" svg:width="14.212cm" svg:height="10.659cm" svg:x="2.753cm" svg:y="2.16cm" draw:page-number="33" presentation:class="page"/>
          <draw:frame presentation:style-name="pr10" draw:text-style-name="P21" draw:layer="layout" svg:width="15.775cm" svg:height="12.792cm" svg:x="1.972cm" svg:y="13.503cm" presentation:class="notes" presentation:placeholder="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6"><text:span text:style-name="T5">Prozesse und Lebenszyklus von Prozessen</text:span></text:p>
            </text:list-item>
            <text:list-item>
              <text:p text:style-name="P16"><text:span text:style-name="T5">Threads</text:span></text:p>
            </text:list-item>
            <text:list-item>
              <text:p text:style-name="P16"><text:span text:style-name="T13">Threads im Laufzeitsystem</text:span></text:p>
            </text:list-item>
          </text:list>
          <text:p text:style-name="P16"><text:span text:style-name="T5"/></text:p>
          <text:p text:style-name="P17"><text:span text:style-name="T5"/></text:p>
          <text:p text:style-name="P18"><text:span text:style-name="T14"/></text:p>
          <text:p text:style-name="P18"><text:span text:style-name="T14"/></text:p>
          <text:p text:style-name="P19"><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3-23">23.03.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4"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Threads in Java&#10;JVM und Threads"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1.221cm" presentation:class="title" presentation:user-transformed="true">
          <draw:text-box>
            <text:p text:style-name="P12"><text:span text:style-name="T8">Threads in Java,</text:span><text:span text:style-name="T8"><text:line-break/></text:span><text:span text:style-name="T8">JVM und Threads</text:span></text:p>
          </draw:text-box>
        </draw:frame>
        <draw:custom-shape draw:name="Rectangle 8" draw:style-name="gr7" draw:text-style-name="P1" draw:layer="layout" svg:width="20.531cm" svg:height="10.159cm" svg:x="2.117cm" svg:y="4.022cm">
          <text:list text:style-name="L13">
            <text:list-item>
              <text:p text:style-name="P16"><text:span text:style-name="T5">Für jedes Programm wird eine eigene JVM gestartet</text:span></text:p>
            </text:list-item>
            <text:list-item>
              <text:p text:style-name="P16"><text:span text:style-name="T5">JVM läuft in einem Betriebssystemprozess</text:span></text:p>
            </text:list-item>
          </text:list>
          <text:list text:style-name="L14">
            <text:list-item>
              <text:list>
                <text:list-item>
                  <text:p text:style-name="P25"><text:span text:style-name="T15">Siehe z.B. im Windows Task Manager</text:span></text:p>
                </text:list-item>
              </text:list>
            </text:list-item>
            <text:list-item>
              <text:p text:style-name="P16"><text:span text:style-name="T5">JVM unterstützt Threads</text:span></text:p>
            </text:list-item>
            <text:list-item>
              <text:p text:style-name="P16"><text:span text:style-name="T5">Package </text:span><text:span text:style-name="T13">java.lang</text:span></text:p>
            </text:list-item>
            <text:list-item>
              <text:p text:style-name="P16"><text:span text:style-name="T5">Basisklasse </text:span><text:span text:style-name="T13">Thread</text:span></text:p>
            </text:list-item>
            <text:list-item>
              <text:p text:style-name="P16"><text:span text:style-name="T5">Vereinfachter Zustandsautomat</text:span></text:p>
            </text:list-item>
          </text:list>
          <draw:enhanced-geometry draw:mirror-horizontal="false" draw:mirror-vertical="false" svg:viewBox="0 0 20532 1016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9" draw:text-style-name="P1" draw:layer="layout" svg:width="25.399cm" svg:height="0.001cm" svg:x="0cm" svg:y="6.27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13" draw:style-name="gr60" draw:text-style-name="P74" draw:layer="layout" svg:width="1.401cm" svg:height="0.197cm" svg:x="16.899cm" svg:y="13.387cm">
          <text:p/>
          <draw:enhanced-geometry draw:mirror-horizontal="false" draw:mirror-vertical="true" svg:viewBox="0 0 21600 21600" draw:type="mso-spt32" draw:enhanced-path="M 0 0 L 21600 21600 N"/>
        </draw:custom-shape>
        <draw:frame draw:style-name="gr10" draw:text-style-name="P24" draw:layer="layout" svg:width="9.172cm" svg:height="6.985cm" svg:x="15.876cm" svg:y="10.001cm">
          <draw:image xlink:href="Pictures/1000267000002A4300001FCEBCCEA3057A2D418D.wmf" xlink:type="simple" xlink:show="embed" xlink:actuate="onLoad" loext:mime-type="image/x-wmf">
            <text:p/>
          </draw:image>
          <draw:image xlink:href="Pictures/10000201000001990000013482555C061F7371B7.png" xlink:type="simple" xlink:show="embed" xlink:actuate="onLoad" loext:mime-type="image/png"/>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3-23">23.03.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5"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Einschub:&#10;Übersetzungsvorgang und Ablauf eines Java-Programms" draw:style-name="dp5" draw:master-page-name="Titel_20_und_20_Inhalt" presentation:presentation-page-layout-name="AL1T19">
        <draw:frame draw:name="Rectangle 2" presentation:style-name="pr11" draw:text-style-name="P1" draw:layer="layout" svg:width="17.976cm" svg:height="1.904cm" svg:x="1.424cm" svg:y="1.058cm" presentation:class="title" presentation:user-transformed="true">
          <draw:text-box>
            <text:p text:style-name="P12"><text:span text:style-name="T8">Einschub: Übersetzungsvorgang</text:span><text:span text:style-name="T8"><text:line-break/></text:span><text:span text:style-name="T8">und Ablauf eines Java-Programms</text:span></text:p>
          </draw:text-box>
        </draw:frame>
        <draw:custom-shape draw:name="Rectangle 3" draw:style-name="gr61" draw:text-style-name="P93" draw:layer="layout" svg:width="5.079cm" svg:height="2.751cm" svg:x="6.985cm" svg:y="9.948cm">
          <text:p text:style-name="P58"><text:span text:style-name="T58">Java-Compiler</text:span></text:p>
          <text:p text:style-name="P58"><text:span text:style-name="T58">javac</text:span><text:span text:style-name="T59"> </text:span></text:p>
          <draw:enhanced-geometry draw:mirror-horizontal="false" draw:mirror-vertical="false" svg:viewBox="0 0 5080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custom-shape draw:name="Freeform 5" draw:style-name="gr62" draw:text-style-name="P93" draw:layer="layout" svg:width="2.08cm" svg:height="1.97cm" svg:x="2.708cm" svg:y="10.218cm">
            <text:p/>
            <draw:enhanced-geometry draw:mirror-horizontal="false" draw:mirror-vertical="false" svg:viewBox="0 0 2081 1971"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6" draw:style-name="gr63" draw:text-style-name="P93" draw:layer="layout" svg:width="2.098cm" svg:height="0.637cm" svg:x="2.69cm" svg:y="9.86cm">
            <text:p/>
            <draw:enhanced-geometry draw:mirror-horizontal="false" draw:mirror-vertical="false" svg:viewBox="0 0 2099 63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7">
          <draw:custom-shape draw:name="Freeform 8" draw:style-name="gr62" draw:text-style-name="P93" draw:layer="layout" svg:width="2.08cm" svg:height="1.791cm" svg:x="14.64cm" svg:y="10.697cm">
            <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9" draw:style-name="gr63" draw:text-style-name="P93" draw:layer="layout" svg:width="2.098cm" svg:height="0.579cm" svg:x="14.623cm" svg:y="10.372cm">
            <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tangle 10" draw:style-name="gr64" draw:text-style-name="P28" draw:layer="layout" svg:width="4.021cm" svg:height="2.751cm" svg:x="17.992cm" svg:y="6.35cm">
          <text:p text:style-name="P58"><text:span text:style-name="T58">Java-</text:span></text:p>
          <text:p text:style-name="P58"><text:span text:style-name="T58">Interpreter</text:span><text:span text:style-name="T59"> </text:span></text:p>
          <draw:enhanced-geometry draw:mirror-horizontal="false" draw:mirror-vertical="false" svg:viewBox="0 0 4022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1">
          <draw:g draw:name="Group 12">
            <draw:g draw:name="Group 13">
              <draw:custom-shape draw:name="Freeform 14" draw:style-name="gr65" draw:text-style-name="P94" draw:layer="layout" svg:width="1.203cm" svg:height="0.175cm" svg:x="3.091cm" svg:y="7.36cm">
                <text:p/>
                <draw:enhanced-geometry draw:mirror-horizontal="false" draw:mirror-vertical="false" svg:viewBox="0 0 1204 176" drawooo:sub-view-size="273 40" draw:text-areas="?f15 ?f16 ?f17 ?f18" draw:type="ooxml-non-primitive" draw:enhanced-path="M 0 39 L 272 39 255 0 16 0 0 39 N">
                  <draw:equation draw:name="f0" draw:formula="0*logwidth/273"/>
                  <draw:equation draw:name="f1" draw:formula="39*logheight/40"/>
                  <draw:equation draw:name="f2" draw:formula="272*logwidth/273"/>
                  <draw:equation draw:name="f3" draw:formula="39*logheight/40"/>
                  <draw:equation draw:name="f4" draw:formula="255*logwidth/273"/>
                  <draw:equation draw:name="f5" draw:formula="0*logheight/40"/>
                  <draw:equation draw:name="f6" draw:formula="16*logwidth/273"/>
                  <draw:equation draw:name="f7" draw:formula="0*logheight/40"/>
                  <draw:equation draw:name="f8" draw:formula="0*logwidth/273"/>
                  <draw:equation draw:name="f9" draw:formula="39*logheight/40"/>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273"/>
                  <draw:equation draw:name="f16" draw:formula="0*logheight/40"/>
                  <draw:equation draw:name="f17" draw:formula="273*logwidth/273"/>
                  <draw:equation draw:name="f18" draw:formula="40*logheight/40"/>
                </draw:enhanced-geometry>
              </draw:custom-shape>
              <draw:custom-shape draw:name="Rectangle 15" draw:style-name="gr66" draw:text-style-name="P94" draw:layer="layout" svg:width="1.154cm" svg:height="0.122cm" svg:x="3.1cm" svg:y="7.536cm">
                <text:p/>
                <draw:enhanced-geometry draw:mirror-horizontal="false" draw:mirror-vertical="false" svg:viewBox="0 0 1155 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eform 16" draw:style-name="gr65" draw:text-style-name="P94" draw:layer="layout" svg:width="0.638cm" svg:height="0.303cm" svg:x="3.369cm" svg:y="7.219cm">
              <text:p/>
              <draw:enhanced-geometry draw:mirror-horizontal="false" draw:mirror-vertical="false" svg:viewBox="0 0 639 304" drawooo:sub-view-size="145 69" draw:text-areas="?f99 ?f100 ?f101 ?f102" draw:type="ooxml-non-primitive" draw:enhanced-path="M 0 38 L 0 0 144 0 144 39 143 43 141 45 139 49 135 52 131 54 128 56 123 59 118 60 113 62 105 65 100 65 93 66 86 67 78 68 67 68 59 67 50 66 42 65 35 64 30 62 23 60 18 58 13 56 8 52 5 50 3 47 2 44 0 41 0 38 N">
                <draw:equation draw:name="f0" draw:formula="0*logwidth/145"/>
                <draw:equation draw:name="f1" draw:formula="38*logheight/69"/>
                <draw:equation draw:name="f2" draw:formula="0*logwidth/145"/>
                <draw:equation draw:name="f3" draw:formula="0*logheight/69"/>
                <draw:equation draw:name="f4" draw:formula="144*logwidth/145"/>
                <draw:equation draw:name="f5" draw:formula="0*logheight/69"/>
                <draw:equation draw:name="f6" draw:formula="144*logwidth/145"/>
                <draw:equation draw:name="f7" draw:formula="39*logheight/69"/>
                <draw:equation draw:name="f8" draw:formula="143*logwidth/145"/>
                <draw:equation draw:name="f9" draw:formula="43*logheight/69"/>
                <draw:equation draw:name="f10" draw:formula="141*logwidth/145"/>
                <draw:equation draw:name="f11" draw:formula="45*logheight/69"/>
                <draw:equation draw:name="f12" draw:formula="139*logwidth/145"/>
                <draw:equation draw:name="f13" draw:formula="49*logheight/69"/>
                <draw:equation draw:name="f14" draw:formula="135*logwidth/145"/>
                <draw:equation draw:name="f15" draw:formula="52*logheight/69"/>
                <draw:equation draw:name="f16" draw:formula="131*logwidth/145"/>
                <draw:equation draw:name="f17" draw:formula="54*logheight/69"/>
                <draw:equation draw:name="f18" draw:formula="128*logwidth/145"/>
                <draw:equation draw:name="f19" draw:formula="56*logheight/69"/>
                <draw:equation draw:name="f20" draw:formula="123*logwidth/145"/>
                <draw:equation draw:name="f21" draw:formula="59*logheight/69"/>
                <draw:equation draw:name="f22" draw:formula="118*logwidth/145"/>
                <draw:equation draw:name="f23" draw:formula="60*logheight/69"/>
                <draw:equation draw:name="f24" draw:formula="113*logwidth/145"/>
                <draw:equation draw:name="f25" draw:formula="62*logheight/69"/>
                <draw:equation draw:name="f26" draw:formula="105*logwidth/145"/>
                <draw:equation draw:name="f27" draw:formula="65*logheight/69"/>
                <draw:equation draw:name="f28" draw:formula="100*logwidth/145"/>
                <draw:equation draw:name="f29" draw:formula="65*logheight/69"/>
                <draw:equation draw:name="f30" draw:formula="93*logwidth/145"/>
                <draw:equation draw:name="f31" draw:formula="66*logheight/69"/>
                <draw:equation draw:name="f32" draw:formula="86*logwidth/145"/>
                <draw:equation draw:name="f33" draw:formula="67*logheight/69"/>
                <draw:equation draw:name="f34" draw:formula="78*logwidth/145"/>
                <draw:equation draw:name="f35" draw:formula="68*logheight/69"/>
                <draw:equation draw:name="f36" draw:formula="67*logwidth/145"/>
                <draw:equation draw:name="f37" draw:formula="68*logheight/69"/>
                <draw:equation draw:name="f38" draw:formula="59*logwidth/145"/>
                <draw:equation draw:name="f39" draw:formula="67*logheight/69"/>
                <draw:equation draw:name="f40" draw:formula="50*logwidth/145"/>
                <draw:equation draw:name="f41" draw:formula="66*logheight/69"/>
                <draw:equation draw:name="f42" draw:formula="42*logwidth/145"/>
                <draw:equation draw:name="f43" draw:formula="65*logheight/69"/>
                <draw:equation draw:name="f44" draw:formula="35*logwidth/145"/>
                <draw:equation draw:name="f45" draw:formula="64*logheight/69"/>
                <draw:equation draw:name="f46" draw:formula="30*logwidth/145"/>
                <draw:equation draw:name="f47" draw:formula="62*logheight/69"/>
                <draw:equation draw:name="f48" draw:formula="23*logwidth/145"/>
                <draw:equation draw:name="f49" draw:formula="60*logheight/69"/>
                <draw:equation draw:name="f50" draw:formula="18*logwidth/145"/>
                <draw:equation draw:name="f51" draw:formula="58*logheight/69"/>
                <draw:equation draw:name="f52" draw:formula="13*logwidth/145"/>
                <draw:equation draw:name="f53" draw:formula="56*logheight/69"/>
                <draw:equation draw:name="f54" draw:formula="8*logwidth/145"/>
                <draw:equation draw:name="f55" draw:formula="52*logheight/69"/>
                <draw:equation draw:name="f56" draw:formula="5*logwidth/145"/>
                <draw:equation draw:name="f57" draw:formula="50*logheight/69"/>
                <draw:equation draw:name="f58" draw:formula="3*logwidth/145"/>
                <draw:equation draw:name="f59" draw:formula="47*logheight/69"/>
                <draw:equation draw:name="f60" draw:formula="2*logwidth/145"/>
                <draw:equation draw:name="f61" draw:formula="44*logheight/69"/>
                <draw:equation draw:name="f62" draw:formula="0*logwidth/145"/>
                <draw:equation draw:name="f63" draw:formula="41*logheight/69"/>
                <draw:equation draw:name="f64" draw:formula="0*logwidth/145"/>
                <draw:equation draw:name="f65" draw:formula="38*logheight/69"/>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logwidth/145"/>
                <draw:equation draw:name="f100" draw:formula="0*logheight/69"/>
                <draw:equation draw:name="f101" draw:formula="145*logwidth/145"/>
                <draw:equation draw:name="f102" draw:formula="69*logheight/69"/>
              </draw:enhanced-geometry>
            </draw:custom-shape>
          </draw:g>
          <draw:g draw:name="Group 17">
            <draw:g draw:name="Group 18">
              <draw:custom-shape draw:name="Rectangle 19" draw:style-name="gr66" draw:text-style-name="P94" draw:layer="layout" svg:width="2.283cm" svg:height="0.105cm" svg:x="2.553cm" svg:y="8.237cm">
                <text:p/>
                <draw:enhanced-geometry draw:mirror-horizontal="false" draw:mirror-vertical="false" svg:viewBox="0 0 2284 10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0" draw:style-name="gr65" draw:text-style-name="P94" draw:layer="layout" svg:width="2.332cm" svg:height="0.585cm" svg:x="2.536cm" svg:y="7.642cm">
                <text:p/>
                <draw:enhanced-geometry draw:mirror-horizontal="false" draw:mirror-vertical="false" svg:viewBox="0 0 2333 586" drawooo:sub-view-size="529 133" draw:text-areas="?f15 ?f16 ?f17 ?f18" draw:type="ooxml-non-primitive" draw:enhanced-path="M 0 132 L 528 132 497 0 38 0 0 132 N">
                  <draw:equation draw:name="f0" draw:formula="0*logwidth/529"/>
                  <draw:equation draw:name="f1" draw:formula="132*logheight/133"/>
                  <draw:equation draw:name="f2" draw:formula="528*logwidth/529"/>
                  <draw:equation draw:name="f3" draw:formula="132*logheight/133"/>
                  <draw:equation draw:name="f4" draw:formula="497*logwidth/529"/>
                  <draw:equation draw:name="f5" draw:formula="0*logheight/133"/>
                  <draw:equation draw:name="f6" draw:formula="38*logwidth/529"/>
                  <draw:equation draw:name="f7" draw:formula="0*logheight/133"/>
                  <draw:equation draw:name="f8" draw:formula="0*logwidth/529"/>
                  <draw:equation draw:name="f9" draw:formula="132*logheight/133"/>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529"/>
                  <draw:equation draw:name="f16" draw:formula="0*logheight/133"/>
                  <draw:equation draw:name="f17" draw:formula="529*logwidth/529"/>
                  <draw:equation draw:name="f18" draw:formula="133*logheight/133"/>
                </draw:enhanced-geometry>
              </draw:custom-shape>
              <draw:custom-shape draw:name="Freeform 21" draw:style-name="gr67" draw:text-style-name="P1" draw:layer="layout" svg:width="2.186cm" svg:height="0.458cm" svg:x="2.597cm" svg:y="7.704cm">
                <text:p/>
                <draw:enhanced-geometry draw:mirror-horizontal="false" draw:mirror-vertical="false" svg:viewBox="0 0 2187 459" drawooo:sub-view-size="496 104" draw:text-areas="?f12 ?f13 ?f14 ?f15" draw:type="ooxml-non-primitive" draw:enhanced-path="M 28 0 L 0 103 495 103 472 0 N">
                  <draw:equation draw:name="f0" draw:formula="28*logwidth/496"/>
                  <draw:equation draw:name="f1" draw:formula="0*logheight/104"/>
                  <draw:equation draw:name="f2" draw:formula="0*logwidth/496"/>
                  <draw:equation draw:name="f3" draw:formula="103*logheight/104"/>
                  <draw:equation draw:name="f4" draw:formula="495*logwidth/496"/>
                  <draw:equation draw:name="f5" draw:formula="103*logheight/104"/>
                  <draw:equation draw:name="f6" draw:formula="472*logwidth/496"/>
                  <draw:equation draw:name="f7" draw:formula="0*logheight/104"/>
                  <draw:equation draw:name="f8" draw:formula="0*60000/65536"/>
                  <draw:equation draw:name="f9" draw:formula="0*60000/65536"/>
                  <draw:equation draw:name="f10" draw:formula="0*60000/65536"/>
                  <draw:equation draw:name="f11" draw:formula="0*60000/65536"/>
                  <draw:equation draw:name="f12" draw:formula="0*logwidth/496"/>
                  <draw:equation draw:name="f13" draw:formula="0*logheight/104"/>
                  <draw:equation draw:name="f14" draw:formula="496*logwidth/496"/>
                  <draw:equation draw:name="f15" draw:formula="104*logheight/104"/>
                </draw:enhanced-geometry>
              </draw:custom-shape>
            </draw:g>
            <draw:g draw:name="Group 22">
              <draw:custom-shape draw:name="Freeform 23" draw:style-name="gr68" draw:text-style-name="P95" draw:layer="layout" svg:width="0.114cm" svg:height="0.096cm" svg:x="2.791cm" svg:y="7.695cm">
                <text:p/>
                <draw:enhanced-geometry draw:mirror-horizontal="false" draw:mirror-vertical="false" svg:viewBox="0 0 115 97" drawooo:sub-view-size="26 22" draw:text-areas="?f15 ?f16 ?f17 ?f18" draw:type="ooxml-non-primitive" draw:enhanced-path="M 7 0 L 25 0 19 21 0 21 7 0 N">
                  <draw:equation draw:name="f0" draw:formula="7*logwidth/26"/>
                  <draw:equation draw:name="f1" draw:formula="0*logheight/22"/>
                  <draw:equation draw:name="f2" draw:formula="25*logwidth/26"/>
                  <draw:equation draw:name="f3" draw:formula="0*logheight/22"/>
                  <draw:equation draw:name="f4" draw:formula="19*logwidth/26"/>
                  <draw:equation draw:name="f5" draw:formula="21*logheight/22"/>
                  <draw:equation draw:name="f6" draw:formula="0*logwidth/26"/>
                  <draw:equation draw:name="f7" draw:formula="21*logheight/22"/>
                  <draw:equation draw:name="f8" draw:formula="7*logwidth/26"/>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26"/>
                  <draw:equation draw:name="f16" draw:formula="0*logheight/22"/>
                  <draw:equation draw:name="f17" draw:formula="26*logwidth/26"/>
                  <draw:equation draw:name="f18" draw:formula="22*logheight/22"/>
                </draw:enhanced-geometry>
              </draw:custom-shape>
              <draw:custom-shape draw:name="Freeform 24" draw:style-name="gr68" draw:text-style-name="P95" draw:layer="layout" svg:width="0.294cm" svg:height="0.096cm" svg:x="2.963cm" svg:y="7.695cm">
                <text:p/>
                <draw:enhanced-geometry draw:mirror-horizontal="false" draw:mirror-vertical="false" svg:viewBox="0 0 295 97" drawooo:sub-view-size="67 22" draw:text-areas="?f15 ?f16 ?f17 ?f18" draw:type="ooxml-non-primitive" draw:enhanced-path="M 2 0 L 66 0 63 21 0 21 2 0 N">
                  <draw:equation draw:name="f0" draw:formula="2*logwidth/67"/>
                  <draw:equation draw:name="f1" draw:formula="0*logheight/22"/>
                  <draw:equation draw:name="f2" draw:formula="66*logwidth/67"/>
                  <draw:equation draw:name="f3" draw:formula="0*logheight/22"/>
                  <draw:equation draw:name="f4" draw:formula="63*logwidth/67"/>
                  <draw:equation draw:name="f5" draw:formula="21*logheight/22"/>
                  <draw:equation draw:name="f6" draw:formula="0*logwidth/67"/>
                  <draw:equation draw:name="f7" draw:formula="21*logheight/22"/>
                  <draw:equation draw:name="f8" draw:formula="2*logwidth/67"/>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67"/>
                  <draw:equation draw:name="f16" draw:formula="0*logheight/22"/>
                  <draw:equation draw:name="f17" draw:formula="67*logwidth/67"/>
                  <draw:equation draw:name="f18" draw:formula="22*logheight/22"/>
                </draw:enhanced-geometry>
              </draw:custom-shape>
              <draw:custom-shape draw:name="Freeform 25" draw:style-name="gr68" draw:text-style-name="P95" draw:layer="layout" svg:width="0.268cm" svg:height="0.096cm" svg:x="3.347cm" svg:y="7.695cm">
                <text:p/>
                <draw:enhanced-geometry draw:mirror-horizontal="false" draw:mirror-vertical="false" svg:viewBox="0 0 269 97" drawooo:sub-view-size="61 22" draw:text-areas="?f15 ?f16 ?f17 ?f18" draw:type="ooxml-non-primitive" draw:enhanced-path="M 2 0 L 60 0 59 21 0 21 2 0 N">
                  <draw:equation draw:name="f0" draw:formula="2*logwidth/61"/>
                  <draw:equation draw:name="f1" draw:formula="0*logheight/22"/>
                  <draw:equation draw:name="f2" draw:formula="60*logwidth/61"/>
                  <draw:equation draw:name="f3" draw:formula="0*logheight/22"/>
                  <draw:equation draw:name="f4" draw:formula="59*logwidth/61"/>
                  <draw:equation draw:name="f5" draw:formula="21*logheight/22"/>
                  <draw:equation draw:name="f6" draw:formula="0*logwidth/61"/>
                  <draw:equation draw:name="f7" draw:formula="21*logheight/22"/>
                  <draw:equation draw:name="f8" draw:formula="2*logwidth/61"/>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61"/>
                  <draw:equation draw:name="f16" draw:formula="0*logheight/22"/>
                  <draw:equation draw:name="f17" draw:formula="61*logwidth/61"/>
                  <draw:equation draw:name="f18" draw:formula="22*logheight/22"/>
                </draw:enhanced-geometry>
              </draw:custom-shape>
              <draw:custom-shape draw:name="Freeform 26" draw:style-name="gr68" draw:text-style-name="P95" draw:layer="layout" svg:width="0.281cm" svg:height="0.096cm" svg:x="3.673cm" svg:y="7.695cm">
                <text:p/>
                <draw:enhanced-geometry draw:mirror-horizontal="false" draw:mirror-vertical="false" svg:viewBox="0 0 282 97" drawooo:sub-view-size="64 22" draw:text-areas="?f15 ?f16 ?f17 ?f18" draw:type="ooxml-non-primitive" draw:enhanced-path="M 0 0 L 63 0 63 21 0 21 0 0 N">
                  <draw:equation draw:name="f0" draw:formula="0*logwidth/64"/>
                  <draw:equation draw:name="f1" draw:formula="0*logheight/22"/>
                  <draw:equation draw:name="f2" draw:formula="63*logwidth/64"/>
                  <draw:equation draw:name="f3" draw:formula="0*logheight/22"/>
                  <draw:equation draw:name="f4" draw:formula="63*logwidth/64"/>
                  <draw:equation draw:name="f5" draw:formula="21*logheight/22"/>
                  <draw:equation draw:name="f6" draw:formula="0*logwidth/64"/>
                  <draw:equation draw:name="f7" draw:formula="21*logheight/22"/>
                  <draw:equation draw:name="f8" draw:formula="0*logwidth/64"/>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64"/>
                  <draw:equation draw:name="f16" draw:formula="0*logheight/22"/>
                  <draw:equation draw:name="f17" draw:formula="64*logwidth/64"/>
                  <draw:equation draw:name="f18" draw:formula="22*logheight/22"/>
                </draw:enhanced-geometry>
              </draw:custom-shape>
              <draw:custom-shape draw:name="Freeform 27" draw:style-name="gr68" draw:text-style-name="P95" draw:layer="layout" svg:width="0.259cm" svg:height="0.096cm" svg:x="4.013cm" svg:y="7.695cm">
                <text:p/>
                <draw:enhanced-geometry draw:mirror-horizontal="false" draw:mirror-vertical="false" svg:viewBox="0 0 260 97" drawooo:sub-view-size="59 22" draw:text-areas="?f15 ?f16 ?f17 ?f18" draw:type="ooxml-non-primitive" draw:enhanced-path="M 0 0 L 56 0 58 21 0 21 0 0 N">
                  <draw:equation draw:name="f0" draw:formula="0*logwidth/59"/>
                  <draw:equation draw:name="f1" draw:formula="0*logheight/22"/>
                  <draw:equation draw:name="f2" draw:formula="56*logwidth/59"/>
                  <draw:equation draw:name="f3" draw:formula="0*logheight/22"/>
                  <draw:equation draw:name="f4" draw:formula="58*logwidth/59"/>
                  <draw:equation draw:name="f5" draw:formula="21*logheight/22"/>
                  <draw:equation draw:name="f6" draw:formula="0*logwidth/59"/>
                  <draw:equation draw:name="f7" draw:formula="21*logheight/22"/>
                  <draw:equation draw:name="f8" draw:formula="0*logwidth/59"/>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59"/>
                  <draw:equation draw:name="f16" draw:formula="0*logheight/22"/>
                  <draw:equation draw:name="f17" draw:formula="59*logwidth/59"/>
                  <draw:equation draw:name="f18" draw:formula="22*logheight/22"/>
                </draw:enhanced-geometry>
              </draw:custom-shape>
              <draw:custom-shape draw:name="Freeform 28" draw:style-name="gr68" draw:text-style-name="P95" draw:layer="layout" svg:width="0.312cm" svg:height="0.096cm" svg:x="4.322cm" svg:y="7.748cm">
                <text:p/>
                <draw:enhanced-geometry draw:mirror-horizontal="false" draw:mirror-vertical="false" svg:viewBox="0 0 313 97" drawooo:sub-view-size="71 22" draw:text-areas="?f15 ?f16 ?f17 ?f18" draw:type="ooxml-non-primitive" draw:enhanced-path="M 0 0 L 64 0 70 21 2 21 0 0 N">
                  <draw:equation draw:name="f0" draw:formula="0*logwidth/71"/>
                  <draw:equation draw:name="f1" draw:formula="0*logheight/22"/>
                  <draw:equation draw:name="f2" draw:formula="64*logwidth/71"/>
                  <draw:equation draw:name="f3" draw:formula="0*logheight/22"/>
                  <draw:equation draw:name="f4" draw:formula="70*logwidth/71"/>
                  <draw:equation draw:name="f5" draw:formula="21*logheight/22"/>
                  <draw:equation draw:name="f6" draw:formula="2*logwidth/71"/>
                  <draw:equation draw:name="f7" draw:formula="21*logheight/22"/>
                  <draw:equation draw:name="f8" draw:formula="0*logwidth/71"/>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71"/>
                  <draw:equation draw:name="f16" draw:formula="0*logheight/22"/>
                  <draw:equation draw:name="f17" draw:formula="71*logwidth/71"/>
                  <draw:equation draw:name="f18" draw:formula="22*logheight/22"/>
                </draw:enhanced-geometry>
              </draw:custom-shape>
            </draw:g>
            <draw:g draw:name="Group 29">
              <draw:g draw:name="Group 30">
                <draw:line draw:name="Line 31" draw:style-name="gr69" draw:text-style-name="P1" draw:layer="layout" svg:x1="2.883cm" svg:y1="7.853cm" svg:x2="3.787cm" svg:y2="7.853cm">
                  <text:p/>
                </draw:line>
                <draw:line draw:name="Line 32" draw:style-name="gr69" draw:text-style-name="P1" draw:layer="layout" svg:x1="2.932cm" svg:y1="7.928cm" svg:x2="3.836cm" svg:y2="7.928cm">
                  <text:p/>
                </draw:line>
                <draw:line draw:name="Line 33" draw:style-name="gr69" draw:text-style-name="P1" draw:layer="layout" svg:x1="2.932cm" svg:y1="7.994cm" svg:x2="3.739cm" svg:y2="7.994cm">
                  <text:p/>
                </draw:line>
                <draw:line draw:name="Line 34" draw:style-name="gr69" draw:text-style-name="P1" draw:layer="layout" svg:x1="2.958cm" svg:y1="8.065cm" svg:x2="3.06cm" svg:y2="8.065cm">
                  <text:p/>
                </draw:line>
              </draw:g>
              <draw:g draw:name="Group 35">
                <draw:line draw:name="Line 36" draw:style-name="gr69" draw:text-style-name="P1" draw:layer="layout" svg:x1="2.764cm" svg:y1="7.888cm" svg:x2="2.853cm" svg:y2="7.888cm">
                  <text:p/>
                </draw:line>
                <draw:line draw:name="Line 37" draw:style-name="gr69" draw:text-style-name="P1" draw:layer="layout" svg:x1="2.742cm" svg:y1="7.959cm" svg:x2="2.835cm" svg:y2="7.959cm">
                  <text:p/>
                </draw:line>
                <draw:line draw:name="Line 38" draw:style-name="gr69" draw:text-style-name="P1" draw:layer="layout" svg:x1="2.72cm" svg:y1="8.025cm" svg:x2="2.883cm" svg:y2="8.025cm">
                  <text:p/>
                </draw:line>
              </draw:g>
              <draw:g draw:name="Group 39">
                <draw:line draw:name="Line 40" draw:style-name="gr69" draw:text-style-name="P1" draw:layer="layout" svg:x1="3.095cm" svg:y1="8.065cm" svg:x2="3.642cm" svg:y2="8.065cm">
                  <text:p/>
                </draw:line>
                <draw:line draw:name="Line 41" draw:style-name="gr69" draw:text-style-name="P1" draw:layer="layout" svg:x1="3.836cm" svg:y1="7.853cm" svg:x2="3.955cm" svg:y2="7.853cm">
                  <text:p/>
                </draw:line>
                <draw:line draw:name="Line 42" draw:style-name="gr69" draw:text-style-name="P1" draw:layer="layout" svg:x1="3.867cm" svg:y1="7.928cm" svg:x2="3.968cm" svg:y2="7.928cm">
                  <text:p/>
                </draw:line>
                <draw:line draw:name="Line 43" draw:style-name="gr69" draw:text-style-name="P1" draw:layer="layout" svg:x1="3.805cm" svg:y1="7.994cm" svg:x2="3.968cm" svg:y2="7.994cm">
                  <text:p/>
                </draw:line>
                <draw:line draw:name="Line 44" draw:style-name="gr69" draw:text-style-name="P1" draw:layer="layout" svg:x1="3.66cm" svg:y1="8.065cm" svg:x2="3.739cm" svg:y2="8.065cm">
                  <text:p/>
                </draw:line>
                <draw:line draw:name="Line 45" draw:style-name="gr69" draw:text-style-name="P1" draw:layer="layout" svg:x1="3.774cm" svg:y1="8.065cm" svg:x2="3.955cm" svg:y2="8.065cm">
                  <text:p/>
                </draw:line>
              </draw:g>
              <draw:g draw:name="Group 46">
                <draw:line draw:name="Line 47" draw:style-name="gr69" draw:text-style-name="P1" draw:layer="layout" svg:x1="4.004cm" svg:y1="7.888cm" svg:x2="4.273cm" svg:y2="7.888cm">
                  <text:p/>
                </draw:line>
                <draw:line draw:name="Line 48" draw:style-name="gr69" draw:text-style-name="P1" draw:layer="layout" svg:x1="4.048cm" svg:y1="7.981cm" svg:x2="4.273cm" svg:y2="7.981cm">
                  <text:p/>
                </draw:line>
                <draw:line draw:name="Line 49" draw:style-name="gr69" draw:text-style-name="P1" draw:layer="layout" svg:x1="4.048cm" svg:y1="8.078cm" svg:x2="4.281cm" svg:y2="8.078cm">
                  <text:p/>
                </draw:line>
              </draw:g>
              <draw:g draw:name="Group 50">
                <draw:line draw:name="Line 51" draw:style-name="gr69" draw:text-style-name="P1" draw:layer="layout" svg:x1="4.352cm" svg:y1="7.888cm" svg:x2="4.594cm" svg:y2="7.888cm">
                  <text:p/>
                </draw:line>
                <draw:line draw:name="Line 52" draw:style-name="gr69" draw:text-style-name="P1" draw:layer="layout" svg:x1="4.321cm" svg:y1="7.959cm" svg:x2="4.533cm" svg:y2="7.959cm">
                  <text:p/>
                </draw:line>
                <draw:line draw:name="Line 53" draw:style-name="gr69" draw:text-style-name="P1" draw:layer="layout" svg:x1="4.352cm" svg:y1="8.025cm" svg:x2="4.533cm" svg:y2="8.025cm">
                  <text:p/>
                </draw:line>
                <draw:line draw:name="Line 54" draw:style-name="gr69" draw:text-style-name="P1" draw:layer="layout" svg:x1="4.339cm" svg:y1="8.087cm" svg:x2="4.581cm" svg:y2="8.087cm">
                  <text:p/>
                </draw:line>
                <draw:line draw:name="Line 55" draw:style-name="gr69" draw:text-style-name="P1" draw:layer="layout" svg:x1="4.564cm" svg:y1="7.968cm" svg:x2="4.63cm" svg:y2="7.968cm">
                  <text:p/>
                </draw:line>
                <draw:line draw:name="Line 56" draw:style-name="gr69" draw:text-style-name="P1" draw:layer="layout" svg:x1="4.586cm" svg:y1="8.052cm" svg:x2="4.656cm" svg:y2="8.052cm">
                  <text:p/>
                </draw:line>
              </draw:g>
            </draw:g>
          </draw:g>
          <draw:g draw:name="Group 57">
            <draw:custom-shape draw:name="AutoShape 58" draw:style-name="gr70" draw:text-style-name="P94" draw:layer="layout" svg:width="1.886cm" svg:height="1.362cm" svg:x="2.756cm" svg:y="5.838cm">
              <text:p/>
              <draw:enhanced-geometry draw:mirror-horizontal="false" draw:mirror-vertical="false" svg:viewBox="0 0 1887 1363" draw:text-areas="?f5 ?f5 ?f6 ?f7" draw:type="ooxml-roundRect" draw:modifiers="1279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59" draw:style-name="gr71" draw:text-style-name="P95" draw:layer="layout" svg:width="1.437cm" svg:height="1.057cm" svg:x="2.981cm" svg:y="5.993cm">
              <text:p/>
              <draw:enhanced-geometry draw:mirror-horizontal="false" draw:mirror-vertical="false" svg:viewBox="0 0 1438 1058" draw:text-areas="?f5 ?f5 ?f6 ?f7" draw:type="ooxml-roundRect" draw:modifiers="1279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60" draw:style-name="gr72" draw:text-style-name="P32" draw:layer="layout" svg:width="1.278cm" svg:height="0.934cm" svg:x="3.06cm" svg:y="6.055cm">
              <text:p/>
              <draw:enhanced-geometry draw:mirror-horizontal="false" draw:mirror-vertical="false" svg:viewBox="0 0 1279 935" draw:text-areas="?f5 ?f5 ?f6 ?f7" draw:type="ooxml-roundRect" draw:modifiers="1278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Rectangle 61" draw:style-name="gr73" draw:text-style-name="P96" draw:layer="layout" svg:width="0.074cm" svg:height="0.056cm" svg:x="4.405cm" svg:y="7.153cm">
            <text:p/>
            <draw:enhanced-geometry draw:mirror-horizontal="false" draw:mirror-vertical="false" svg:viewBox="0 0 75 5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62" draw:style-name="gr74" draw:text-style-name="P1" draw:layer="layout" svg:x1="3.81cm" svg:y1="9.86cm" svg:x2="3.81cm" svg:y2="8.378cm">
          <text:p/>
        </draw:line>
        <draw:custom-shape draw:name="Text Box 63" draw:style-name="gr75" draw:text-style-name="P1" draw:layer="layout" svg:width="3.822cm" svg:height="0.935cm" svg:x="13.762cm" svg:y="12.7cm">
          <text:p text:style-name="P80"><text:span text:style-name="T60">Java-Bytecode</text:span></text:p>
          <draw:enhanced-geometry draw:mirror-horizontal="false" draw:mirror-vertical="false" svg:viewBox="0 0 3823 9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4" draw:style-name="gr75" draw:text-style-name="P1" draw:layer="layout" svg:width="2.23cm" svg:height="0.766cm" svg:x="2.54cm" svg:y="10.795cm">
          <text:p text:style-name="P80"><text:span text:style-name="T61">class</text:span><text:span text:style-name="T62">.java</text:span></text:p>
          <draw:enhanced-geometry draw:mirror-horizontal="false" draw:mirror-vertical="false" svg:viewBox="0 0 2231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5" draw:style-name="gr75" draw:text-style-name="P1" draw:layer="layout" svg:width="6.29cm" svg:height="1.613cm" svg:x="1.273cm" svg:y="3.81cm">
          <text:p text:style-name="P80"><text:span text:style-name="T60">Entwicklungsumgebung: </text:span></text:p>
          <text:p text:style-name="P80"><text:span text:style-name="T60">Eclipse, ...</text:span></text:p>
          <draw:enhanced-geometry draw:mirror-horizontal="false" draw:mirror-vertical="false" svg:viewBox="0 0 6287 16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6" draw:style-name="gr74" draw:text-style-name="P1" draw:layer="layout" svg:x1="6.985cm" svg:y1="11.43cm" svg:x2="4.868cm" svg:y2="11.43cm">
          <text:p/>
        </draw:line>
        <draw:custom-shape draw:name="Text Box 67" draw:style-name="gr75" draw:text-style-name="P1" draw:layer="layout" svg:width="2.301cm" svg:height="0.766cm" svg:x="14.605cm" svg:y="11.218cm">
          <text:p text:style-name="P80"><text:span text:style-name="T61">class</text:span><text:span text:style-name="T62">.class</text:span></text:p>
          <draw:enhanced-geometry draw:mirror-horizontal="false" draw:mirror-vertical="false" svg:viewBox="0 0 2302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8" draw:style-name="gr74" draw:text-style-name="P1" draw:layer="layout" svg:x1="14.605cm" svg:y1="11.43cm" svg:x2="12.488cm" svg:y2="11.43cm">
          <text:p/>
        </draw:line>
        <draw:custom-shape draw:name="Rectangle 69" draw:style-name="gr64" draw:text-style-name="P28" draw:layer="layout" svg:width="4.021cm" svg:height="2.751cm" svg:x="17.992cm" svg:y="10.16cm">
          <text:p text:style-name="P58"><text:span text:style-name="T58">Just-in-Time-</text:span></text:p>
          <text:p text:style-name="P58"><text:span text:style-name="T58">Compiler</text:span><text:span text:style-name="T59"> </text:span></text:p>
          <draw:enhanced-geometry draw:mirror-horizontal="false" draw:mirror-vertical="false" svg:viewBox="0 0 4022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0" draw:style-name="gr75" draw:text-style-name="P1" draw:layer="layout" svg:width="4.326cm" svg:height="0.935cm" svg:x="1.697cm" svg:y="12.7cm">
          <text:p text:style-name="P80"><text:span text:style-name="T60">Java-Sourcecode</text:span></text:p>
          <draw:enhanced-geometry draw:mirror-horizontal="false" draw:mirror-vertical="false" svg:viewBox="0 0 4327 9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1" draw:style-name="gr64" draw:text-style-name="P28" draw:layer="layout" svg:width="4.021cm" svg:height="2.751cm" svg:x="17.992cm" svg:y="13.97cm">
          <text:p text:style-name="P58"><text:span text:style-name="T58">Java-</text:span></text:p>
          <text:p text:style-name="P58"><text:span text:style-name="T58">Prozessor</text:span><text:span text:style-name="T59"> </text:span></text:p>
          <draw:enhanced-geometry draw:mirror-horizontal="false" draw:mirror-vertical="false" svg:viewBox="0 0 4022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2" draw:style-name="gr74" draw:text-style-name="P1" draw:layer="layout" svg:x1="17.991cm" svg:y1="8.89cm" svg:x2="16.51cm" svg:y2="10.583cm">
          <text:p/>
        </draw:line>
        <draw:line draw:name="Line 73" draw:style-name="gr74" draw:text-style-name="P1" draw:layer="layout" svg:x1="17.991cm" svg:y1="13.97cm" svg:x2="16.721cm" svg:y2="12.276cm">
          <text:p/>
        </draw:line>
        <draw:line draw:name="Line 74" draw:style-name="gr74" draw:text-style-name="P1" draw:layer="layout" svg:x1="17.991cm" svg:y1="11.43cm" svg:x2="16.721cm" svg:y2="11.43cm">
          <text:p/>
        </draw:line>
        <draw:g draw:name="Group 75">
          <draw:custom-shape draw:name="Freeform 76" draw:style-name="gr62" draw:text-style-name="P93" draw:layer="layout" svg:width="2.08cm" svg:height="1.791cm" svg:x="11.871cm" svg:y="4.135cm">
            <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77" draw:style-name="gr63" draw:text-style-name="P93" draw:layer="layout" svg:width="2.098cm" svg:height="0.579cm" svg:x="11.853cm" svg:y="3.81cm">
            <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 Box 78" draw:style-name="gr75" draw:text-style-name="P1" draw:layer="layout" svg:width="3.674cm" svg:height="2.289cm" svg:x="11.863cm" svg:y="6.138cm">
          <text:p text:style-name="P80"><text:span text:style-name="T60">Referenzierte </text:span></text:p>
          <text:p text:style-name="P80"><text:span text:style-name="T60">Klassen</text:span></text:p>
          <text:p text:style-name="P80"><text:span text:style-name="T60">jar-Files</text:span></text:p>
          <draw:enhanced-geometry draw:mirror-horizontal="false" draw:mirror-vertical="false" svg:viewBox="0 0 3679 229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9" draw:style-name="gr74" draw:text-style-name="P1" draw:layer="layout" svg:x1="17.145cm" svg:y1="7.408cm" svg:x2="16.086cm" svg:y2="6.35cm">
          <text:p/>
        </draw:line>
        <draw:g draw:name="Group 80">
          <draw:custom-shape draw:name="Freeform 81" draw:style-name="gr62" draw:text-style-name="P93" draw:layer="layout" svg:width="2.08cm" svg:height="1.791cm" svg:x="13.988cm" svg:y="4.135cm">
            <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82" draw:style-name="gr63" draw:text-style-name="P93" draw:layer="layout" svg:width="2.098cm" svg:height="0.579cm" svg:x="13.97cm" svg:y="3.81cm">
            <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83">
          <draw:custom-shape draw:name="Freeform 84" draw:style-name="gr62" draw:text-style-name="P93" draw:layer="layout" svg:width="2.08cm" svg:height="1.791cm" svg:x="16.104cm" svg:y="4.135cm">
            <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85" draw:style-name="gr63" draw:text-style-name="P93" draw:layer="layout" svg:width="2.098cm" svg:height="0.579cm" svg:x="16.087cm" svg:y="3.81cm">
            <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 Box 86" draw:style-name="gr76" draw:text-style-name="P93" draw:layer="layout" svg:width="1.642cm" svg:height="0.766cm" svg:x="14.394cm" svg:y="4.868cm">
          <text:p text:style-name="P80"><text:span text:style-name="T61">y</text:span><text:span text:style-name="T62">.class</text:span></text:p>
          <draw:enhanced-geometry draw:mirror-horizontal="false" draw:mirror-vertical="false" svg:viewBox="0 0 1643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7" draw:style-name="gr76" draw:text-style-name="P93" draw:layer="layout" svg:width="1.666cm" svg:height="0.766cm" svg:x="12.091cm" svg:y="4.868cm">
          <text:p text:style-name="P80"><text:span text:style-name="T61">x</text:span><text:span text:style-name="T62">.class</text:span></text:p>
          <draw:enhanced-geometry draw:mirror-horizontal="false" draw:mirror-vertical="false" svg:viewBox="0 0 1667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8" draw:style-name="gr76" draw:text-style-name="P93" draw:layer="layout" svg:width="1.617cm" svg:height="0.766cm" svg:x="16.298cm" svg:y="4.868cm">
          <text:p text:style-name="P80"><text:span text:style-name="T61">z</text:span><text:span text:style-name="T62">.class</text:span></text:p>
          <draw:enhanced-geometry draw:mirror-horizontal="false" draw:mirror-vertical="false" svg:viewBox="0 0 1618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9" draw:style-name="gr75" draw:text-style-name="P1" draw:layer="layout" svg:width="0.922cm" svg:height="0.935cm" svg:x="18.107cm" svg:y="4.233cm">
          <text:p text:style-name="P80"><text:span text:style-name="T60">...</text:span></text:p>
          <draw:enhanced-geometry draw:mirror-horizontal="false" draw:mirror-vertical="false" svg:viewBox="0 0 923 9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1" draw:style-name="gr18" draw:text-style-name="P1" draw:layer="layout" svg:width="3.953cm" svg:height="0.927cm" svg:x="19.134cm" svg:y="3.726cm">
          <text:p text:style-name="P12"><text:span text:style-name="T12">CLASSPATH!</text:span></text:p>
          <draw:enhanced-geometry draw:mirror-horizontal="false" draw:mirror-vertical="false" svg:viewBox="0 0 394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3-23">23.03.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6" presentation:class="page"/>
          <draw:frame draw:name="Rectangle 3" presentation:style-name="pr7" draw:text-style-name="P11" draw:layer="layout" svg:width="14.454cm" svg:height="9.189cm" svg:x="2.619cm" svg:y="13.569cm" presentation:class="notes" presentation:placeholder="true" presentation:user-transformed="true">
            <draw:text-box/>
          </draw:frame>
        </presentation:notes>
      </draw:page>
      <draw:page draw:name="Threads in Java&#10;Die Klasse Thread und das Interface Runnable"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8">Threads in Java</text:span><text:span text:style-name="T8"><text:line-break/></text:span><text:span text:style-name="T8">Die Klasse Thread und das Interface Runnable</text:span></text:p>
          </draw:text-box>
        </draw:frame>
        <draw:custom-shape draw:name="Text Box 3" draw:style-name="gr11" draw:text-style-name="P1" draw:layer="layout" svg:width="20.107cm" svg:height="5.045cm" svg:x="1.693cm" svg:y="3.387cm">
          <text:list text:style-name="L4">
            <text:list-item>
              <text:p text:style-name="P97"><text:span text:style-name="T15">Nebenläufigkeit wird durch die Klasse </text:span><text:span text:style-name="T43">Thread</text:span><text:span text:style-name="T15"> aus Package java.lang unterstützt</text:span></text:p>
            </text:list-item>
            <text:list-item>
              <text:p text:style-name="P97"><text:span text:style-name="T15">Eigene Klasse definieren, die von Thread abgeleitet ist und die Methode run() aus Interface </text:span><text:span text:style-name="T43">Runnable</text:span><text:span text:style-name="T15"> überschreibt </text:span></text:p>
            </text:list-item>
          </text:list>
          <draw:enhanced-geometry draw:mirror-horizontal="false" draw:mirror-vertical="false" svg:viewBox="0 0 20108 496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77" draw:text-style-name="P93" draw:layer="layout" svg:width="5.714cm" svg:height="0.947cm" svg:x="8.286cm" svg:y="7.93cm">
          <text:p text:style-name="P58"><text:span text:style-name="T63">Runnable</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78" draw:text-style-name="P93" draw:layer="layout" svg:width="5.714cm" svg:height="0.422cm" svg:x="8.286cm" svg:y="8.878cm">
          <text:p/>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 draw:style-name="gr79" draw:text-style-name="P1" draw:layer="layout" svg:x1="11.143cm" svg:y1="12.688cm" svg:x2="11.143cm" svg:y2="10.571cm">
          <text:p/>
        </draw:line>
        <draw:custom-shape draw:name="Rectangle 7" draw:style-name="gr77" draw:text-style-name="P93" draw:layer="layout" svg:width="5.714cm" svg:height="1.269cm" svg:x="8.286cm" svg:y="9.302cm">
          <text:p text:style-name="P80"><text:span text:style-name="T64">run()</text:span></text:p>
          <draw:enhanced-geometry draw:mirror-horizontal="false" draw:mirror-vertical="false" svg:viewBox="0 0 571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77" draw:text-style-name="P93" draw:layer="layout" svg:width="5.714cm" svg:height="3.809cm" svg:x="8.392cm" svg:y="13.747cm">
          <text:p text:style-name="P80"><text:span text:style-name="T64">run()</text:span></text:p>
          <text:p text:style-name="P80"><text:span text:style-name="T64">sleep(…)</text:span></text:p>
          <text:p text:style-name="P80"><text:span text:style-name="T64">join(…)</text:span></text:p>
          <text:p text:style-name="P80"><text:span text:style-name="T64">isAlive()</text:span></text:p>
          <text:p text:style-name="P80"><text:span text:style-name="T63">…</text:span></text:p>
          <draw:enhanced-geometry draw:mirror-horizontal="false" draw:mirror-vertical="false" svg:viewBox="0 0 5715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77" draw:text-style-name="P93" draw:layer="layout" svg:width="5.714cm" svg:height="0.947cm" svg:x="8.392cm" svg:y="12.375cm">
          <text:p text:style-name="P58"><text:span text:style-name="T63">Thread</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78" draw:text-style-name="P93" draw:layer="layout" svg:width="5.714cm" svg:height="0.422cm" svg:x="8.392cm" svg:y="13.323cm">
          <text:p/>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8" draw:text-style-name="P1" draw:layer="layout" svg:width="3.543cm" svg:height="1.603cm" svg:x="4.375cm" svg:y="12.477cm">
          <text:p text:style-name="P80"><text:span text:style-name="T60">Aus package </text:span></text:p>
          <text:p text:style-name="P80"><text:span text:style-name="T60">java.lang</text:span></text:p>
          <draw:enhanced-geometry draw:mirror-horizontal="false" draw:mirror-vertical="false" svg:viewBox="0 0 3544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77" draw:text-style-name="P93" draw:layer="layout" svg:width="5.714cm" svg:height="3.809cm" svg:x="17.705cm" svg:y="13.747cm">
          <text:p text:style-name="P80"><text:span text:style-name="T64">run()</text:span></text:p>
          <text:p text:style-name="P80"><text:span text:style-name="T64">…</text:span></text:p>
          <draw:enhanced-geometry draw:mirror-horizontal="false" draw:mirror-vertical="false" svg:viewBox="0 0 5715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77" draw:text-style-name="P93" draw:layer="layout" svg:width="5.714cm" svg:height="0.947cm" svg:x="17.705cm" svg:y="12.375cm">
          <text:p text:style-name="P58"><text:span text:style-name="T63">myThread</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78" draw:text-style-name="P93" draw:layer="layout" svg:width="5.714cm" svg:height="0.422cm" svg:x="17.705cm" svg:y="13.323cm">
          <text:p/>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5" draw:style-name="gr80" draw:text-style-name="P1" draw:layer="layout" svg:x1="17.705cm" svg:y1="15.228cm" svg:x2="14.106cm" svg:y2="15.228cm">
          <text:p/>
        </draw:line>
        <draw:custom-shape draw:name="Text Box 16" draw:style-name="gr18" draw:text-style-name="P1" draw:layer="layout" svg:width="3.128cm" svg:height="0.927cm" svg:x="11.201cm" svg:y="11.207cm">
          <text:p text:style-name="P80"><text:span text:style-name="T60">implements</text:span></text:p>
          <draw:enhanced-geometry draw:mirror-horizontal="false" draw:mirror-vertical="false" svg:viewBox="0 0 311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8" draw:text-style-name="P1" draw:layer="layout" svg:width="1.379cm" svg:height="0.927cm" svg:x="15.259cm" svg:y="14.293cm">
          <text:p text:style-name="P80"><text:span text:style-name="T60">erbt</text:span></text:p>
          <draw:enhanced-geometry draw:mirror-horizontal="false" draw:mirror-vertical="false" svg:viewBox="0 0 138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3-23">23.03.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7"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page38"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5">Threads in Java</text:span><text:span text:style-name="T65"><text:line-break/></text:span><text:span text:style-name="T65">Beispiel: Eine einfache Thread-Klasse ...</text:span></text:p>
          </draw:text-box>
        </draw:frame>
        <draw:custom-shape draw:name="Rectangle 3" draw:style-name="gr81" draw:text-style-name="P99" draw:layer="layout" svg:width="19.048cm" svg:height="12.911cm" svg:x="2.752cm" svg:y="3.81cm">
          <text:p text:style-name="P98"><text:span text:style-name="T60">import java.lang.Thread;</text:span><text:span text:style-name="T60"><text:line-break/></text:span><text:span text:style-name="T60"/></text:p>
          <text:p text:style-name="P98"><text:span text:style-name="T66">class myThread extends Thread</text:span><text:span text:style-name="T60"> {</text:span><text:span text:style-name="T60"><text:tab/></text:span><text:span text:style-name="T67">// meine Thread-Klasse</text:span></text:p>
          <text:p text:style-name="P98"><text:span text:style-name="T60"><text:tab/></text:span></text:p>
          <text:p text:style-name="P98"><text:span text:style-name="T60"><text:tab/></text:span><text:span text:style-name="T60">String messageText;</text:span></text:p>
          <text:p text:style-name="P98"><text:span text:style-name="T60"/></text:p>
          <text:p text:style-name="P98"><text:span text:style-name="T66"><text:tab/></text:span><text:span text:style-name="T66">public myThread(String messageText)</text:span></text:p>
          <text:p text:style-name="P98"><text:span text:style-name="T60"><text:tab/></text:span><text:span text:style-name="T60">{</text:span></text:p>
          <text:p text:style-name="P98"><text:span text:style-name="T60"><text:tab/></text:span><text:span text:style-name="T60"><text:tab/></text:span><text:span text:style-name="T60">this.messageText = messageText;</text:span></text:p>
          <text:p text:style-name="P98"><text:span text:style-name="T60"><text:tab/></text:span><text:span text:style-name="T60">}</text:span></text:p>
          <text:p text:style-name="P98"><text:span text:style-name="T60"><text:tab/></text:span><text:span text:style-name="T66">public void run()</text:span><text:span text:style-name="T66"><text:tab/></text:span><text:span text:style-name="T66"><text:tab/></text:span><text:span text:style-name="T66"><text:tab/></text:span><text:span text:style-name="T68">// Methode, welche die eigentliche Aktion</text:span></text:p>
          <text:p text:style-name="P98"><text:span text:style-name="T68"><text:tab/></text:span><text:span text:style-name="T68"><text:tab/></text:span><text:span text:style-name="T68"><text:tab/></text:span><text:span text:style-name="T68"><text:tab/></text:span><text:span text:style-name="T68"><text:tab/></text:span><text:span text:style-name="T68"><text:tab/></text:span><text:span text:style-name="T68"><text:tab/></text:span><text:span text:style-name="T68">// ausführt, definiert in Interface Runnable</text:span></text:p>
          <text:p text:style-name="P98"><text:span text:style-name="T60"><text:tab/></text:span><text:span text:style-name="T60">{</text:span></text:p>
          <text:p text:style-name="P98"><text:span text:style-name="T60"><text:tab/></text:span><text:span text:style-name="T60"><text:tab/></text:span><text:span text:style-name="T60">for (;;) {</text:span></text:p>
          <text:p text:style-name="P98"><text:span text:style-name="T60"><text:tab/></text:span><text:span text:style-name="T60"><text:tab/></text:span><text:span text:style-name="T60"><text:tab/></text:span><text:span text:style-name="T60">System.out.println("Thread " + </text:span><text:span text:style-name="T69">getName()</text:span><text:span text:style-name="T60"> + ": " + messageText);</text:span></text:p>
          <text:p text:style-name="P98"><text:span text:style-name="T60"><text:tab/></text:span><text:span text:style-name="T60"><text:tab/></text:span><text:span text:style-name="T60"><text:tab/></text:span><text:span text:style-name="T60">try {</text:span></text:p>
          <text:p text:style-name="P98"><text:span text:style-name="T60"><text:tab/></text:span><text:span text:style-name="T60"><text:tab/></text:span><text:span text:style-name="T60"><text:tab/></text:span><text:span text:style-name="T60"><text:tab/></text:span><text:span text:style-name="T60">sleep(2000);</text:span></text:p>
          <text:p text:style-name="P98"><text:span text:style-name="T60"><text:tab/></text:span><text:span text:style-name="T60"><text:tab/></text:span><text:span text:style-name="T60"><text:tab/></text:span><text:span text:style-name="T60">}</text:span></text:p>
          <text:p text:style-name="P98"><text:span text:style-name="T60"><text:tab/></text:span><text:span text:style-name="T60"><text:tab/></text:span><text:span text:style-name="T60"><text:tab/></text:span><text:span text:style-name="T60">catch (Exception e) { </text:span><text:span text:style-name="T68">/* Exception behandeln */ </text:span><text:span text:style-name="T60">}</text:span></text:p>
          <text:p text:style-name="P98"><text:span text:style-name="T60"><text:tab/></text:span><text:span text:style-name="T60"> <text:s/></text:span><text:span text:style-name="T60"><text:tab/></text:span><text:span text:style-name="T60">}</text:span></text:p>
          <text:p text:style-name="P98"><text:span text:style-name="T60"><text:tab/></text:span><text:span text:style-name="T60">}</text:span></text:p>
          <text:p text:style-name="P98"><text:span text:style-name="T60">} </text:span></text:p>
          <text:p text:style-name="P98"><text:span text:style-name="T60"/></text:p>
          <draw:enhanced-geometry draw:mirror-horizontal="false" draw:mirror-vertical="false" svg:viewBox="0 0 18609 129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3-23">23.03.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8"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Threads in Java&#10;Thread-Beispiel: ... und deren Nutzung" draw:style-name="dp5" draw:master-page-name="Titel_20_und_20_Inhalt" presentation:presentation-page-layout-name="AL1T19">
        <draw:frame draw:name="Rectangle 1026" presentation:style-name="pr11" draw:text-style-name="P1" draw:layer="layout" svg:width="21.646cm" svg:height="1.904cm" svg:x="1.693cm" svg:y="0.847cm" presentation:class="title" presentation:user-transformed="true">
          <draw:text-box>
            <text:p text:style-name="P12"><text:span text:style-name="T65">Threads in Java</text:span><text:span text:style-name="T65"><text:line-break/></text:span><text:span text:style-name="T65">Beispiel: ... und deren Nutzung</text:span></text:p>
          </draw:text-box>
        </draw:frame>
        <draw:custom-shape draw:name="Rectangle 1027" draw:style-name="gr82" draw:text-style-name="P1" draw:layer="layout" svg:width="20.954cm" svg:height="12.276cm" svg:x="1.693cm" svg:y="3.387cm">
          <text:p text:style-name="P98"><text:span text:style-name="T66">public class myThreadTest</text:span><text:span text:style-name="T60"> {</text:span></text:p>
          <text:p text:style-name="P98"><text:span text:style-name="T60"/></text:p>
          <text:p text:style-name="P98"><text:span text:style-name="T60"><text:tab/></text:span><text:span text:style-name="T66">public static void main(String args[]) </text:span></text:p>
          <text:p text:style-name="P98"><text:span text:style-name="T60"><text:tab/></text:span><text:span text:style-name="T60">{</text:span></text:p>
          <text:p text:style-name="P98"><text:span text:style-name="T60"><text:tab/></text:span><text:span text:style-name="T60"><text:tab/></text:span><text:span text:style-name="T66">myThread t1;</text:span></text:p>
          <text:p text:style-name="P98"><text:span text:style-name="T60"><text:tab/></text:span><text:span text:style-name="T60"><text:tab/></text:span><text:span text:style-name="T66">t1 = new myThread</text:span><text:span text:style-name="T60">("...auf und nieder immer wieder...");</text:span></text:p>
          <text:p text:style-name="P98"><text:span text:style-name="T60"><text:tab/></text:span><text:span text:style-name="T60"><text:tab/></text:span><text:span text:style-name="T69">t1.start();</text:span></text:p>
          <text:p text:style-name="P98"><text:span text:style-name="T60"><text:tab/></text:span><text:span text:style-name="T60"><text:tab/></text:span><text:span text:style-name="T60">if (t1.isAlive()) {</text:span></text:p>
          <text:p text:style-name="P98"><text:span text:style-name="T60"><text:tab/></text:span><text:span text:style-name="T60"><text:tab/></text:span><text:span text:style-name="T60"><text:tab/></text:span><text:span text:style-name="T60"><text:tab/></text:span><text:span text:style-name="T60">for (int i=0; i &lt; 10000000; i++) {} <text:s/></text:span><text:span text:style-name="T67">// nonsense</text:span></text:p>
          <text:p text:style-name="P98"><text:span text:style-name="T60"><text:tab/></text:span><text:span text:style-name="T60"><text:tab/></text:span><text:span text:style-name="T60"><text:tab/></text:span><text:span text:style-name="T60"><text:tab/></text:span><text:span text:style-name="T60">try {</text:span></text:p>
          <text:p text:style-name="P98"><text:span text:style-name="T60"><text:tab/></text:span><text:span text:style-name="T60"><text:tab/></text:span><text:span text:style-name="T60"><text:tab/></text:span><text:span text:style-name="T60"><text:tab/></text:span><text:span text:style-name="T60"><text:tab/></text:span><text:span text:style-name="T60">t1.join(10000);</text:span></text:p>
          <text:p text:style-name="P98"><text:span text:style-name="T60"><text:tab/></text:span><text:span text:style-name="T60"><text:tab/></text:span><text:span text:style-name="T60"><text:tab/></text:span><text:span text:style-name="T60"><text:tab/></text:span><text:span text:style-name="T60">} catch (InterruptedException e) { </text:span><text:span text:style-name="T68">/* Exception behandeln */</text:span><text:span text:style-name="T60"> }</text:span></text:p>
          <text:p text:style-name="P98"><text:span text:style-name="T60"><text:tab/></text:span><text:span text:style-name="T60"><text:tab/></text:span><text:span text:style-name="T60"><text:tab/></text:span><text:span text:style-name="T60"><text:tab/></text:span></text:p>
          <text:p text:style-name="P98"><text:span text:style-name="T60"><text:tab/></text:span><text:span text:style-name="T60"><text:tab/></text:span><text:span text:style-name="T60"><text:tab/></text:span><text:span text:style-name="T60"><text:tab/></text:span><text:span text:style-name="T60">System.out.println("Mainprogramm stoppt Thread myThread!!!");</text:span></text:p>
          <text:p text:style-name="P98"><text:span text:style-name="T60"><text:tab/></text:span><text:span text:style-name="T60"><text:tab/></text:span><text:span text:style-name="T60"><text:tab/></text:span><text:span text:style-name="T60"><text:tab/></text:span><text:span text:style-name="T60">t1.stop(); </text:span><text:span text:style-name="T67">// deprecated</text:span></text:p>
          <text:p text:style-name="P98"><text:span text:style-name="T60"><text:tab/></text:span><text:span text:style-name="T60"><text:tab/></text:span><text:span text:style-name="T60"><text:tab/></text:span><text:span text:style-name="T60"><text:tab/></text:span><text:span text:style-name="T60">System.out.println("Thread " + </text:span><text:span text:style-name="T69">t1.getName() </text:span><text:span text:style-name="T60">+ " beendet"); </text:span></text:p>
          <text:p text:style-name="P98"><text:span text:style-name="T60"><text:tab/></text:span><text:span text:style-name="T60"><text:tab/></text:span><text:span text:style-name="T60">}</text:span></text:p>
          <text:p text:style-name="P98"><text:span text:style-name="T60"><text:tab/></text:span><text:span text:style-name="T60">}</text:span><text:span text:style-name="T60"><text:tab/></text:span></text:p>
          <text:p text:style-name="P98"><text:span text:style-name="T60">}</text:span></text:p>
          <draw:enhanced-geometry draw:mirror-horizontal="false" draw:mirror-vertical="false" svg:viewBox="0 0 20955 1227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28" draw:style-name="gr11" draw:text-style-name="P1" draw:layer="layout" svg:width="20.107cm" svg:height="1.18cm" svg:x="2.117cm" svg:y="15.875cm">
          <text:list text:style-name="L4">
            <text:list-item>
              <text:p text:style-name="P97"><text:span text:style-name="T15">Was passiert in diesem Programm?</text:span></text:p>
            </text:list-item>
          </text:list>
          <draw:enhanced-geometry draw:mirror-horizontal="false" draw:mirror-vertical="false" svg:viewBox="0 0 20108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3-23">23.03.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9"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Threads in Java&#10;Thread-Beispiel: Erläuterungen"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5">Threads in Java</text:span><text:span text:style-name="T65"><text:line-break/></text:span><text:span text:style-name="T65">Beispiel: Erläuterungen</text:span></text:p>
          </draw:text-box>
        </draw:frame>
        <draw:custom-shape draw:name="Text Box 3" draw:style-name="gr11" draw:text-style-name="P1" draw:layer="layout" svg:width="20.107cm" svg:height="14.675cm" svg:x="1.905cm" svg:y="3.598cm">
          <text:list text:style-name="L4">
            <text:list-item>
              <text:p text:style-name="P97"><text:span text:style-name="T15">Innerhalb der Methode </text:span><text:span text:style-name="T43">start()</text:span><text:span text:style-name="T15"> wird automatisch die </text:span><text:span text:style-name="T43">run()-</text:span><text:span text:style-name="T15">Methode des </text:span><text:span text:style-name="T43">Runnable</text:span><text:span text:style-name="T15">-Objekts aufgerufen </text:span></text:p>
            </text:list-item>
            <text:list-item>
              <text:p text:style-name="P97"><text:span text:style-name="T15">Die Methode </text:span><text:span text:style-name="T43">join()</text:span><text:span text:style-name="T15"> ohne Parameter wartet bis der Thread „stirbt“, </text:span><text:span text:style-name="T70">join(long millis)</text:span><text:span text:style-name="T15"> wartet <text:s/>„millis“ Millisekunden und dann wird weiter gemacht</text:span></text:p>
            </text:list-item>
            <text:list-item>
              <text:p text:style-name="P97"><text:span text:style-name="T15">Weitere Methoden der Klasse Thread:</text:span></text:p>
            </text:list-item>
          </text:list>
          <text:list text:style-name="L15">
            <text:list-item>
              <text:list>
                <text:list-item>
                  <text:p text:style-name="P100"><text:span text:style-name="T70">getPriority()</text:span><text:span text:style-name="T21">: Thread-Priorität ermitteln</text:span></text:p>
                </text:list-item>
                <text:list-item>
                  <text:p text:style-name="P100"><text:span text:style-name="T70">isAlive()</text:span><text:span text:style-name="T21">: Prüfen, ob Thread lebt</text:span></text:p>
                </text:list-item>
                <text:list-item>
                  <text:p text:style-name="P100"><text:span text:style-name="T70">getThreadGroup()</text:span><text:span text:style-name="T21">: Thread-Gruppe des Threads ermitteln</text:span></text:p>
                </text:list-item>
                <text:list-item>
                  <text:p text:style-name="P100"><text:span text:style-name="T70">interrupt()</text:span><text:span text:style-name="T21">: Thread unterbrechen</text:span></text:p>
                </text:list-item>
                <text:list-item>
                  <text:p text:style-name="P100"><text:span text:style-name="T70">getName()</text:span><text:span text:style-name="T21">: Thread-Namen ermitteln</text:span></text:p>
                </text:list-item>
                <text:list-item>
                  <text:p text:style-name="P100"><text:span text:style-name="T21">...</text:span></text:p>
                </text:list-item>
                <text:list-item>
                  <text:p text:style-name="P100"><text:span text:style-name="T21">Mehrere Konstruktoren</text:span></text:p>
                </text:list-item>
              </text:list>
            </text:list-item>
          </text:list>
          <text:p text:style-name="P100"><text:span text:style-name="T21"/></text:p>
          <draw:enhanced-geometry draw:mirror-horizontal="false" draw:mirror-vertical="false" svg:viewBox="0 0 20108 145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3-23">23.03.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0"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Einschub: &#10;System-Threads"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5">Einschub: </text:span><text:span text:style-name="T65"><text:line-break/></text:span><text:span text:style-name="T65">System-Threads</text:span></text:p>
          </draw:text-box>
        </draw:frame>
        <draw:custom-shape draw:name="Text Box 3" draw:style-name="gr11" draw:text-style-name="P1" draw:layer="layout" svg:width="22.224cm" svg:height="12.797cm" svg:x="1.693cm" svg:y="3.387cm">
          <text:list text:style-name="L4">
            <text:list-item>
              <text:p text:style-name="P101"><text:span text:style-name="T5">Threads sind in Java als Gruppen hierarchisch organisiert:</text:span></text:p>
            </text:list-item>
          </text:list>
          <text:list text:style-name="L16">
            <text:list-item>
              <text:list>
                <text:list-item>
                  <text:p text:style-name="P102"><text:span text:style-name="T15">Thread-Gruppe </text:span><text:span text:style-name="T71">system</text:span><text:span text:style-name="T15"> für die Threads des Systems (der JVM)</text:span></text:p>
                </text:list-item>
                <text:list-item>
                  <text:p text:style-name="P102"><text:span text:style-name="T15">Thread-Gruppe </text:span><text:span text:style-name="T71">main</text:span><text:span text:style-name="T15"> für die benutzerspezifischen Threads als Untergruppe von system</text:span></text:p>
                </text:list-item>
              </text:list>
            </text:list-item>
            <text:list-item>
              <text:p text:style-name="P101"><text:span text:style-name="T5">Threads der Gruppe </text:span><text:span text:style-name="T72">system</text:span><text:span text:style-name="T5">:</text:span><text:span text:style-name="T15"> </text:span></text:p>
              <text:list>
                <text:list-item>
                  <text:p text:style-name="P102"><text:span text:style-name="T71">Finalizer</text:span><text:span text:style-name="T15">: Ruft für freizugebende Objekte die finalizer-Methode auf</text:span></text:p>
                </text:list-item>
                <text:list-item>
                  <text:p text:style-name="P102"><text:span text:style-name="T15">...</text:span></text:p>
                </text:list-item>
                <text:list-item>
                  <text:p text:style-name="P102"><text:span text:style-name="T15">Signal dispatcher</text:span></text:p>
                </text:list-item>
              </text:list>
            </text:list-item>
          </text:list>
          <draw:enhanced-geometry draw:mirror-horizontal="false" draw:mirror-vertical="false" svg:viewBox="0 0 22225 126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3-23">23.03.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1"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Einschub: &#10;System-Threads"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5">Einschub: </text:span><text:span text:style-name="T65"><text:line-break/></text:span><text:span text:style-name="T65">System-Threads</text:span></text:p>
          </draw:text-box>
        </draw:frame>
        <draw:custom-shape draw:name="Text Box 3" draw:style-name="gr11" draw:text-style-name="P1" draw:layer="layout" svg:width="22.224cm" svg:height="9.954cm" svg:x="1.693cm" svg:y="3.387cm">
          <text:list text:style-name="L4">
            <text:list-item>
              <text:p text:style-name="P103"><text:span text:style-name="T5">Weitere Threads:</text:span></text:p>
            </text:list-item>
          </text:list>
          <text:list text:style-name="L16">
            <text:list-item>
              <text:list>
                <text:list-item>
                  <text:p text:style-name="P104"><text:span text:style-name="T71">Garbage Collection</text:span><text:span text:style-name="T15">: hat sehr niedrige Priorität (niedriger als Idle-Thread, wartet auf Signal von Idle-Thread</text:span></text:p>
                </text:list-item>
                <text:list-item>
                  <text:p text:style-name="P104"><text:span text:style-name="T71">Idle</text:span><text:span text:style-name="T15">: Wenn er läuft, setzt er ein Kennzeichen, das der </text:span><text:span text:style-name="T71">Garbage Collection</text:span><text:span text:style-name="T15"> Thread als Startsignal betrachtet, um etwas zu tun </text:span></text:p>
                </text:list-item>
              </text:list>
            </text:list-item>
          </text:list>
          <text:p text:style-name="P105"><text:span text:style-name="T13">➜</text:span><text:span text:style-name="T15"> </text:span><text:span text:style-name="T71">Idle</text:span><text:span text:style-name="T15"> wird nur aufgerufen, wenn die JVM sonst nichts zu tun hat</text:span></text:p>
          <draw:enhanced-geometry draw:mirror-horizontal="false" draw:mirror-vertical="false" svg:viewBox="0 0 22225 96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3-23">23.03.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2"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Threads in C#&#10;.NET Framework: CIL, CLR, FCL" draw:style-name="dp6" draw:master-page-name="Titel_20_und_20_Inhalt" presentation:presentation-page-layout-name="AL1T19">
        <draw:frame draw:name="Rectangle 2" presentation:style-name="pr4" draw:text-style-name="P1" draw:layer="layout" svg:width="21.646cm" svg:height="1.904cm" svg:x="1.693cm" svg:y="1.058cm" presentation:class="title" presentation:user-transformed="true">
          <draw:text-box>
            <text:p text:style-name="P12"><text:span text:style-name="T65">C# Ausflug:</text:span><text:span text:style-name="T65"><text:line-break/></text:span><text:span text:style-name="T65">.NET Framework: CIL, CLR, FCL</text:span></text:p>
          </draw:text-box>
        </draw:frame>
        <draw:custom-shape draw:name="Text Box 3" draw:style-name="gr11" draw:text-style-name="P1" draw:layer="layout" svg:width="20.107cm" svg:height="14.149cm" svg:x="2.328cm" svg:y="3.598cm">
          <text:list text:style-name="L4">
            <text:list-item>
              <text:p text:style-name="P103"><text:span text:style-name="T5">.NET Framework: Plattform zur Entwicklung und Ausführung von Anwendungsprogrammen</text:span></text:p>
            </text:list-item>
            <text:list-item>
              <text:p text:style-name="P103"><text:span text:style-name="T5">CIL = Common Intermediate Language ist ein Zwischencode</text:span></text:p>
            </text:list-item>
          </text:list>
          <text:list text:style-name="L17">
            <text:list-item>
              <text:list>
                <text:list-item>
                  <text:p text:style-name="P97"><text:span text:style-name="T15"><text:s/></text:span><text:span text:style-name="T15">entspricht Java Byte Code</text:span></text:p>
                </text:list-item>
              </text:list>
            </text:list-item>
            <text:list-item>
              <text:p text:style-name="P103"><text:span text:style-name="T5">CLR = Common Language Runtime </text:span></text:p>
              <text:list>
                <text:list-item>
                  <text:p text:style-name="P97"><text:span text:style-name="T15"><text:s/></text:span><text:span text:style-name="T15">entspricht JVM</text:span></text:p>
                </text:list-item>
              </text:list>
            </text:list-item>
            <text:list-item>
              <text:p text:style-name="P103"><text:span text:style-name="T5">Alle Microsoft-Compiler erzeugen CIL-Code</text:span></text:p>
            </text:list-item>
            <text:list-item>
              <text:p text:style-name="P103"><text:span text:style-name="T5">FCL = Framework Class Library </text:span></text:p>
              <text:list>
                <text:list-item>
                  <text:p text:style-name="P97"><text:span text:style-name="T15"><text:s/></text:span><text:span text:style-name="T15">Klassenbibliothek mit vielen Basisklassen</text:span></text:p>
                </text:list-item>
                <text:list-item>
                  <text:p text:style-name="P97"><text:span text:style-name="T15"><text:s/></text:span><text:span text:style-name="T15">in Namespaces geordnet</text:span></text:p>
                </text:list-item>
              </text:list>
            </text:list-item>
          </text:list>
          <draw:enhanced-geometry draw:mirror-horizontal="false" draw:mirror-vertical="false" svg:viewBox="0 0 20108 140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3-23">23.03.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3"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Threads in C#&#10;CLR versus JVM" draw:style-name="dp6" draw:master-page-name="Titel_20_und_20_Inhalt" presentation:presentation-page-layout-name="AL1T19">
        <draw:custom-shape draw:name="AutoShape 2" draw:style-name="gr83" draw:text-style-name="P106" draw:layer="layout" svg:width="8.042cm" svg:height="1.256cm" svg:x="2.963cm" svg:y="6.773cm">
          <text:p text:style-name="P58"><text:span text:style-name="T11">IL codes</text:span></text:p>
          <draw:enhanced-geometry draw:mirror-horizontal="false" draw:mirror-vertical="false" svg:viewBox="0 0 8043 1257"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3" draw:style-name="gr84" draw:text-style-name="P28" draw:layer="layout" svg:width="8.042cm" svg:height="1.269cm" svg:x="2.963cm" svg:y="8.255cm">
          <text:p text:style-name="P58"><text:span text:style-name="T11">CLR</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4" draw:style-name="gr83" draw:text-style-name="P106" draw:layer="layout" svg:width="8.042cm" svg:height="1.269cm" svg:x="13.335cm" svg:y="5.292cm">
          <text:p text:style-name="P58"><text:span text:style-name="T11">Java code</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5" draw:style-name="gr83" draw:text-style-name="P106" draw:layer="layout" svg:width="8.042cm" svg:height="1.269cm" svg:x="13.335cm" svg:y="6.773cm">
          <text:p text:style-name="P58"><text:span text:style-name="T11">Java byte code</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6" draw:style-name="gr84" draw:text-style-name="P28" draw:layer="layout" svg:width="8.042cm" svg:height="1.269cm" svg:x="13.335cm" svg:y="8.255cm">
          <text:p text:style-name="P58"><text:span text:style-name="T11">JVM</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7" draw:style-name="gr85" draw:text-style-name="P107" draw:layer="layout" svg:width="8.042cm" svg:height="1.481cm" svg:x="2.963cm" svg:y="9.737cm">
          <text:p text:style-name="P58"><text:span text:style-name="T11">Windows OS</text:span></text:p>
          <draw:enhanced-geometry draw:mirror-horizontal="false" draw:mirror-vertical="false" svg:viewBox="0 0 8043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8" draw:style-name="gr85" draw:text-style-name="P107" draw:layer="layout" svg:width="2.751cm" svg:height="1.481cm" svg:x="13.335cm" svg:y="9.737cm">
          <text:p text:style-name="P58"><text:span text:style-name="T11">Unix</text:span></text:p>
          <draw:enhanced-geometry draw:mirror-horizontal="false" draw:mirror-vertical="false" svg:viewBox="0 0 2752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9" draw:style-name="gr85" draw:text-style-name="P107" draw:layer="layout" svg:width="3.174cm" svg:height="1.481cm" svg:x="15.875cm" svg:y="9.737cm">
          <text:p text:style-name="P58"><text:span text:style-name="T11">Windows</text:span></text:p>
          <draw:enhanced-geometry draw:mirror-horizontal="false" draw:mirror-vertical="false" svg:viewBox="0 0 3175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0" draw:style-name="gr85" draw:text-style-name="P107" draw:layer="layout" svg:width="2.539cm" svg:height="1.481cm" svg:x="18.838cm" svg:y="9.737cm">
          <text:p text:style-name="P58"><text:span text:style-name="T11">Mac</text:span></text:p>
          <draw:enhanced-geometry draw:mirror-horizontal="false" draw:mirror-vertical="false" svg:viewBox="0 0 2540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1" draw:style-name="gr83" draw:text-style-name="P106" draw:layer="layout" svg:width="2.751cm" svg:height="1.269cm" svg:x="2.963cm" svg:y="5.292cm">
          <text:p text:style-name="P58"><text:span text:style-name="T11">C#</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2" draw:style-name="gr83" draw:text-style-name="P106" draw:layer="layout" svg:width="2.751cm" svg:height="1.269cm" svg:x="5.715cm" svg:y="5.292cm">
          <text:p text:style-name="P58"><text:span text:style-name="T12">J#</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3" draw:style-name="gr83" draw:text-style-name="P106" draw:layer="layout" svg:width="2.539cm" svg:height="1.269cm" svg:x="8.467cm" svg:y="5.292cm">
          <text:p text:style-name="P58"><text:span text:style-name="T12">VB</text:span></text:p>
          <draw:enhanced-geometry draw:mirror-horizontal="false" draw:mirror-vertical="false" svg:viewBox="0 0 2540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Text Box 14" draw:style-name="gr18" draw:text-style-name="P1" draw:layer="layout" svg:width="4.872cm" svg:height="1.013cm" svg:x="2.769cm" svg:y="12.193cm">
          <text:p text:style-name="P80"><text:span text:style-name="T21">.NET - Lösung</text:span></text:p>
          <draw:enhanced-geometry draw:mirror-horizontal="false" draw:mirror-vertical="false" svg:viewBox="0 0 4873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8" draw:text-style-name="P1" draw:layer="layout" svg:width="4.745cm" svg:height="1.013cm" svg:x="13.158cm" svg:y="12.193cm">
          <text:p text:style-name="P80"><text:span text:style-name="T21">Java - Lösung</text:span></text:p>
          <draw:enhanced-geometry draw:mirror-horizontal="false" draw:mirror-vertical="false" svg:viewBox="0 0 4746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6" presentation:style-name="pr4" draw:text-style-name="P1" draw:layer="layout" svg:width="21.646cm" svg:height="1.904cm" svg:x="1.693cm" svg:y="1.058cm" presentation:class="title" presentation:user-transformed="true">
          <draw:text-box>
            <text:p text:style-name="P12"><text:span text:style-name="T65">C# Ausflug:</text:span><text:span text:style-name="T65"><text:line-break/></text:span><text:span text:style-name="T65">CLR versus JVM</text:span></text:p>
          </draw:text-box>
        </draw:frame>
        <draw:custom-shape draw:name="Text Box 14" draw:style-name="gr18" draw:text-style-name="P108" draw:layer="layout" svg:width="9.41cm" svg:height="1.013cm" svg:x="2.807cm" svg:y="14.571cm">
          <text:p text:style-name="P80"><text:span text:style-name="T21">IL = Intermediate Language</text:span></text:p>
          <draw:enhanced-geometry draw:mirror-horizontal="false" draw:mirror-vertical="false" svg:viewBox="0 0 4873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3-23">23.03.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4"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Threads in C# &#10;Assembly" draw:style-name="dp6"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5">C# Ausflug: </text:span><text:span text:style-name="T65"><text:line-break/></text:span><text:span text:style-name="T65">Assembly</text:span></text:p>
          </draw:text-box>
        </draw:frame>
        <draw:custom-shape draw:name="Text Box 3" draw:style-name="gr11" draw:text-style-name="P1" draw:layer="layout" svg:width="21.377cm" svg:height="12.538cm" svg:x="1.905cm" svg:y="3.387cm">
          <text:list text:style-name="L18">
            <text:list-item>
              <text:p text:style-name="P109"><text:span text:style-name="T18">Grundbausteine für Weitergabe, Versionskontrolle, Wiederverwendung, Sicherheitsberechtigungen</text:span></text:p>
            </text:list-item>
            <text:list-item>
              <text:p text:style-name="P109"><text:span text:style-name="T18">Mehrere Quelldateien ergeben zusammen nach der Ausführung eine ausführbare Datei (Assembly)</text:span></text:p>
            </text:list-item>
            <text:list-item>
              <text:p text:style-name="P109"><text:span text:style-name="T18">Dateinamen .dll und .exe, unterscheiden sich aber kaum voneinander</text:span></text:p>
            </text:list-item>
          </text:list>
          <text:list text:style-name="L19">
            <text:list-item>
              <text:list>
                <text:list-item>
                  <text:p text:style-name="P110"><text:span text:style-name="T15">exe-Dateien haben konkreten Startpunkt (main())</text:span></text:p>
                </text:list-item>
                <text:list-item>
                  <text:p text:style-name="P110"><text:span text:style-name="T15">dll-Dateien benötigen eine exe-Datei als Host</text:span></text:p>
                </text:list-item>
              </text:list>
            </text:list-item>
            <text:list-item>
              <text:p text:style-name="P109"><text:span text:style-name="T18">Assembly enthält Metadaten (Manifest)</text:span></text:p>
              <text:list>
                <text:list-item>
                  <text:p text:style-name="P110"><text:span text:style-name="T15">Objektname, Attribute,...</text:span></text:p>
                </text:list-item>
              </text:list>
            </text:list-item>
          </text:list>
          <draw:enhanced-geometry draw:mirror-horizontal="false" draw:mirror-vertical="false" svg:viewBox="0 0 21378 1625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8" draw:text-style-name="P1" draw:layer="layout" svg:width="0.503cm" svg:height="1.774cm" svg:x="1.857cm" svg:y="9.737cm">
          <text:p text:style-name="P111"><text:span text:style-name="T45"/></text:p>
          <text:p text:style-name="P80"><text:span text:style-name="T73"/></text:p>
          <draw:enhanced-geometry draw:mirror-horizontal="false" draw:mirror-vertical="false" svg:viewBox="0 0 504 17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3-23">23.03.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5"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Threads in C# &#10;Namespace System.Threading" draw:style-name="dp6"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5">C# Ausflug:</text:span><text:span text:style-name="T65"><text:line-break/></text:span><text:span text:style-name="T65">Threads in C#</text:span></text:p>
          </draw:text-box>
        </draw:frame>
        <draw:custom-shape draw:name="Text Box 3" draw:style-name="gr11" draw:text-style-name="P1" draw:layer="layout" svg:width="21.377cm" svg:height="2.204cm" svg:x="1.905cm" svg:y="3.387cm">
          <text:list text:style-name="L18">
            <text:list-item>
              <text:p text:style-name="P109"><text:span text:style-name="T5">optional: Threads in C#: siehe Folien </text:span><text:span text:style-name="T38">optional/05-2_Prozesse_und_Threads_Csharp.odp</text:span></text:p>
            </text:list-item>
          </text:list>
          <draw:enhanced-geometry draw:mirror-horizontal="false" draw:mirror-vertical="false" svg:viewBox="0 0 21378 238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8" draw:text-style-name="P1" draw:layer="layout" svg:width="0.503cm" svg:height="1.774cm" svg:x="1.857cm" svg:y="9.737cm">
          <text:p text:style-name="P111"><text:span text:style-name="T45"/></text:p>
          <text:p text:style-name="P80"><text:span text:style-name="T73"/></text:p>
          <draw:enhanced-geometry draw:mirror-horizontal="false" draw:mirror-vertical="false" svg:viewBox="0 0 504 17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1" draw:text-style-name="P1" draw:layer="layout" svg:width="25.399cm" svg:height="1.181cm" svg:x="0cm" svg:y="11.218cm">
          <text:p text:style-name="P80"><text:span text:style-name="T74"><text:line-break/></text:span><text:span text:style-name="T74"/></text:p>
          <draw:enhanced-geometry draw:mirror-horizontal="false" draw:mirror-vertical="false" svg:viewBox="0 0 25400 11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 draw:layer="layout" svg:width="25.399cm" svg:height="0.001cm" svg:x="0cm" svg:y="7.95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3-23">23.03.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6"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Gesamt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20">
            <text:list-item>
              <text:p text:style-name="P112"><text:span text:style-name="T9">Einführung in Computersysteme</text:span></text:p>
            </text:list-item>
            <text:list-item>
              <text:p text:style-name="P112"><text:span text:style-name="T9">Entwicklung von Betriebssystemen</text:span></text:p>
            </text:list-item>
            <text:list-item>
              <text:p text:style-name="P112"><text:span text:style-name="T9">Architekturansätze</text:span></text:p>
            </text:list-item>
            <text:list-item>
              <text:p text:style-name="P112"><text:span text:style-name="T12">Interruptverarbeitung in Betriebssystemen</text:span></text:p>
            </text:list-item>
            <text:list-item>
              <text:p text:style-name="P112"><text:span text:style-name="T11">Prozesse und Threads</text:span></text:p>
            </text:list-item>
          </text:list>
          <text:list text:style-name="L21">
            <text:list-item>
              <text:p text:style-name="P112"><text:span text:style-name="T12">CPU-Scheduling</text:span></text:p>
            </text:list-item>
            <text:list-item>
              <text:p text:style-name="P112"><text:span text:style-name="T12">Synchronisation und Kommunikation</text:span></text:p>
            </text:list-item>
            <text:list-item>
              <text:p text:style-name="P112"><text:span text:style-name="T12">Speicherverwaltung </text:span></text:p>
            </text:list-item>
            <text:list-item>
              <text:p text:style-name="P112"><text:span text:style-name="T12">Geräte- und Dateiverwaltung</text:span></text:p>
            </text:list-item>
            <text:list-item>
              <text:p text:style-name="P112"><text:span text:style-name="T12">Betriebssystemvirtualisierung</text:span></text:p>
            </text:list-item>
          </text:list>
          <text:p text:style-name="P112"><text:span text:style-name="T12"/></text:p>
          <text:p text:style-name="P14"><text:span text:style-name="T12"/></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3-23">23.03.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47"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Arial2" svg:font-family="Arial"/>
    <style:font-face style:name="Courier1" svg:font-family="Courier"/>
    <style:font-face style:name="GillSans1" svg:font-family="GillSans"/>
    <style:font-face style:name="Helvetica1" svg:font-family="Helvetica"/>
    <style:font-face style:name="Arial4" svg:font-family="Arial" style:font-family-generic="swiss"/>
    <style:font-face style:name="Courier 10 Pitch1" svg:font-family="'Courier 10 Pitch'" style:font-pitch="fixed"/>
    <style:font-face style:name="MS PGothic1" svg:font-family="'MS PGothic'" style:font-family-generic="modern" style:font-pitch="fixed"/>
    <style:font-face style:name="+mn-cs" svg:font-family="+mn-cs" style:font-pitch="variable"/>
    <style:font-face style:name="Arial1" svg:font-family="Arial" style:font-pitch="variable"/>
    <style:font-face style:name="Courier" svg:font-family="Courier" style:font-pitch="variable"/>
    <style:font-face style:name="Courier 10 Pitch" svg:font-family="'Courier 10 Pitch'" style:font-pitch="variable"/>
    <style:font-face style:name="FreeSans1" svg:font-family="FreeSans" style:font-pitch="variable"/>
    <style:font-face style:name="GillSans" svg:font-family="GillSans" style:font-pitch="variable"/>
    <style:font-face style:name="Helvetica" svg:font-family="Helvetica" style:font-pitch="variable"/>
    <style:font-face style:name="Liberation Sans2" svg:font-family="'Liberation Sans'" style:font-pitch="variable"/>
    <style:font-face style:name="Wingdings" svg:font-family="Wingdings" style:font-pitch="variable"/>
    <style:font-face style:name="DejaVu Sans1" svg:font-family="'DejaVu Sans'" style:font-family-generic="modern" style:font-pitch="variable"/>
    <style:font-face style:name="Droid Sans Fallback1" svg:font-family="'Droid Sans Fallback'" style:font-family-generic="modern" style:font-pitch="variable"/>
    <style:font-face style:name="MS PGothic" svg:font-family="'MS PGothic'" style:font-family-generic="modern" style:font-pitch="variable"/>
    <style:font-face style:name="Arial3"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2" svg:font-family="Free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PGothic2" svg:font-family="'MS PGothic'"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Linienende_20_1" draw:display-name="Linienende 1" svg:viewBox="0 0 1999 2000" svg:d="M999 0l-999 2000h1999z"/>
    <draw:marker draw:name="msArrowEnd_20_5" draw:display-name="msArrowEnd 5" svg:viewBox="0 0 300 300" svg:d="M150 0l150 300h-300z"/>
    <draw:marker draw:name="msArrowEnd_20_9" draw:display-name="msArrowEnd 9" svg:viewBox="0 0 500 500" svg:d="M250 0l250 500h-500z"/>
    <draw:marker draw:name="msArrowOpenEnd_20_5" draw:display-name="msArrowOpenEnd 5" svg:viewBox="0 0 450 450" svg:d="M225 0l225 409-68 41-157-288-158 288-67-41z"/>
    <draw:stroke-dash draw:name="Dashed_20__28_var_29__20_4" draw:display-name="Dashed (var) 4" draw:style="round" draw:dots1="1" draw:dots1-length="35%" draw:distance="35%"/>
    <draw:stroke-dash draw:name="Dashed_20__28_var_29__20_5" draw:display-name="Dashed (var) 5" draw:style="round" draw:dots1="1" draw:dots1-length="53%" draw:distance="53%"/>
    <draw:stroke-dash draw:name="Dashed_20__28_var_29__20_6" draw:display-name="Dashed (var) 6"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CH"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6" draw:fill="none" draw:fill-gradient-name="Gradient_20_7" draw:fill-hatch-name="Hatching_20_1" draw:fill-image-name="Bitmap_20_1"/>
      <style:text-properties fo:font-size="20pt"/>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shrink-to-fit" style:shrink-to-fit="true">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style:text-outline="false" style:text-line-through-style="none" style:text-line-through-type="none" style:text-position="0% 100%" style:font-name="Arial" fo:font-family="Arial"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Nur_20_Titel-outline2" style:display-name="Nur Titel-outline2" style:family="presentation" style:parent-style-name="Nur_20_Titel-outline1">
      <style:paragraph-properties fo:margin-top="0cm" fo:margin-bottom="0.4cm" fo:line-height="100%" fo:text-align="start" style:punctuation-wrap="simple"/>
      <style:text-properties fo:font-variant="normal" fo:text-transform="none" fo:color="#000000" style:text-line-through-style="none" style:text-line-through-type="none" style:text-position="0% 100%" style:font-name="Arial" fo:font-family="Arial" style:font-family-generic="swiss" style:font-pitch="variable"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Nur_20_Titel-outline3" style:display-name="Nur Titel-outline3" style:family="presentation" style:parent-style-name="Nur_20_Titel-outline2">
      <style:paragraph-properties fo:margin-top="0cm" fo:margin-bottom="0.3cm" fo:line-height="100%" fo:text-align="start" style:punctuation-wrap="simple"/>
      <style:text-properties fo:font-variant="normal" fo:text-transform="none" fo:color="#000000" style:text-line-through-style="none" style:text-line-through-type="none" style:text-position="0% 100%" style:font-name="Arial" fo:font-family="Arial" style:font-family-generic="swiss" style:font-pitch="variable" fo:font-size="16pt" fo:letter-spacing="normal" fo:font-style="normal" style:text-underline-style="none" fo:font-weight="normal" style:font-name-asian="MS PGothic1"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Nur_20_Titel-outline4" style:display-name="Nur Titel-outline4" style:family="presentation" style:parent-style-name="Nur_20_Titel-outline3">
      <style:paragraph-properties fo:margin-top="0cm" fo:margin-bottom="0.2cm" fo:line-height="100%" fo:text-align="start" style:punctuation-wrap="simple"/>
      <style:text-properties fo:font-variant="normal" fo:text-transform="none" fo:color="#000000" style:text-line-through-style="none" style:text-line-through-type="none" style:text-position="0% 100%" style:font-name="Arial" fo:font-family="Arial" style:font-family-generic="swiss" style:font-pitch="variable" fo:font-size="14pt" fo:letter-spacing="normal" fo:font-style="normal" style:text-underline-style="none" fo:font-weight="normal" style:font-name-asian="MS PGothic1"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Nur_20_Titel-outline5" style:display-name="Nur Titel-outline5" style:family="presentation" style:parent-style-name="Nur_20_Titel-outline4">
      <style:paragraph-properties fo:margin-top="0cm" fo:margin-bottom="0.1cm"/>
      <style:text-properties fo:font-size="20pt" style:font-size-asian="20pt" style:font-size-complex="20pt"/>
    </style:style>
    <style:style style:name="Nur_20_Titel-outline6" style:display-name="Nur Titel-outline6" style:family="presentation" style:parent-style-name="Nur_20_Titel-outline5">
      <style:paragraph-properties fo:margin-top="0cm" fo:margin-bottom="0.1cm"/>
      <style:text-properties fo:font-size="20pt" style:font-size-asian="20pt" style:font-size-complex="20pt"/>
    </style:style>
    <style:style style:name="Nur_20_Titel-outline7" style:display-name="Nur Titel-outline7" style:family="presentation" style:parent-style-name="Nur_20_Titel-outline6">
      <style:paragraph-properties fo:margin-top="0cm" fo:margin-bottom="0.1cm"/>
      <style:text-properties fo:font-size="20pt" style:font-size-asian="20pt" style:font-size-complex="20pt"/>
    </style:style>
    <style:style style:name="Nur_20_Titel-outline8" style:display-name="Nur Titel-outline8" style:family="presentation" style:parent-style-name="Nur_20_Titel-outline7">
      <style:paragraph-properties fo:margin-top="0cm" fo:margin-bottom="0.1cm"/>
      <style:text-properties fo:font-size="20pt" style:font-size-asian="20pt" style:font-size-complex="20pt"/>
    </style:style>
    <style:style style:name="Nur_20_Titel-outline9" style:display-name="Nur Titel-outline9" style:family="presentation" style:parent-style-name="Nur_20_Titel-outline8">
      <style:paragraph-properties fo:margin-top="0cm" fo:margin-bottom="0.1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style:text-outline="false" style:text-line-through-style="none" style:text-line-through-type="none" style:text-position="0% 100%" style:font-name="Arial" fo:font-family="Arial"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cm" fo:margin-bottom="0.4cm" fo:line-height="100%" fo:text-align="start" style:punctuation-wrap="simple"/>
      <style:text-properties fo:font-variant="normal" fo:text-transform="none" fo:color="#000000" style:text-line-through-style="none" style:text-line-through-type="none" style:text-position="0% 100%" style:font-name="Arial" fo:font-family="Arial" style:font-family-generic="swiss" style:font-pitch="variable"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Titel_20_und_20_Inhalt-outline3" style:display-name="Titel und Inhalt-outline3" style:family="presentation" style:parent-style-name="Titel_20_und_20_Inhalt-outline2">
      <style:paragraph-properties fo:margin-top="0cm" fo:margin-bottom="0.3cm" fo:line-height="100%" fo:text-align="start" style:punctuation-wrap="simple"/>
      <style:text-properties fo:font-variant="normal" fo:text-transform="none" fo:color="#000000" style:text-line-through-style="none" style:text-line-through-type="none" style:text-position="0% 100%" style:font-name="Arial" fo:font-family="Arial" style:font-family-generic="swiss" style:font-pitch="variable" fo:font-size="16pt" fo:letter-spacing="normal" fo:font-style="normal" style:text-underline-style="none" fo:font-weight="normal" style:font-name-asian="MS PGothic1"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Titel_20_und_20_Inhalt-outline4" style:display-name="Titel und Inhalt-outline4" style:family="presentation" style:parent-style-name="Titel_20_und_20_Inhalt-outline3">
      <style:paragraph-properties fo:margin-top="0cm" fo:margin-bottom="0.2cm" fo:line-height="100%" fo:text-align="start" style:punctuation-wrap="simple"/>
      <style:text-properties fo:font-variant="normal" fo:text-transform="none" fo:color="#000000" style:text-line-through-style="none" style:text-line-through-type="none" style:text-position="0% 100%" style:font-name="Arial" fo:font-family="Arial" style:font-family-generic="swiss" style:font-pitch="variable" fo:font-size="14pt" fo:letter-spacing="normal" fo:font-style="normal" style:text-underline-style="none" fo:font-weight="normal" style:font-name-asian="MS PGothic1"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Titel_20_und_20_Inhalt-outline5" style:display-name="Titel und Inhalt-outline5" style:family="presentation" style:parent-style-name="Titel_20_und_20_Inhalt-outline4">
      <style:paragraph-properties fo:margin-top="0cm" fo:margin-bottom="0.1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cm" fo:margin-bottom="0.1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cm" fo:margin-bottom="0.1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cm" fo:margin-bottom="0.1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cm" fo:margin-bottom="0.1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88cm" svg:stroke-color="#2266ab" draw:fill="none" draw:textarea-horizontal-align="center" draw:textarea-vertical-align="top" draw:auto-grow-height="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gr6"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pr1" style:family="presentation" style:parent-style-name="Nur_20_Titel-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2" style:family="presentation" style:parent-style-name="Nur_20_Titel-backgroundobjects">
      <style:graphic-properties draw:stroke="none" draw:fill="none" draw:fill-color="#ffffff" draw:auto-grow-height="false" fo:min-height="1.485cm"/>
    </style:style>
    <style:style style:name="Mpr3" style:family="presentation" style:parent-style-name="Nur_20_Titel-backgroundobjects">
      <style:graphic-properties draw:stroke="none" draw:fill="none" draw:fill-color="#ffffff" draw:textarea-vertical-align="bottom" draw:auto-grow-height="false" fo:min-height="1.485cm"/>
    </style:style>
    <style:style style:name="Mpr4" style:family="presentation" style:parent-style-name="Titel_20_und_20_Inhal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5" style:family="presentation" style:parent-style-name="Titel_20_und_20_Inha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6" style:family="presentation" style:parent-style-name="Titel_20_und_20_Inhalt-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style:style>
    <style:style style:name="Mpr7" style:family="presentation" style:parent-style-name="Titel_20_und_20_Inhalt-backgroundobjects">
      <style:graphic-properties draw:stroke="none" draw:fill="none" draw:fill-color="#ffffff" draw:auto-grow-height="false" fo:min-height="1.421cm"/>
    </style:style>
    <style:style style:name="Mpr8" style:family="presentation" style:parent-style-name="Titel_20_und_20_Inhalt-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start" style:punctuation-wrap="simple" style:writing-mode="lr-tb"/>
    </style:style>
    <style:style style:name="MP6" style:family="paragraph">
      <loext:graphic-properties draw:fill="none"/>
      <style:paragraph-properties fo:text-align="start" style:font-independent-line-spacing="true"/>
      <style:text-properties fo:font-size="24pt"/>
    </style:style>
    <style:style style:name="MP7" style:family="paragraph">
      <loext:graphic-properties draw:fill="none"/>
      <style:paragraph-properties fo:text-align="start"/>
      <style:text-properties fo:font-size="18pt"/>
    </style:style>
    <style:style style:name="MP8" style:family="paragraph">
      <style:paragraph-properties fo:margin-top="0cm" fo:margin-bottom="0cm" fo:line-height="100%" fo:text-align="start" style:writing-mode="lr-tb"/>
    </style:style>
    <style:style style:name="MP9" style:family="paragraph">
      <loext:graphic-properties draw:fill="none"/>
      <style:paragraph-properties fo:margin-top="0cm" fo:margin-bottom="0cm" fo:line-height="100%" fo:text-align="start" style:writing-mode="lr-tb" style:font-independent-line-spacing="true"/>
      <style:text-properties fo:font-size="18pt"/>
    </style:style>
    <style:style style:name="MP10" style:family="paragraph">
      <style:paragraph-properties fo:text-align="start"/>
    </style:style>
    <style:style style:name="MP11" style:family="paragraph">
      <style:paragraph-properties fo:margin-left="0cm" fo:margin-right="0cm" fo:text-indent="0cm"/>
    </style:style>
    <style:style style:name="MP12" style:family="paragraph">
      <style:paragraph-properties fo:margin-left="0cm" fo:margin-right="0cm" fo:margin-top="0.113cm" fo:margin-bottom="0cm" fo:line-height="100%" fo:text-align="start" fo:text-indent="0cm" style:punctuation-wrap="simple" style:writing-mode="lr-tb"/>
    </style:style>
    <style:style style:name="MP13" style:family="paragraph">
      <style:paragraph-properties fo:margin-left="0cm" fo:margin-right="0cm" fo:margin-top="0.099cm" fo:margin-bottom="0cm" fo:line-height="100%" fo:text-align="start" fo:text-indent="0cm" style:punctuation-wrap="simple" style:writing-mode="lr-tb"/>
    </style:style>
    <style:style style:name="MP14"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333399" style:text-line-through-style="none" style:text-line-through-type="none" style:text-position="0% 100%" style:font-name="Arial"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2"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4" fo:font-size="10pt" fo:letter-spacing="normal" fo:font-style="normal" style:text-underline-style="none" fo:font-weight="normal" style:font-name-asian="MS PGothic1" style:font-size-asian="10pt" style:font-style-asian="normal" style:font-weight-asian="norm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Nur_20_Titel" style:display-name="Nur Titel" style:page-layout-name="PM1" draw:style-name="Mdp1">
      <draw:frame draw:name="Titel 1" presentation:style-name="Mpr1" draw:text-style-name="MP6" draw:layer="backgroundobjects" svg:width="21.646cm" svg:height="1.904cm" svg:x="1.693cm" svg:y="0.847cm" presentation:class="title" presentation:user-transformed="true">
        <draw:text-box>
          <text:p text:style-name="MP5"><text:span text:style-name="MT2">Click to edit the title text formatTitelmasterformat durch Klicken bearbeiten</text:span></text:p>
        </draw:text-box>
      </draw:frame>
      <draw:frame presentation:style-name="Nur_20_Titel-outline1" draw:layer="backgroundobjects" svg:width="22.859cm" svg:height="11.048cm" svg:x="1.27cm" svg:y="4.457cm" presentation:class="outline" presentation:placeholder="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807A79B0B2EBC47A.png" xlink:type="simple" xlink:show="embed" xlink:actuate="onLoad" loext:mime-type="image/png">
          <text:p/>
        </draw:image>
      </draw:frame>
      <draw:custom-shape draw:name="Textfeld 8" draw:style-name="Mgr5" draw:text-style-name="MP9" draw:layer="backgroundobjects" svg:width="4.365cm" svg:height="0.547cm" svg:x="0.188cm" svg:y="18.41cm">
        <text:p text:style-name="MP8"><text:span text:style-name="MT3">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Nur_20_Titel-title" draw:layer="backgroundobjects" svg:width="14.848cm" svg:height="11.136cm" svg:x="3.075cm" svg:y="2.257cm" presentation:class="page"/>
        <draw:frame presentation:style-name="Nur_20_Titel-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el_20_und_20_Inhalt" style:display-name="Titel und Inhalt" style:page-layout-name="PM1" draw:style-name="Mdp1">
      <draw:frame draw:name="Titel 1" presentation:style-name="Mpr4" draw:text-style-name="MP6" draw:layer="backgroundobjects" svg:width="21.646cm" svg:height="1.904cm" svg:x="1.693cm" svg:y="0.847cm" presentation:class="title" presentation:user-transformed="true">
        <draw:text-box>
          <text:p text:style-name="MP5"><text:span text:style-name="MT2">Click to edit the title text formatTitelmasterformat durch Klicken bearbeiten</text:span></text:p>
        </draw:text-box>
      </draw:frame>
      <draw:frame draw:name="Inhaltsplatzhalter 2" presentation:style-name="Mpr5" draw:text-style-name="MP6" draw:layer="backgroundobjects" svg:width="21.589cm" svg:height="11.429cm" svg:x="2.54cm" svg:y="4.657cm" presentation:class="outline" presentation:user-transformed="true">
        <draw:text-box>
          <text:list text:style-name="ML3">
            <text:list-item>
              <text:p text:style-name="MP10"><text:span text:style-name="MT4">Click to edit the outline text format</text:span></text:p>
              <text:list>
                <text:list-item>
                  <text:p text:style-name="MP10"><text:span text:style-name="MT4">Second Outline Level</text:span></text:p>
                  <text:list>
                    <text:list-item>
                      <text:p text:style-name="MP10"><text:span text:style-name="MT4">Third Outline Level</text:span></text:p>
                      <text:list>
                        <text:list-item>
                          <text:p text:style-name="MP10"><text:span text:style-name="MT4">Fourth Outline Level</text:span></text:p>
                          <text:list>
                            <text:list-item>
                              <text:p text:style-name="MP10"><text:span text:style-name="MT4">Fifth Outline Level</text:span></text:p>
                              <text:list>
                                <text:list-item>
                                  <text:p text:style-name="MP10"><text:span text:style-name="MT4">Sixth Outline Level</text:span></text:p>
                                  <text:list>
                                    <text:list-item>
                                      <text:p text:style-name="MP11"><text:span text:style-name="MT4">Seventh Outline LevelTextmasterformate durch Klicken bearbeiten</text:span></text:p>
                                      <text:list>
                                        <text:list-item>
                                          <text:p text:style-name="MP11"><text:span text:style-name="MT4">Zweite Ebene</text:span></text:p>
                                          <text:list>
                                            <text:list-item>
                                              <text:p text:style-name="MP11"><text:span text:style-name="MT5">Dritte Ebene</text:span></text:p>
                                              <text:list>
                                                <text:list-item>
                                                  <text:p text:style-name="MP12"><text:span text:style-name="MT6">Vierte Ebene</text:span></text:p>
                                                </text:list-item>
                                                <text:list-item>
                                                  <text:p text:style-name="MP13"><text:span text:style-name="MT7">Fünfte Ebene</text:span></text:p>
                                                </text:list-item>
                                              </text:list>
                                            </text:list-item>
                                          </text:list>
                                        </text:list-item>
                                      </text:list>
                                    </text:list-item>
                                  </text:list>
                                </text:list-item>
                              </text:list>
                            </text:list-item>
                          </text:list>
                        </text:list-item>
                      </text:list>
                    </text:list-item>
                  </text:list>
                </text:list-item>
              </text:list>
            </text:list-item>
          </text:list>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FC0CAF076AA46AF3.png" xlink:type="simple" xlink:show="embed" xlink:actuate="onLoad" loext:mime-type="image/png">
          <text:p/>
        </draw:image>
      </draw:frame>
      <draw:frame draw:name="Foliennummernplatzhalter 2" presentation:style-name="Mpr6" draw:text-style-name="MP14" draw:layer="backgroundobjects" svg:width="13.435cm" svg:height="0.843cm" svg:x="14.2cm" svg:y="18.288cm">
        <draw:text-box>
          <text:p text:style-name="MP5"><text:span text:style-name="MT8">T. Pospisek, MAS: Betriebssysteme, Prozesse und Threads, Seite </text:span><text:span text:style-name="MT8"><text:page-number>&lt;number&gt;</text:page-number></text:span></text:p>
        </draw:text-box>
      </draw:frame>
      <draw:custom-shape draw:name="Textfeld 8" draw:style-name="Mgr6" draw:text-style-name="MP9" draw:layer="backgroundobjects" svg:width="4.365cm" svg:height="0.547cm" svg:x="0.188cm" svg:y="18.41cm">
        <text:p text:style-name="MP8"><text:span text:style-name="MT3">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el_20_und_20_Inhalt-title" draw:layer="backgroundobjects" svg:width="14.212cm" svg:height="10.659cm" svg:x="2.753cm" svg:y="2.16cm" presentation:class="page"/>
        <draw:frame presentation:style-name="Titel_20_und_20_Inhalt-notes" draw:layer="backgroundobjects" svg:width="15.775cm" svg:height="12.792cm" svg:x="1.972cm" svg:y="13.503cm" presentation:class="notes" presentation:placeholder="true">
          <draw:text-box/>
        </draw:frame>
        <draw:frame presentation:style-name="Mpr7" draw:text-style-name="MP2" draw:layer="backgroundobjects" svg:width="8.557cm" svg:height="1.42cm" svg:x="0cm" svg:y="0cm" presentation:class="header">
          <draw:text-box>
            <text:p text:style-name="MP1"><text:span text:style-name="MT1"><presentation:header/></text:span></text:p>
          </draw:text-box>
        </draw:frame>
        <draw:frame presentation:style-name="Mpr7" draw:text-style-name="MP4" draw:layer="backgroundobjects" svg:width="8.557cm" svg:height="1.42cm" svg:x="11.162cm" svg:y="0cm" presentation:class="date-time">
          <draw:text-box>
            <text:p text:style-name="MP3"><text:span text:style-name="MT1"><presentation:date-time/></text:span></text:p>
          </draw:text-box>
        </draw:frame>
        <draw:frame presentation:style-name="Mpr8" draw:text-style-name="MP2" draw:layer="backgroundobjects" svg:width="8.557cm" svg:height="1.42cm" svg:x="0cm" svg:y="27.008cm" presentation:class="footer">
          <draw:text-box>
            <text:p text:style-name="MP1"><text:span text:style-name="MT1"><presentation:footer/></text:span></text:p>
          </draw:text-box>
        </draw:frame>
        <draw:frame presentation:style-name="Mpr8"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MAS: Betriebssysteme</dc:title>
    <dc:subject>Prozesse und Threads</dc:subject>
    <meta:initial-creator>P.Mandl</meta:initial-creator>
    <meta:editing-cycles>1389</meta:editing-cycles>
    <meta:print-date>1999-04-08T16:15:23</meta:print-date>
    <meta:creation-date>1997-06-07T14:48:20</meta:creation-date>
    <dc:date>2019-03-23T08:35:09.745332173</dc:date>
    <meta:editing-duration>P5DT6H44M42S</meta:editing-duration>
    <meta:generator>LibreOffice/6.1.5.2$Linux_X86_64 LibreOffice_project/10$Build-2</meta:generator>
    <dc:creator>Tomas Pospisek</dc:creator>
    <meta:document-statistic meta:object-count="832"/>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5</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50</meta:user-defined>
    <meta:template xlink:type="simple" xlink:actuate="onRequest" xlink:title="D:\Programme\Microsoft Office\Templates\Presentation Designs\Übergänge.pot" xlink:href=""/>
  </office:meta>
</office:document-meta>
</file>